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28in"/>
    </style:style>
    <style:style style:name="co2" style:family="table-column">
      <style:table-column-properties fo:break-before="auto" style:column-width="0.5547in"/>
    </style:style>
    <style:style style:name="co3" style:family="table-column">
      <style:table-column-properties fo:break-before="auto" style:column-width="0.5453in"/>
    </style:style>
    <style:style style:name="co4" style:family="table-column">
      <style:table-column-properties fo:break-before="auto" style:column-width="5.5201in"/>
    </style:style>
    <style:style style:name="co5" style:family="table-column">
      <style:table-column-properties fo:break-before="auto" style:column-width="0.6846in"/>
    </style:style>
    <style:style style:name="co6" style:family="table-column">
      <style:table-column-properties fo:break-before="auto" style:column-width="0.889in"/>
    </style:style>
    <style:style style:name="co7" style:family="table-column">
      <style:table-column-properties fo:break-before="auto" style:column-width="0.8925in"/>
    </style:style>
    <style:style style:name="co8" style:family="table-column">
      <style:table-column-properties fo:break-before="auto" style:column-width="0.9591in"/>
    </style:style>
    <style:style style:name="co9" style:family="table-column">
      <style:table-column-properties fo:break-before="auto" style:column-width="2.1193in"/>
    </style:style>
    <style:style style:name="co10" style:family="table-column">
      <style:table-column-properties fo:break-before="auto" style:column-width="6in"/>
    </style:style>
    <style:style style:name="co11" style:family="table-column">
      <style:table-column-properties fo:break-before="auto" style:column-width="0.9in"/>
    </style:style>
    <style:style style:name="co12" style:family="table-column">
      <style:table-column-properties fo:break-before="auto" style:column-width="3.5in"/>
    </style:style>
    <style:style style:name="co13" style:family="table-column">
      <style:table-column-properties fo:break-before="auto" style:column-width="0.839in"/>
    </style:style>
    <style:style style:name="co14" style:family="table-column">
      <style:table-column-properties fo:break-before="auto" style:column-width="0.702in"/>
    </style:style>
    <style:style style:name="co15" style:family="table-column">
      <style:table-column-properties fo:break-before="auto" style:column-width="0.9382in"/>
    </style:style>
    <style:style style:name="co16" style:family="table-column">
      <style:table-column-properties fo:break-before="auto" style:column-width="2.1299in"/>
    </style:style>
    <style:style style:name="co17" style:family="table-column">
      <style:table-column-properties fo:break-before="auto" style:column-width="6.0366in"/>
    </style:style>
    <style:style style:name="co18" style:family="table-column">
      <style:table-column-properties fo:break-before="auto" style:column-width="0.9283in"/>
    </style:style>
    <style:style style:name="co19" style:family="table-column">
      <style:table-column-properties fo:break-before="auto" style:column-width="2.1398in"/>
    </style:style>
    <style:style style:name="co20" style:family="table-column">
      <style:table-column-properties fo:break-before="auto" style:column-width="0.8992in"/>
    </style:style>
    <style:style style:name="co21" style:family="table-column">
      <style:table-column-properties fo:break-before="auto" style:column-width="2.15in"/>
    </style:style>
    <style:style style:name="co22" style:family="table-column">
      <style:table-column-properties fo:break-before="auto" style:column-width="2.3819in"/>
    </style:style>
    <style:style style:name="co23" style:family="table-column">
      <style:table-column-properties fo:break-before="auto" style:column-width="0.3028in"/>
    </style:style>
    <style:style style:name="co24" style:family="table-column">
      <style:table-column-properties fo:break-before="auto" style:column-width="0.3835in"/>
    </style:style>
    <style:style style:name="co25" style:family="table-column">
      <style:table-column-properties fo:break-before="auto" style:column-width="0.6in"/>
    </style:style>
    <style:style style:name="co26" style:family="table-column">
      <style:table-column-properties fo:break-before="auto" style:column-width="0.2827in"/>
    </style:style>
    <style:style style:name="co27" style:family="table-column">
      <style:table-column-properties fo:break-before="auto" style:column-width="0.252in"/>
    </style:style>
    <style:style style:name="co28" style:family="table-column">
      <style:table-column-properties fo:break-before="auto" style:column-width="1.3827in"/>
    </style:style>
    <style:style style:name="ro1" style:family="table-row">
      <style:table-row-properties style:row-height="0.1953in" fo:break-before="auto" style:use-optimal-row-height="true"/>
    </style:style>
    <style:style style:name="ro2" style:family="table-row">
      <style:table-row-properties style:row-height="0.5799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3937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3453in" fo:break-before="auto" style:use-optimal-row-height="true"/>
    </style:style>
    <style:style style:name="ro7" style:family="table-row">
      <style:table-row-properties style:row-height="0.1839in" fo:break-before="auto" style:use-optimal-row-height="true"/>
    </style:style>
    <style:style style:name="ro8" style:family="table-row">
      <style:table-row-properties style:row-height="0.506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6673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9535in" fo:break-before="auto" style:use-optimal-row-height="true"/>
    </style:style>
    <style:style style:name="ro13" style:family="table-row">
      <style:table-row-properties style:row-height="0.798in" fo:break-before="auto" style:use-optimal-row-height="true"/>
    </style:style>
    <style:style style:name="ro14" style:family="table-row">
      <style:table-row-properties style:row-height="0.8291in" fo:break-before="auto" style:use-optimal-row-height="true"/>
    </style:style>
    <style:style style:name="ro15" style:family="table-row">
      <style:table-row-properties style:row-height="0.6425in" fo:break-before="auto" style:use-optimal-row-height="true"/>
    </style:style>
    <style:style style:name="ro16" style:family="table-row">
      <style:table-row-properties style:row-height="0.7665in" fo:break-before="auto" style:use-optimal-row-height="true"/>
    </style:style>
    <style:style style:name="ro17" style:family="table-row">
      <style:table-row-properties style:row-height="1.7043in" fo:break-before="auto" style:use-optimal-row-height="true"/>
    </style:style>
    <style:style style:name="ro18" style:family="table-row">
      <style:table-row-properties style:row-height="1.1398in" fo:break-before="auto" style:use-optimal-row-height="true"/>
    </style:style>
    <style:style style:name="ro19" style:family="table-row">
      <style:table-row-properties style:row-height="0.2783in" fo:break-before="auto" style:use-optimal-row-height="true"/>
    </style:style>
    <style:style style:name="ro20" style:family="table-row">
      <style:table-row-properties style:row-height="0.4118in" fo:break-before="auto" style:use-optimal-row-height="true"/>
    </style:style>
    <style:style style:name="ta1" style:family="table" style:master-page-name="PageStyle_5f_Team_20_Data">
      <style:table-properties table:display="true" style:writing-mode="lr-tb"/>
    </style:style>
    <style:style style:name="ta2"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glyph-orientation-vertical="0" fo:background-color="#ffffff"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glyph-orientation-vertical="0" fo:border-bottom="0.0008in solid #000000" fo:background-color="#ffffff" style:text-align-source="value-type" style:repeat-content="false" fo:wrap-option="no-wrap" fo:border-left="0.0008in solid #000000"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glyph-orientation-vertical="0" fo:background-color="#00000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7"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style>
    <style:style style:name="ce8" style:family="table-cell" style:parent-style-name="Default" style:data-style-name="N0">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style>
    <style:style style:name="ce9" style:family="table-cell" style:parent-style-name="Default" style:data-style-name="N0">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1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CategoryHeader" style:data-style-name="N10">
      <style:table-cell-properties fo:border-bottom="0.0008in solid #000000" fo:background-color="#000000" style:cell-protect="protected" style:print-content="true" style:text-align-source="fix" style:repeat-content="false" fo:border-left="0.0008in solid #000000" fo:border-right="none" fo:border-top="0.0008in solid #000000" style:vertical-align="middle"/>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0.0008in solid #000000" style:vertical-align="middle"/>
      <style:paragraph-properties fo:text-align="start" fo:margin-left="0in" style:writing-mode="page"/>
      <style:text-properties fo:font-size="10pt" style:font-size-asian="10pt" style:font-size-complex="10pt"/>
    </style:style>
    <style:style style:name="ce13"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in" style:writing-mode="page"/>
      <style:text-properties fo:font-size="10pt" style:font-size-asian="10pt" style:font-size-complex="10pt"/>
    </style:style>
    <style:style style:name="ce1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font-size="10pt" style:font-size-asian="10pt" style:font-size-complex="10pt"/>
    </style:style>
    <style:style style:name="ce15"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in" style:writing-mode="page"/>
      <style:text-properties fo:font-size="10pt" style:font-size-asian="10pt" style:font-size-complex="10pt"/>
    </style:style>
    <style:style style:name="ce16" style:family="table-cell" style:parent-style-name="Default">
      <style:table-cell-properties fo:background-color="#ffffff" fo:border="none"/>
      <style:text-properties fo:font-size="10pt" style:font-size-asian="10pt" style:font-size-complex="10pt"/>
    </style:style>
    <style:style style:name="ce17" style:family="table-cell" style:parent-style-name="Default">
      <style:table-cell-properties style:glyph-orientation-vertical="0" fo:background-color="#ffffff"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order-bottom="0.0008in solid #000000" fo:background-color="#ffffff" style:text-align-source="value-type" style:repeat-content="false" fo:wrap-option="no-wrap" fo:border-left="none"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23"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4" style:family="table-cell" style:parent-style-name="CategoryHeader" style:data-style-name="N10">
      <style:table-cell-properties fo:border-bottom="0.0008in solid #000000" fo:background-color="#000000" style:cell-protect="protected" style:print-content="true" style:text-align-source="fix" style:repeat-content="false" fo:border-left="0.0008in solid #000000" fo:border-right="none" fo:border-top="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0.0008in solid #000000" style:vertical-align="top"/>
      <style:paragraph-properties fo:text-align="start" fo:margin-left="0in" style:writing-mode="page"/>
      <style:text-properties fo:font-size="10pt" style:font-size-asian="10pt" style:font-size-complex="10pt"/>
    </style:style>
    <style:style style:name="ce26"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none" style:vertical-align="top"/>
      <style:paragraph-properties fo:text-align="start" fo:margin-left="0in" style:writing-mode="page"/>
      <style:text-properties fo:font-size="10pt" style:font-size-asian="10pt" style:font-size-complex="10pt"/>
    </style:style>
    <style:style style:name="ce2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28"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none" style:rotation-angle="0" style:rotation-align="none" style:shrink-to-fit="false" fo:border-top="none" style:vertical-align="top"/>
      <style:paragraph-properties fo:text-align="start" fo:margin-left="0in" style:writing-mode="page"/>
      <style:text-properties fo:font-size="10pt" style:font-size-asian="10pt" style:font-size-complex="10pt"/>
    </style:style>
    <style:style style:name="ce29"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style>
    <style:style style:name="ce30" style:family="table-cell" style:parent-style-name="CategoryHeader" style:data-style-name="N10">
      <style:table-cell-properties fo:border-bottom="0.0008in solid #000000" fo:background-color="#000000" style:cell-protect="protected" style:print-content="true" style:text-align-source="fix" style:repeat-content="false" fo:border-left="none" fo:border-right="none"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none" fo:background-color="#ffffff"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3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33" style:family="table-cell" style:parent-style-name="Default">
      <style:table-cell-properties style:glyph-orientation-vertical="0" fo:border-bottom="0.0008in solid #000000" fo:background-color="#ffffff"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34" style:family="table-cell" style:parent-style-name="Default" style:data-style-name="N10">
      <style:table-cell-properties fo:background-color="#ffffff" style:text-align-source="fix" style:repeat-content="false" fo:border="none"/>
      <style:paragraph-properties fo:text-align="center" fo:margin-left="0in"/>
      <style:text-properties fo:font-size="10pt" style:font-size-asian="10pt" style:font-size-complex="10pt"/>
    </style:style>
    <style:style style:name="ce35" style:family="table-cell" style:parent-style-name="Default" style:data-style-name="N10">
      <style:table-cell-properties fo:border-bottom="0.0008in solid #000000" fo:background-color="#ffffff" style:text-align-source="fix" style:repeat-content="false" fo:border-left="none" fo:border-right="none" fo:border-top="none"/>
      <style:paragraph-properties fo:text-align="center" fo:margin-left="0in"/>
      <style:text-properties fo:font-size="10pt" style:font-size-asian="10pt" style:font-size-complex="10pt"/>
    </style:style>
    <style:style style:name="ce36" style:family="table-cell" style:parent-style-name="Default">
      <style:table-cell-properties fo:background-color="#ffffff" style:text-align-source="fix" style:repeat-content="false" fo:wrap-option="no-wrap" fo:border="none"/>
      <style:paragraph-properties fo:text-align="end" fo:margin-left="0in"/>
      <style:text-properties fo:font-size="10pt" fo:font-weight="bold" style:font-size-asian="10pt" style:font-weight-asian="bold" style:font-size-complex="10pt" style:font-weight-complex="bold"/>
    </style:style>
    <style:style style:name="ce37" style:family="table-cell" style:parent-style-name="CategoryHeader">
      <style:table-cell-properties fo:border-bottom="0.0008in solid #000000" fo:background-color="#000000" style:cell-protect="protected" style:print-content="true" style:text-align-source="fix" style:repeat-content="false" fo:border-left="none" fo:border-right="0.0008in solid #000000"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38" style:family="table-cell" style:parent-style-name="Default" style:data-style-name="N10">
      <style:table-cell-properties fo:border-bottom="none" fo:background-color="#ffffff"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39" style:family="table-cell" style:parent-style-name="Default" style:data-style-name="N10">
      <style:table-cell-properties fo:border-bottom="0.0008in solid #000000" fo:background-color="#ffffff"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40" style:family="table-cell" style:parent-style-name="Default" style:data-style-name="N10">
      <style:table-cell-properties fo:background-color="#ffffff" style:text-align-source="fix" style:repeat-content="false" fo:border="none"/>
      <style:paragraph-properties fo:text-align="center" fo:margin-left="0in"/>
      <style:text-properties fo:font-size="10pt" fo:font-weight="bold" style:font-size-asian="10pt" style:font-weight-asian="bold" style:font-size-complex="10pt" style:font-weight-complex="bold"/>
    </style:style>
    <style:style style:name="ce41" style:family="table-cell" style:parent-style-name="CategoryHeader">
      <style:table-cell-properties fo:border-bottom="0.0008in solid #000000" fo:background-color="#000000" style:cell-protect="protected" style:print-content="true" style:text-align-source="fix" style:repeat-content="false" fo:border-left="none" fo:border-right="0.0008in solid #000000" fo:border-top="0.0008in solid #000000" style:vertical-align="middle"/>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42" style:family="table-cell" style:parent-style-name="Default" style:data-style-name="N10">
      <style:table-cell-properties fo:border-bottom="none" fo:background-color="#ffffff" style:text-align-source="fix" style:repeat-content="false" fo:border-left="none"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3" style:family="table-cell" style:parent-style-name="Default">
      <style:table-cell-properties fo:border-bottom="none" fo:background-color="#ffffff" style:text-align-source="fix" style:repeat-content="false" fo:border-left="0.0008in solid #000000"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4"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middle"/>
      <style:paragraph-properties fo:text-align="start" fo:margin-left="0in" style:writing-mode="page"/>
      <style:text-properties fo:font-size="10pt" fo:font-style="italic" style:font-size-asian="10pt" style:font-style-asian="italic" style:font-size-complex="10pt" style:font-style-complex="italic"/>
    </style:style>
    <style:style style:name="ce45" style:family="table-cell" style:parent-style-name="Default">
      <style:table-cell-properties fo:border-bottom="0.0008in solid #000000" fo:background-color="#ffffff" style:text-align-source="fix" style:repeat-content="false" fo:border-left="0.0008in solid #000000"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6"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8"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fo:border-bottom="0.0008in solid #000000" fo:background-color="#ffffff"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ff" fo:border="0.0008in solid #000000"/>
      <style:text-properties fo:font-style="italic" style:font-style-asian="italic" style:font-style-complex="italic"/>
    </style:style>
    <style:style style:name="ce51"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font-style="italic" style:font-style-asian="italic" style:font-style-complex="italic"/>
    </style:style>
    <style:style style:name="ce52" style:family="table-cell" style:parent-style-name="Default">
      <style:table-cell-properties fo:background-color="#ffffff" fo:border="0.0008in solid #000000"/>
    </style:style>
    <style:style style:name="ce53"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0">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style>
    <style:style style:name="ce56"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automatic"/>
      <style:paragraph-properties fo:text-align="start" fo:margin-left="0in" style:writing-mode="page"/>
    </style:style>
    <style:style style:name="ce57" style:family="table-cell" style:parent-style-name="CategoryHeader">
      <style:table-cell-properties fo:background-color="#000000" style:cell-protect="protected" style:print-content="true" style:text-align-source="fix" style:repeat-content="false" fo:border="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58" style:family="table-cell" style:parent-style-name="Default">
      <style:table-cell-properties fo:border-bottom="none" fo:background-color="#ffffff" style:text-align-source="fix" style:repeat-content="false" fo:border-left="0.0008in solid #000000" fo:border-right="0.0008in solid #000000" fo:border-top="none"/>
      <style:paragraph-properties fo:text-align="start" fo:margin-left="0in"/>
      <style:text-properties fo:font-size="10pt" fo:font-style="italic" style:font-size-asian="10pt" style:font-style-asian="italic" style:font-size-complex="10pt" style:font-style-complex="italic"/>
    </style:style>
    <style:style style:name="ce59"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start" fo:margin-left="0in" style:writing-mode="page"/>
      <style:text-properties fo:font-size="10pt" fo:font-style="italic" style:font-size-asian="10pt" style:font-style-asian="italic" style:font-size-complex="10pt" style:font-style-complex="italic"/>
    </style:style>
    <style:style style:name="ce60" style:family="table-cell" style:parent-style-name="Default">
      <style:table-cell-properties fo:border-bottom="0.0008in solid #000000" fo:background-color="#ffffff" style:text-align-source="fix" style:repeat-content="false" fo:border-left="0.0008in solid #000000" fo:border-right="0.0008in solid #000000" fo:border-top="none"/>
      <style:paragraph-properties fo:text-align="start" fo:margin-left="0in"/>
      <style:text-properties fo:font-size="10pt" fo:font-style="italic" style:font-size-asian="10pt" style:font-style-asian="italic" style:font-size-complex="10pt" style:font-style-complex="italic"/>
    </style:style>
    <style:style style:name="ce6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style>
    <style:style style:name="ce62" style:family="table-cell" style:parent-style-name="Default">
      <style:table-cell-properties fo:background-color="#ffffff"/>
    </style:style>
    <style:style style:name="ce63" style:family="table-cell" style:parent-style-name="CategoryHeader">
      <style:table-cell-properties fo:border="0.0008in solid #000000"/>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6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6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CategoryHeader">
      <style:table-cell-properties fo:border="0.0008in solid #000000"/>
      <style:text-properties fo:font-size="10pt" style:font-size-asian="10pt" style:font-weight-asian="bold" style:font-size-complex="10pt" style:font-weight-complex="bold"/>
    </style:style>
    <style:style style:name="ce75"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7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fo:font-style="italic" style:font-size-asian="10pt" style:font-style-asian="italic" style:font-size-complex="10pt" style:font-style-complex="italic"/>
    </style:style>
    <style:style style:name="ce77"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48">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80"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1"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6"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CategoryHeader">
      <style:table-cell-properties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3" style:family="table-cell" style:parent-style-name="Default" style:data-style-name="N145">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95" style:family="table-cell" style:parent-style-name="Default" style:data-style-name="N11">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data-style-name="N145">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fo:border="none"/>
      <style:text-properties fo:font-size="10pt" style:font-size-asian="10pt" style:font-size-complex="10pt"/>
    </style:style>
    <style:style style:name="ce100"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6"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07"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4"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5" style:family="table-cell" style:parent-style-name="Default">
      <style:table-cell-properties style:diagonal-bl-tr="none" style:diagonal-tl-br="none" style:text-align-source="fix" style:repeat-content="false" fo:border="0.0008in solid #000000" style:rotation-align="none" style:vertical-align="middle"/>
      <style:paragraph-properties fo:text-align="start" fo:margin-left="0in"/>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6" style:family="table-cell" style:parent-style-name="Default">
      <style:table-cell-properties style:diagonal-bl-tr="none" style:diagonal-tl-br="none" fo:border="0.0008in solid #000000"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7" style:family="table-cell" style:parent-style-name="Default">
      <style:table-cell-properties style:diagonal-bl-tr="none" style:diagonal-tl-br="none" fo:wrap-option="wrap" fo:border="0.0008in solid #000000" fo:padding-bottom="0.0193in" fo:padding-left="0.0138in" fo:padding-right="0.0138in" fo:padding-top="0.0193in" style:rotation-align="none" style:vertical-align="top"/>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8" style:family="table-cell" style:parent-style-name="Default">
      <style:table-cell-properties fo:background-color="#ffffff" style:diagonal-bl-tr="none" style:diagonal-tl-br="none" fo:border="none"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1" style:family="table-cell" style:parent-style-name="Default">
      <style:table-cell-properties style:diagonal-bl-tr="none" style:diagonal-tl-br="none" fo:border="0.0008in solid #000000" style:rotation-align="none"/>
      <style:text-properties fo:font-size="10pt" style:font-size-asian="10pt" style:font-size-complex="10pt"/>
    </style:style>
    <style:style style:name="ce122" style:family="table-cell" style:parent-style-name="Default">
      <style:table-cell-properties style:diagonal-bl-tr="none" style:diagonal-tl-br="none" fo:wrap-option="wrap" fo:border="0.0008in solid #000000" fo:padding-bottom="0.0193in" fo:padding-left="0.0138in" fo:padding-right="0.0138in" fo:padding-top="0.0193in" style:rotation-align="none" style:vertical-align="top"/>
      <style:text-properties fo:font-size="10pt" style:font-size-asian="10pt" style:font-size-complex="10pt"/>
    </style:style>
    <style:style style:name="ce123" style:family="table-cell" style:parent-style-name="Default">
      <style:table-cell-properties fo:background-color="#ffffff" style:diagonal-bl-tr="none" style:diagonal-tl-br="none" fo:border="none" style:rotation-align="none"/>
      <style:text-properties fo:font-size="10pt" style:font-size-asian="10pt" style:font-size-complex="10pt"/>
    </style:style>
    <style:style style:name="ce12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10pt" style:font-size-asian="10pt" style:font-size-complex="10pt"/>
    </style:style>
    <style:style style:name="ce125" style:family="table-cell" style:parent-style-name="Default">
      <style:table-cell-properties style:glyph-orientation-vertical="0" style:diagonal-bl-tr="none" style:diagonal-tl-br="none" style:text-align-source="value-type"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font-size="10pt" style:font-size-asian="10pt" style:font-size-complex="10pt"/>
    </style:style>
    <style:style style:name="ce12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font-size="10pt" style:font-size-asian="10pt" style:font-size-complex="10pt"/>
    </style:style>
    <style:style style:name="ce12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3"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ffffff" fo:border="none"/>
      <style:text-properties style:use-window-font-color="true" fo:font-size="10pt" style:font-size-asian="10pt" style:font-size-complex="10pt"/>
    </style:style>
    <style:style style:name="ce135" style:family="table-cell" style:parent-style-name="Default">
      <style:table-cell-properties style:glyph-orientation-vertical="0" fo:background-color="#00000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9" style:family="table-cell" style:parent-style-name="Default">
      <style:table-cell-properties fo:border="0.0008in solid #000000"/>
      <style:text-properties fo:font-size="10pt" style:font-size-asian="10pt" style:font-size-complex="10pt"/>
    </style:style>
    <style:style style:name="ce140" style:family="table-cell" style:parent-style-name="Default" style:data-style-name="N148">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41"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42" style:family="table-cell" style:parent-style-name="bgGREY">
      <style:table-cell-properties fo:background-color="transparent" fo:wrap-option="wrap"/>
    </style:style>
    <style:style style:name="ce143"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4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4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1" style:family="table-cell" style:parent-style-name="Default">
      <style:table-cell-properties fo:background-color="#ffffff" style:text-align-source="fix" style:repeat-content="false" fo:border="0.0008in solid #000000" style:vertical-align="top"/>
      <style:paragraph-properties fo:text-align="start" fo:margin-left="0in"/>
    </style:style>
    <style:style style:name="ce15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53" style:family="table-cell" style:parent-style-name="Default">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table-cell-properties fo:background-color="#ffffff" style:text-align-source="fix" style:repeat-content="false" fo:wrap-option="wrap" fo:border="0.0008in solid #000000" style:vertical-align="top"/>
      <style:paragraph-properties fo:text-align="start"/>
    </style:style>
    <style:style style:name="ce155"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6"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0"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1"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2"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63" style:family="table-cell" style:parent-style-name="Default">
      <style:table-cell-properties style:glyph-orientation-vertical="0" fo:border-bottom="none" fo:background-color="#000000"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data-style-name="N1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66" style:family="table-cell" style:parent-style-name="CategoryHeader" style:data-style-name="N10">
      <style:table-cell-properties fo:background-color="#000000" style:cell-protect="protected" style:print-content="true"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67" style:family="table-cell" style:parent-style-name="Default">
      <style:table-cell-properties style:glyph-orientation-vertical="0" fo:border-bottom="none" fo:background-color="#ffffff"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fo:font-size="10pt" style:font-size-asian="10pt" style:font-size-complex="10pt"/>
    </style:style>
    <style:style style:name="ce168" style:family="table-cell" style:parent-style-name="Default">
      <style:table-cell-properties style:glyph-orientation-vertical="0" fo:border-bottom="none" fo:background-color="#ffffff"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169" style:family="table-cell" style:parent-style-name="Default">
      <style:table-cell-properties style:glyph-orientation-vertical="0" fo:border-bottom="0.0008in solid #000000" fo:background-color="#ffffff"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170" style:family="table-cell" style:parent-style-name="Default">
      <style:table-cell-properties fo:background-color="#ffffff" fo:border="none"/>
    </style:style>
    <style:style style:name="ce171"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73"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style>
    <style:style style:name="ce17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fo:font-size="10pt" style:font-size-asian="10pt" style:font-size-complex="10pt"/>
    </style:style>
    <style:style style:name="ce175"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in"/>
      <style:text-properties fo:color="#ffffff"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76" style:family="table-cell" style:parent-style-name="Default">
      <style:table-cell-properties fo:background-color="#ffffff" fo:border="none"/>
      <style:text-properties fo:color="#ffffff"/>
    </style:style>
    <style:style style:name="ce177"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8" style:family="table-cell" style:parent-style-name="Default" style:data-style-name="N1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9"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style>
    <style:style style:name="ce180"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fo:font-size="10pt" fo:font-weight="bold" style:font-size-asian="10pt" style:font-weight-asian="bold" style:font-size-complex="10pt" style:font-weight-complex="bold"/>
    </style:style>
    <style:style style:name="ce181" style:family="table-cell" style:parent-style-name="Default" style:data-style-name="N16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font-size="10pt" fo:font-weight="bold" style:font-size-asian="10pt" style:font-weight-asian="bold" style:font-size-complex="10pt" style:font-weight-complex="bold"/>
    </style:style>
    <style:style style:name="ce183"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184"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185"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186"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7"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88"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189"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middle"/>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1"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data-style-name="N10">
      <style:table-cell-properties style:glyph-orientation-vertical="0" fo:border-bottom="0.000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data-style-name="N157">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data-style-name="N16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198" style:family="table-cell" style:parent-style-name="Default" style:data-style-name="N160">
      <style:table-cell-properties style:glyph-orientation-vertical="0" fo:background-color="#000000"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199"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00"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01"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2"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CategoryHeader" style:data-style-name="N160">
      <style:table-cell-properties fo:background-color="#000000" style:cell-protect="protected" style:print-content="true"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04" style:family="table-cell" style:parent-style-name="Default" style:data-style-name="N16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data-style-name="N160">
      <style:table-cell-properties style:glyph-orientation-vertical="0" fo:border-bottom="0.000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08"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09" style:family="table-cell" style:parent-style-name="CategoryHeader" style:data-style-name="N10">
      <style:table-cell-properties fo:border-bottom="none" fo:background-color="#ffffff" style:cell-protect="protected" style:print-content="true" style:text-align-source="fix" style:repeat-content="false" fo:border-left="0.0008in solid #000000" fo:border-right="0.0008in solid #000000" fo:border-top="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10"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fo:font-size="10pt" fo:font-weight="bold" style:font-size-asian="10pt" style:font-weight-asian="bold" style:font-size-complex="10pt" style:font-weight-complex="bold"/>
    </style:style>
    <style:style style:name="ce211"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2" style:family="table-cell" style:parent-style-name="Default" style:data-style-name="N11">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4" style:family="table-cell" style:parent-style-name="Default" style:data-style-name="N10">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size="10pt" style:font-size-asian="10pt" style:font-size-complex="10pt"/>
    </style:style>
    <style:style style:name="ce21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7" style:family="table-cell" style:parent-style-name="Default">
      <style:table-cell-properties fo:background-color="#ffffff" style:text-align-source="fix" style:repeat-content="false" fo:wrap-option="wrap" fo:border="0.0008in solid #000000" fo:padding="0.0555in" style:vertical-align="top"/>
      <style:paragraph-properties fo:text-align="start" fo:margin-left="0in"/>
    </style:style>
    <style:style style:name="ce218" style:family="table-cell" style:parent-style-name="Default">
      <style:table-cell-properties fo:background-color="#000000" style:text-align-source="fix" style:repeat-content="false" fo:border="0.0008in solid #000000" style:vertical-align="middle"/>
      <style:paragraph-properties fo:text-align="center" fo:margin-left="0in"/>
      <style:text-properties style:use-window-font-color="true" fo:font-weight="bold" style:font-weight-asian="bold" style:font-weight-complex="bold"/>
    </style:style>
    <style:style style:name="ce219" style:family="table-cell" style:parent-style-name="Default">
      <style:table-cell-properties fo:background-color="#ffffff" style:text-align-source="fix" style:repeat-content="false" fo:wrap-option="wrap" fo:border="0.0008in solid #000000" style:vertical-align="top"/>
      <style:paragraph-properties fo:text-align="start" fo:margin-left="0in"/>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800000"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quot;Keyboard Only&quot;;&quot;Mouse Only&quot;;&quot;Keyboard and Mouse&quot;;&quot;Gamepad&quot;;&quot;Kinect&quot;;&quot;Razor Hydra&quot;;&quot;Oculus Rift and Gamepad&quot;;&quot;Oculus Rift and Razor Hydra&quot;;&quot;Mobile/Tablet&quot;;&quot;Other (specify)&quot;)" table:allow-empty-cell="true" table:display-list="unsorted" table:base-cell-address="VCRs.B19">
          <table:error-message table:message-type="stop" table:display="true"/>
        </table:content-validation>
        <table:content-validation table:name="val2" table:condition="of:cell-content-is-in-list(&quot;Single Player&quot;;&quot;Two Players&quot;;&quot;Three Players&quot;;&quot;Four Players&quot;;&quot;Many Players&quot;;&quot;Single Player Networked&quot;;&quot;Two Players Networked&quot;;&quot;Three Players Networked&quot;;&quot;Four Players Networked&quot;;&quot;Many Players Networked&quot;)" table:allow-empty-cell="true" table:display-list="unsorted" table:base-cell-address="VCRs.F24">
          <table:error-message table:message-type="stop" table:display="true"/>
        </table:content-validation>
        <table:content-validation table:name="val3" table:condition="of:cell-content-is-in-list(&quot;Challenge -- Physical&quot;;&quot;Challenge -- Mental&quot;;&quot;Challenge -- Social&quot;;&quot;Accomplishment&quot;;&quot;Fellowship&quot;;&quot;Competition&quot;;&quot;Discovery&quot;;&quot;Fantasy&quot;;&quot;Drama&quot;;&quot;Expression&quot;;&quot;Creation&quot;;&quot;Sensation&quot;)" table:allow-empty-cell="true" table:display-list="sorted-ascending" table:base-cell-address="DCRs.B10">
          <table:error-message table:message-type="stop" table:display="true"/>
        </table:content-validation>
        <table:content-validation table:name="val4" table:condition="of:cell-content-is-in-list([.$A$2:.$A$8])" table:allow-empty-cell="true" table:display-list="unsorted" table:base-cell-address="VCRs.D11">
          <table:error-message table:message-type="stop" table:display="true"/>
        </table:content-validation>
        <table:content-validation table:name="val5" table:condition="of:cell-content-is-in-list([TCRs.$E$1:TCRs.$E$7])" table:allow-empty-cell="true" table:display-list="unsorted" table:base-cell-address="TCRs.E16">
          <table:error-message table:message-type="stop" table:display="true"/>
        </table:content-validation>
        <table:content-validation table:name="val6" table:condition="of:cell-content-is-in-list([VCRs.$F$1:VCRs.$F$6])" table:allow-empty-cell="true" table:display-list="unsorted" table:base-cell-address="VCRs.F8">
          <table:error-message table:message-type="stop" table:display="true"/>
        </table:content-validation>
        <table:content-validation table:name="val7" table:condition="of:cell-content-is-in-list([ACRs.$E$1:ACRs.$E$8])" table:allow-empty-cell="true" table:display-list="unsorted" table:base-cell-address="ACRs.E11">
          <table:error-message table:message-type="stop" table:display="true"/>
        </table:content-validation>
        <table:content-validation table:name="val8" table:condition="of:cell-content-is-in-list(#ref!)" table:allow-empty-cell="true" table:display-list="unsorted" table:base-cell-address="DCRs.H74">
          <table:error-message table:message-type="stop" table:display="true"/>
        </table:content-validation>
        <table:content-validation table:name="val9" table:condition="of:cell-content-is-in-list([NCRs.$E$1:NCRs.$E$8])" table:allow-empty-cell="true" table:display-list="unsorted" table:base-cell-address="NCRs.E11">
          <table:error-message table:message-type="stop" table:display="true"/>
        </table:content-validation>
        <table:content-validation table:name="val10" table:condition="of:cell-content-is-in-list([ACRs.$E$1:ACRs.$E$7])" table:allow-empty-cell="true" table:display-list="unsorted" table:base-cell-address="ACRs.E17">
          <table:error-message table:message-type="stop" table:display="true"/>
        </table:content-validation>
        <table:content-validation table:name="val11" table:condition="of:cell-content-is-in-list(#ref!)" table:allow-empty-cell="true" table:display-list="unsorted" table:base-cell-address="DCRs.H73">
          <table:error-message table:message-type="stop" table:display="true"/>
        </table:content-validation>
        <table:content-validation table:name="val12" table:condition="of:cell-content-is-in-list([VCRs.$E$1:VCRs.$E$7])" table:allow-empty-cell="true" table:display-list="unsorted" table:base-cell-address="VCRs.E61">
          <table:error-message table:message-type="stop" table:display="true"/>
        </table:content-validation>
      </table:content-validations>
      <table:table table:name="Submission" table:style-name="ta1" table:print="false">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5" table:number-columns-repeated="247" table:default-cell-style-name="ce61"/>
        <table:table-column table:style-name="co6" table:number-columns-repeated="769" table:default-cell-style-name="ce62"/>
        <table:table-row table:style-name="ro1">
          <table:table-cell table:style-name="ce1" office:value-type="string" table:number-columns-spanned="6" table:number-rows-spanned="1">
            <text:p>SUBMISSION DATA</text:p>
          </table:table-cell>
          <table:covered-table-cell table:number-columns-repeated="5" table:style-name="ce17"/>
          <table:table-cell table:style-name="ce46" office:value-type="string">
            <text:p>WAIVERS</text:p>
          </table:table-cell>
          <table:table-cell table:number-columns-repeated="1016"/>
        </table:table-row>
        <table:table-row table:style-name="ro1">
          <table:table-cell table:style-name="ce2" office:value-type="string">
            <text:p>Student Name</text:p>
          </table:table-cell>
          <table:table-cell table:style-name="ce18" office:value-type="string" table:number-columns-spanned="5" table:number-rows-spanned="1">
            <text:p>Travis Moore</text:p>
          </table:table-cell>
          <table:covered-table-cell table:number-columns-repeated="4" table:style-name="ce2"/>
          <table:table-cell table:style-name="ce47" office:value-type="string" table:number-columns-spanned="1" table:number-rows-spanned="4">
            <text:p>If you believe your game should get a waiver from any of these requirements, you must talk to the instructor first. If the waiver is granted, you must send the instructor an email outlining what was discussed. You must also include the reason for the waiver being granted in the comments section for that requirement when you submit this document.</text:p>
          </table:table-cell>
          <table:table-cell table:number-columns-repeated="1016"/>
        </table:table-row>
        <table:table-row table:style-name="ro1">
          <table:table-cell table:style-name="ce2" office:value-type="string">
            <text:p>Game Name</text:p>
          </table:table-cell>
          <table:table-cell table:style-name="ce18" office:value-type="string" table:number-columns-spanned="5" table:number-rows-spanned="1">
            <text:p>Up + Down</text:p>
          </table:table-cell>
          <table:covered-table-cell table:number-columns-repeated="4" table:style-name="ce2"/>
          <table:covered-table-cell table:style-name="ce48"/>
          <table:table-cell table:number-columns-repeated="1016"/>
        </table:table-row>
        <table:table-row table:style-name="ro1">
          <table:table-cell table:style-name="ce2" office:value-type="string">
            <text:p>Class/Section</text:p>
          </table:table-cell>
          <table:table-cell table:style-name="ce18" office:value-type="string" table:number-columns-spanned="5" table:number-rows-spanned="1">
            <text:p>GAT250 Section A</text:p>
          </table:table-cell>
          <table:covered-table-cell table:number-columns-repeated="4" table:style-name="ce2"/>
          <table:covered-table-cell table:style-name="ce48"/>
          <table:table-cell table:number-columns-repeated="1016"/>
        </table:table-row>
        <table:table-row table:style-name="ro1">
          <table:table-cell table:style-name="ce2" office:value-type="string">
            <text:p>Semester/Year</text:p>
          </table:table-cell>
          <table:table-cell table:style-name="ce18" office:value-type="string" table:number-columns-spanned="5" table:number-rows-spanned="1">
            <text:p>Spring 2015</text:p>
          </table:table-cell>
          <table:covered-table-cell table:number-columns-repeated="4" table:style-name="ce2"/>
          <table:covered-table-cell table:style-name="ce48"/>
          <table:table-cell table:number-columns-repeated="1016"/>
        </table:table-row>
        <table:table-row table:style-name="ro1">
          <table:table-cell table:style-name="ce3"/>
          <table:table-cell table:style-name="ce19" table:number-columns-repeated="5"/>
          <table:table-cell table:style-name="ce49"/>
          <table:table-cell table:number-columns-repeated="1016"/>
        </table:table-row>
        <table:table-row table:style-name="ro1">
          <table:table-cell table:style-name="ce1" office:value-type="string" table:number-columns-spanned="7" table:number-rows-spanned="1">
            <text:p>GAME DETAILS</text:p>
          </table:table-cell>
          <table:covered-table-cell table:number-columns-repeated="5" table:style-name="ce17"/>
          <table:covered-table-cell table:style-name="ce48"/>
          <table:table-cell table:number-columns-repeated="1016"/>
        </table:table-row>
        <table:table-row table:style-name="ro1">
          <table:table-cell table:style-name="ce2" office:value-type="string">
            <text:p>Optimal Game Controls</text:p>
          </table:table-cell>
          <table:table-cell table:style-name="ce20" table:content-validation-name="val1" office:value-type="string" table:number-columns-spanned="5" table:number-rows-spanned="1">
            <text:p>Gamepad</text:p>
          </table:table-cell>
          <table:covered-table-cell table:number-columns-repeated="4" table:style-name="ce2"/>
          <table:table-cell table:style-name="ce50" office:value-type="string">
            <text:p>The game will be graded with the controls you list here.</text:p>
          </table:table-cell>
          <table:table-cell table:number-columns-repeated="1016"/>
        </table:table-row>
        <table:table-row table:style-name="ro1">
          <table:table-cell table:style-name="ce2" office:value-type="string">
            <text:p>Optimal Number of Players</text:p>
          </table:table-cell>
          <table:table-cell table:style-name="ce20" table:content-validation-name="val2" office:value-type="string" table:number-columns-spanned="5" table:number-rows-spanned="1">
            <text:p>Two Players</text:p>
          </table:table-cell>
          <table:covered-table-cell table:number-columns-repeated="4" table:style-name="ce2"/>
          <table:table-cell table:style-name="ce50" office:value-type="string">
            <text:p>The game will be graded with the number of players you list here.</text:p>
          </table:table-cell>
          <table:table-cell table:number-columns-repeated="1016"/>
        </table:table-row>
        <table:table-row table:style-name="ro1">
          <table:table-cell table:style-name="ce4" office:value-type="string" table:number-columns-spanned="1" table:number-rows-spanned="3">
            <text:p>Core Types of Engagement</text:p>
            <text:p><text:span text:style-name="T1">(in order of importance)</text:span></text:p>
          </table:table-cell>
          <table:table-cell table:style-name="ce20" table:content-validation-name="val3" office:value-type="string" table:number-columns-spanned="5" table:number-rows-spanned="1">
            <text:p>Accomplishment</text:p>
          </table:table-cell>
          <table:covered-table-cell table:number-columns-repeated="4" table:style-name="ce4"/>
          <table:table-cell table:style-name="ce51" office:value-type="string" table:number-columns-spanned="1" table:number-rows-spanned="3">
            <text:p>The types of engagement already listed are required for this project. Additional core types of engagement should be listed, but are not required.</text:p>
          </table:table-cell>
          <table:table-cell table:number-columns-repeated="1016"/>
        </table:table-row>
        <table:table-row table:style-name="ro1">
          <table:covered-table-cell table:style-name="ce2"/>
          <table:table-cell table:style-name="ce20" table:content-validation-name="val3" office:value-type="string" table:number-columns-spanned="5" table:number-rows-spanned="1">
            <text:p>Fellowship</text:p>
          </table:table-cell>
          <table:covered-table-cell table:number-columns-repeated="4" table:style-name="ce2"/>
          <table:covered-table-cell table:style-name="ce52"/>
          <table:table-cell table:number-columns-repeated="1016"/>
        </table:table-row>
        <table:table-row table:style-name="ro1">
          <table:covered-table-cell table:style-name="ce2"/>
          <table:table-cell table:style-name="ce20" table:content-validation-name="val3" office:value-type="string" table:number-columns-spanned="5" table:number-rows-spanned="1">
            <text:p>Challenge -- Physical</text:p>
          </table:table-cell>
          <table:covered-table-cell table:number-columns-repeated="4" table:style-name="ce2"/>
          <table:covered-table-cell table:style-name="ce52"/>
          <table:table-cell table:number-columns-repeated="1016"/>
        </table:table-row>
        <table:table-row table:style-name="ro2">
          <table:table-cell table:style-name="ce2" office:value-type="string">
            <text:p>Notes</text:p>
            <text:p><text:span text:style-name="T1">(about controls, bugs, tips, etc.)</text:span></text:p>
            <text:p/>
          </table:table-cell>
          <table:table-cell table:style-name="ce21" office:value-type="string" table:number-columns-spanned="6" table:number-rows-spanned="1">
            <text:p>Gamepad is preferred, but a keyboard can also be used. While the game is meant for two people, one person can play both characters using either a gamepad or a keyboard.</text:p>
          </table:table-cell>
          <table:covered-table-cell table:number-columns-repeated="4" table:style-name="ce2"/>
          <table:covered-table-cell table:style-name="ce53" office:value-type="string">
            <text:p>&lt;add any notes here&gt;</text:p>
          </table:covered-table-cell>
          <table:table-cell table:number-columns-repeated="1016"/>
        </table:table-row>
        <table:table-row table:style-name="ro3">
          <table:table-cell table:style-name="ce5" office:value-type="string" table:number-columns-spanned="7" table:number-rows-spanned="1">
            <text:p>INSTRUCTIONS FOR SUBMISSION OF PROJECTS</text:p>
          </table:table-cell>
          <table:covered-table-cell table:number-columns-repeated="5" table:style-name="ce5"/>
          <table:covered-table-cell table:style-name="ce54"/>
          <table:table-cell table:number-columns-repeated="1016"/>
        </table:table-row>
        <table:table-row table:style-name="ro3">
          <table:table-cell table:style-name="ce6" office:value-type="string" table:number-columns-spanned="7" table:number-rows-spanned="1">
            <text:p>SUBMISSION INSTRUCTIONS</text:p>
          </table:table-cell>
          <table:covered-table-cell table:number-columns-repeated="5" table:style-name="ce5"/>
          <table:covered-table-cell table:style-name="ce54"/>
          <table:table-cell table:number-columns-repeated="1016"/>
        </table:table-row>
        <table:table-row table:style-name="ro2">
          <table:table-cell table:style-name="ce7" office:value-type="string" table:number-columns-spanned="7" table:number-rows-spanned="1">
            <text:p>The exact files and naming conventions listed below are mandatory. Do not use different names or formats (even if they are very similar). No .xls files instead of .ods files, no leaving out the underscores, etc. When the bolded term <text:span text:style-name="T2">gamename</text:span><text:span text:style-name="T3"> appears below, substitute </text:span><text:span text:style-name="T3">your actual game name (or a shortened version of it </text:span><text:span text:style-name="T3">that works better for a filename) with any spaces in the </text:span><text:span text:style-name="T3">name removed. Replace </text:span><text:span text:style-name="T2">lastname</text:span><text:span text:style-name="T3"> with your last name.</text:span></text:p>
          </table:table-cell>
          <table:covered-table-cell table:number-columns-repeated="6" table:style-name="ce7"/>
          <table:table-cell table:number-columns-repeated="1016"/>
        </table:table-row>
        <table:table-row table:style-name="ro3">
          <table:table-cell table:style-name="ce8" office:value-type="string" table:number-columns-spanned="7" table:number-rows-spanned="1">
            <text:p><text:span text:style-name="T2">Submit to Moodle Section:</text:span><text:span text:style-name="T3"> Upload all three files to </text:span><text:span text:style-name="T3">your course section’s Moodle Project submissions link, </text:span><text:span text:style-name="T3">using the naming conventions and instructions below.</text:span></text:p>
          </table:table-cell>
          <table:covered-table-cell table:number-columns-repeated="6" table:style-name="ce8"/>
          <table:table-cell table:number-columns-repeated="1016"/>
        </table:table-row>
        <table:table-row table:style-name="ro1">
          <table:table-cell table:style-name="ce9" table:number-columns-repeated="6"/>
          <table:table-cell table:style-name="ce55"/>
          <table:table-cell table:number-columns-repeated="1016"/>
        </table:table-row>
        <table:table-row table:style-name="ro3">
          <table:table-cell table:style-name="ce6" office:value-type="string" table:number-columns-spanned="7" table:number-rows-spanned="1">
            <text:p>REQUIRED FILES</text:p>
          </table:table-cell>
          <table:covered-table-cell table:number-columns-repeated="5" table:style-name="ce22"/>
          <table:covered-table-cell table:style-name="ce7"/>
          <table:table-cell table:number-columns-repeated="1016"/>
        </table:table-row>
        <table:table-row table:style-name="ro3">
          <table:table-cell table:style-name="ce7" office:value-type="string">
            <text:p><text:span text:style-name="T2">lastname</text:span><text:span text:style-name="T3">_project3_</text:span><text:span text:style-name="T2">gamename</text:span><text:span text:style-name="T3">.exe</text:span></text:p>
          </table:table-cell>
          <table:table-cell table:style-name="ce23" office:value-type="string" table:number-columns-spanned="6" table:number-rows-spanned="1">
            <text:p>The exported executable for the game.</text:p>
          </table:table-cell>
          <table:covered-table-cell table:number-columns-repeated="5" table:style-name="ce29"/>
          <table:table-cell table:number-columns-repeated="1016"/>
        </table:table-row>
        <table:table-row table:style-name="ro4">
          <table:table-cell table:style-name="ce7" office:value-type="string">
            <text:p><text:span text:style-name="T2">lastname</text:span><text:span text:style-name="T3">_project3_</text:span><text:span text:style-name="T2">gamename</text:span><text:span text:style-name="T3">.zip</text:span></text:p>
          </table:table-cell>
          <table:table-cell table:style-name="ce23" office:value-type="string" table:number-columns-spanned="6" table:number-rows-spanned="1">
            <text:p>A .zip file that contains all scripts, art, sound, and other assets. This is essentially your entire zipped project. If the executable does not work for any reason, the zipped project should allow the instructor and TAs to run the game in the Zero Editor.</text:p>
          </table:table-cell>
          <table:covered-table-cell table:number-columns-repeated="4" table:style-name="ce29"/>
          <table:covered-table-cell table:style-name="ce56"/>
          <table:table-cell table:number-columns-repeated="1016"/>
        </table:table-row>
        <table:table-row table:style-name="ro4">
          <table:table-cell table:style-name="ce7" office:value-type="string">
            <text:p><text:span text:style-name="T2">lastname</text:span><text:span text:style-name="T3">_project3_</text:span><text:span text:style-name="T2">gamename</text:span><text:span text:style-name="T3">.ods</text:span></text:p>
          </table:table-cell>
          <table:table-cell table:style-name="ce23" office:value-type="string" table:number-columns-spanned="6" table:number-rows-spanned="1">
            <text:p>This file must have the data for your game filled in (and must be self-graded).</text:p>
            <text:p><text:span text:style-name="T4">Do not convert this file into an Excel spreadsheet and </text:span><text:span text:style-name="T4">do not change it in any way (except to fill in the data </text:span><text:span text:style-name="T4">for your game).</text:span></text:p>
          </table:table-cell>
          <table:covered-table-cell table:number-columns-repeated="4" table:style-name="ce29"/>
          <table:covered-table-cell table:style-name="ce56"/>
          <table:table-cell table:number-columns-repeated="1016"/>
        </table:table-row>
        <table:table-row table:style-name="ro1">
          <table:table-cell table:number-columns-repeated="1023"/>
        </table:table-row>
        <table:table-row table:style-name="ro1">
          <table:table-cell table:style-name="ce11" office:value-type="string" table:number-columns-spanned="2" table:number-rows-spanned="1">
            <text:p>SUBMISSION PENALTIES</text:p>
          </table:table-cell>
          <table:covered-table-cell table:style-name="ce24"/>
          <table:table-cell table:style-name="ce30" office:value-type="string">
            <text:p>#</text:p>
          </table:table-cell>
          <table:table-cell table:style-name="ce30" office:value-type="string">
            <text:p>Penalty</text:p>
          </table:table-cell>
          <table:table-cell table:style-name="ce37" office:value-type="string">
            <text:p>Total</text:p>
          </table:table-cell>
          <table:table-cell table:style-name="ce41" office:value-type="string" table:number-columns-spanned="2" table:number-rows-spanned="1">
            <text:p><text:s/>Notes</text:p>
          </table:table-cell>
          <table:covered-table-cell table:style-name="ce57"/>
          <table:table-cell table:number-columns-repeated="1016"/>
        </table:table-row>
        <table:table-row table:style-name="ro1">
          <table:table-cell table:style-name="ce12" office:value-type="string" table:number-columns-spanned="2" table:number-rows-spanned="1">
            <text:p>Minor Correctable Submission Mistakes</text:p>
          </table:table-cell>
          <table:covered-table-cell table:style-name="ce25"/>
          <table:table-cell table:style-name="ce31" office:value-type="float" office:value="0">
            <text:p>0</text:p>
          </table:table-cell>
          <table:table-cell table:style-name="ce34" office:value-type="percentage" office:value="-0.01">
            <text:p>-1%</text:p>
          </table:table-cell>
          <table:table-cell table:style-name="ce38" table:formula="of:=[.C25]*[.D25]" office:value-type="percentage" office:value="-0">
            <text:p>0%</text:p>
          </table:table-cell>
          <table:table-cell table:style-name="ce42" office:value-type="string" table:number-columns-spanned="2" table:number-rows-spanned="1">
            <text:p><text:s/>File is named incorrectly, class is wrong, year is wrong, etc.</text:p>
          </table:table-cell>
          <table:covered-table-cell table:style-name="ce58"/>
          <table:table-cell table:number-columns-repeated="1016"/>
        </table:table-row>
        <table:table-row table:style-name="ro1">
          <table:table-cell table:style-name="ce13" office:value-type="string" table:number-columns-spanned="2" table:number-rows-spanned="1">
            <text:p>Major Correctable Submission Mistakes</text:p>
          </table:table-cell>
          <table:covered-table-cell table:style-name="ce26"/>
          <table:table-cell table:style-name="ce32" office:value-type="float" office:value="0">
            <text:p>0</text:p>
          </table:table-cell>
          <table:table-cell table:style-name="ce34" office:value-type="percentage" office:value="-0.02">
            <text:p>-2%</text:p>
          </table:table-cell>
          <table:table-cell table:style-name="ce38" table:formula="of:=[.C26]*[.D26]" office:value-type="percentage" office:value="-0">
            <text:p>0%</text:p>
          </table:table-cell>
          <table:table-cell table:style-name="ce43" office:value-type="string" table:number-columns-spanned="2" table:number-rows-spanned="1">
            <text:p><text:s/>Game is submitted to the wrong location, file content is incorrect, etc.</text:p>
          </table:table-cell>
          <table:covered-table-cell table:style-name="ce58"/>
          <table:table-cell table:number-columns-repeated="1016"/>
        </table:table-row>
        <table:table-row table:style-name="ro1">
          <table:table-cell table:style-name="ce14" office:value-type="string" table:number-columns-spanned="2" table:number-rows-spanned="1">
            <text:p>Number of Tabs w/o Student Grade Fields Set</text:p>
          </table:table-cell>
          <table:covered-table-cell table:style-name="ce27"/>
          <table:table-cell table:style-name="ce32" office:value-type="float" office:value="0">
            <text:p>0</text:p>
          </table:table-cell>
          <table:table-cell table:style-name="ce34" office:value-type="percentage" office:value="-0.01">
            <text:p>-1%</text:p>
          </table:table-cell>
          <table:table-cell table:style-name="ce38" table:formula="of:=[.C27]*[.D27]" office:value-type="percentage" office:value="-0">
            <text:p>0%</text:p>
          </table:table-cell>
          <table:table-cell table:style-name="ce44" office:value-type="string" table:number-columns-spanned="2" table:number-rows-spanned="1">
            <text:p><text:s/>Take your best guess if you are not sure.</text:p>
          </table:table-cell>
          <table:covered-table-cell table:style-name="ce59"/>
          <table:table-cell table:number-columns-repeated="1016"/>
        </table:table-row>
        <table:table-row table:style-name="ro1">
          <table:table-cell table:style-name="ce14" office:value-type="string" table:number-columns-spanned="2" table:number-rows-spanned="1">
            <text:p>Number of Fields Missing on the Submission Tab</text:p>
          </table:table-cell>
          <table:covered-table-cell table:style-name="ce27"/>
          <table:table-cell table:style-name="ce32" office:value-type="float" office:value="0">
            <text:p>0</text:p>
          </table:table-cell>
          <table:table-cell table:style-name="ce34" office:value-type="percentage" office:value="-0.02">
            <text:p>-2%</text:p>
          </table:table-cell>
          <table:table-cell table:style-name="ce38" table:formula="of:=[.C28]*[.D28]" office:value-type="percentage" office:value="-0">
            <text:p>0%</text:p>
          </table:table-cell>
          <table:table-cell table:style-name="ce44" office:value-type="string" table:number-columns-spanned="2" table:number-rows-spanned="1">
            <text:p><text:s/>You must fill out the submission tab correctly.</text:p>
          </table:table-cell>
          <table:covered-table-cell table:style-name="ce59"/>
          <table:table-cell table:number-columns-repeated="1016"/>
        </table:table-row>
        <table:table-row table:style-name="ro1">
          <table:table-cell table:style-name="ce14" office:value-type="string" table:number-columns-spanned="2" table:number-rows-spanned="1">
            <text:p>Number of Required Submission Files Missing</text:p>
          </table:table-cell>
          <table:covered-table-cell table:style-name="ce27"/>
          <table:table-cell table:style-name="ce32" office:value-type="float" office:value="0">
            <text:p>0</text:p>
          </table:table-cell>
          <table:table-cell table:style-name="ce34" office:value-type="percentage" office:value="-0.05">
            <text:p>-5%</text:p>
          </table:table-cell>
          <table:table-cell table:style-name="ce38" table:formula="of:=[.C29]*[.D29]" office:value-type="percentage" office:value="-0">
            <text:p>0%</text:p>
          </table:table-cell>
          <table:table-cell table:style-name="ce43" office:value-type="string" table:number-columns-spanned="2" table:number-rows-spanned="1">
            <text:p><text:s/>Make sure you have all of the required files listed above.</text:p>
          </table:table-cell>
          <table:covered-table-cell table:style-name="ce58"/>
          <table:table-cell table:number-columns-repeated="1016"/>
        </table:table-row>
        <table:table-row table:style-name="ro1">
          <table:table-cell table:style-name="ce13" office:value-type="string" table:number-columns-spanned="2" table:number-rows-spanned="1">
            <text:p>Number of Days Late</text:p>
          </table:table-cell>
          <table:covered-table-cell table:style-name="ce26"/>
          <table:table-cell table:style-name="ce32" office:value-type="float" office:value="0">
            <text:p>0</text:p>
          </table:table-cell>
          <table:table-cell table:style-name="ce34" office:value-type="percentage" office:value="-0.05">
            <text:p>-5%</text:p>
          </table:table-cell>
          <table:table-cell table:style-name="ce38" table:formula="of:=[.C30]*[.D30]" office:value-type="percentage" office:value="-0">
            <text:p>0%</text:p>
          </table:table-cell>
          <table:table-cell table:style-name="ce43" office:value-type="string" table:number-columns-spanned="2" table:number-rows-spanned="1">
            <text:p><text:s/>You are always better off turning in what you have by the deadline, since you can resubmit later.</text:p>
          </table:table-cell>
          <table:covered-table-cell table:style-name="ce58"/>
          <table:table-cell table:number-columns-repeated="1016"/>
        </table:table-row>
        <table:table-row table:style-name="ro1">
          <table:table-cell table:style-name="ce13" office:value-type="string" table:number-columns-spanned="2" table:number-rows-spanned="1">
            <text:p>Number of Resubmissions Required</text:p>
          </table:table-cell>
          <table:covered-table-cell table:style-name="ce26"/>
          <table:table-cell table:style-name="ce32" office:value-type="float" office:value="0">
            <text:p>0</text:p>
          </table:table-cell>
          <table:table-cell table:style-name="ce34" office:value-type="percentage" office:value="-0.05">
            <text:p>-5%</text:p>
          </table:table-cell>
          <table:table-cell table:style-name="ce38" table:formula="of:=[.C31]*[.D31]" office:value-type="percentage" office:value="-0">
            <text:p>0%</text:p>
          </table:table-cell>
          <table:table-cell table:style-name="ce43" office:value-type="string" table:number-columns-spanned="2" table:number-rows-spanned="1">
            <text:p><text:s/>If a resubmission is required, you get a minimum of 24 hours from when you are notified to resubmit.</text:p>
          </table:table-cell>
          <table:covered-table-cell table:style-name="ce58"/>
          <table:table-cell table:number-columns-repeated="1016"/>
        </table:table-row>
        <table:table-row table:style-name="ro1">
          <table:table-cell table:style-name="ce15" office:value-type="string" table:number-columns-spanned="2" table:number-rows-spanned="1">
            <text:p>Number of Copyright/Ratings Violations</text:p>
          </table:table-cell>
          <table:covered-table-cell table:style-name="ce28"/>
          <table:table-cell table:style-name="ce33" office:value-type="float" office:value="0">
            <text:p>0</text:p>
          </table:table-cell>
          <table:table-cell table:style-name="ce35" office:value-type="percentage" office:value="-0.3">
            <text:p>-30%</text:p>
          </table:table-cell>
          <table:table-cell table:style-name="ce39" table:formula="of:=[.C32]*[.D32]" office:value-type="percentage" office:value="-0">
            <text:p>0%</text:p>
          </table:table-cell>
          <table:table-cell table:style-name="ce45" office:value-type="string" table:number-columns-spanned="2" table:number-rows-spanned="1">
            <text:p><text:s/>Any copyright or ratings violations will require you to resubmit your game.</text:p>
          </table:table-cell>
          <table:covered-table-cell table:style-name="ce60"/>
          <table:table-cell table:number-columns-repeated="1016"/>
        </table:table-row>
        <table:table-row table:style-name="ro1">
          <table:table-cell table:style-name="ce16" table:number-columns-repeated="3"/>
          <table:table-cell table:style-name="ce36" office:value-type="string">
            <text:p>Total Submission Penalties:</text:p>
          </table:table-cell>
          <table:table-cell table:style-name="ce40" table:formula="of:=SUM([.E25:.E32])" office:value-type="percentage" office:value="0">
            <text:p>0%</text:p>
          </table:table-cell>
          <table:table-cell table:style-name="ce40"/>
          <table:table-cell table:style-name="ce36"/>
          <table:table-cell table:number-columns-repeated="1016"/>
        </table:table-row>
        <table:table-row table:style-name="ro1" table:number-rows-repeated="2">
          <table:table-cell table:number-columns-repeated="1023"/>
        </table:table-row>
        <table:table-row table:style-name="ro1">
          <table:table-cell table:number-columns-repeated="4"/>
          <table:table-cell/>
          <table:table-cell table:number-columns-repeated="1018"/>
        </table:table-row>
        <table:table-row table:style-name="ro1" table:number-rows-repeated="1048539">
          <table:table-cell table:number-columns-repeated="1023"/>
        </table:table-row>
        <table:table-row table:style-name="ro1">
          <table:table-cell table:number-columns-repeated="1023"/>
        </table:table-row>
      </table:table>
      <table:table table:name="DCRs" table:style-name="ta2">
        <office:forms form:automatic-focus="false" form:apply-design-mode="false"/>
        <table:table-column table:style-name="co8" table:default-cell-style-name="ce73"/>
        <table:table-column table:style-name="co9"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13" table:number-columns-repeated="4" table:default-cell-style-name="ce73"/>
        <table:table-column table:style-name="co14" table:number-columns-repeated="240" table:default-cell-style-name="ce73"/>
        <table:table-column table:style-name="co7" table:number-columns-repeated="774" table:default-cell-style-name="ce99"/>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DESIGN REQUIREMENTS</text:p>
          </table:table-cell>
          <table:table-cell table:style-name="ce88" table:formula="of:=&quot;&quot;&amp;COUNTIF([.D$10:.D$255];[.$A$2])&amp;&quot; &quot;&amp;[.$A$2]" office:value-type="string" office:string-value="0 Untested">
            <text:p>0 Untested</text:p>
          </table:table-cell>
          <table:table-cell table:style-name="ce88" table:formula="of:=&quot;&quot;&amp;COUNTIF([.E$10:.E$255];[.$A$2])&amp;&quot; &quot;&amp;[.$A$2]" office:value-type="string" office:string-value="91 Untested">
            <text:p>91 Untested</text:p>
          </table:table-cell>
          <table:table-cell table:style-name="ce63" office:value-type="string">
            <text:p>DCR</text:p>
          </table:table-cell>
          <table:table-cell table:style-name="ce95" table:number-columns-repeated="4"/>
          <table:table-cell table:number-columns-repeated="1014"/>
        </table:table-row>
        <table:table-row table:style-name="ro5">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For more details about the terminology used in this section (segment, episode, engagement, etc.), make sure you read all of the MGD articles at the <text:span text:style-name="T5"><text:a xlink:href="http://www.zenrhino.org/mgd">www.zenrhino.org/mgd</text:a></text:span> website. In particular, “level” is does not always equal “episode”--make sure you know what constitutes and actual episode for your game.</text:p>
          </table:table-cell>
          <table:table-cell table:style-name="ce89" table:formula="of:=SUMPRODUCT(([.$A$10:.$A$255]=&quot;Required&quot;)*([.D$10:.D$255]=&quot;Missing&quot;))+0.5*SUMPRODUCT(([.$A$10:.$A$255]=&quot;Required&quot;)*([.D$10:.D$255]=&quot;Partial&quot;))" office:value-type="float" office:value="0">
            <text:p>0</text:p>
          </table:table-cell>
          <table:table-cell table:style-name="ce89" table:formula="of:=SUMPRODUCT(([.$A$10:.$A$255]=&quot;Required&quot;)*([.E$10:.E$255]=&quot;Missing&quot;))+0.5*SUMPRODUCT(([.$A$10:.$A$255]=&quot;Required&quot;)*([.E$10:.E$255]=&quot;Partial&quot;))" office:value-type="float" office:value="0">
            <text:p>0</text:p>
          </table:table-cell>
          <table:table-cell table:style-name="ce75" table:formula="of:=&quot;Required &quot;&amp;[.$F$1]&amp;&quot;s &quot;&amp;[.A3]" office:value-type="string" office:string-value="Required DCRs Missing">
            <text:p>Required DCRs Missing</text:p>
          </table:table-cell>
          <table:table-cell table:style-name="ce95" table:number-columns-repeated="4"/>
          <table:table-cell table:number-columns-repeated="1014"/>
        </table:table-row>
        <table:table-row table:style-name="ro5">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55]=&quot;Basic&quot;)*([.D$10:.D$255]=&quot;Missing&quot;))+0.5*SUMPRODUCT(([.$A$10:.$A$255]=&quot;Basic&quot;)*([.D$10:.D$255]=&quot;Partial&quot;))" office:value-type="float" office:value="0">
            <text:p>0</text:p>
          </table:table-cell>
          <table:table-cell table:style-name="ce89" table:formula="of:=SUMPRODUCT(([.$A$10:.$A$255]=&quot;Basic&quot;)*([.E$10:.E$255]=&quot;Missing&quot;))+0.5*SUMPRODUCT(([.$A$10:.$A$255]=&quot;Basic&quot;)*([.E$10:.E$255]=&quot;Partial&quot;))" office:value-type="float" office:value="0">
            <text:p>0</text:p>
          </table:table-cell>
          <table:table-cell table:style-name="ce75" table:formula="of:=&quot;Basic &quot;&amp;[.$F$1]&amp;&quot;s &quot;&amp;[.A3]" office:value-type="string" office:string-value="Basic DCRs Missing">
            <text:p>Basic DCRs Missing</text:p>
          </table:table-cell>
          <table:table-cell table:style-name="ce95" table:number-columns-repeated="4"/>
          <table:table-cell table:number-columns-repeated="1014"/>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55]=&quot;Intermediate&quot;)*([.D$10:.D$255]=&quot;Missing&quot;))+0.5*SUMPRODUCT(([.$A$10:.$A$255]=&quot;Intermediate&quot;)*([.D$10:.D$255]=&quot;Partial&quot;))" office:value-type="float" office:value="0">
            <text:p>0</text:p>
          </table:table-cell>
          <table:table-cell table:style-name="ce89" table:formula="of:=SUMPRODUCT(([.$A$10:.$A$255]=&quot;Intermediate&quot;)*([.E$10:.E$255]=&quot;Missing&quot;))+0.5*SUMPRODUCT(([.$A$10:.$A$255]=&quot;Intermediate&quot;)*([.E$10:.E$255]=&quot;Partial&quot;))" office:value-type="float" office:value="0">
            <text:p>0</text:p>
          </table:table-cell>
          <table:table-cell table:style-name="ce75" table:formula="of:=&quot;Intermediate &quot;&amp;[.$F$1]&amp;&quot;s &quot;&amp;[.A3]" office:value-type="string" office:string-value="Intermediate DCRs Missing">
            <text:p>Intermediate DCRs Missing</text:p>
          </table:table-cell>
          <table:table-cell table:style-name="ce95" table:number-columns-repeated="4"/>
          <table:table-cell table:number-columns-repeated="1014"/>
        </table:table-row>
        <table:table-row table:style-name="ro5">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55]=&quot;Intermediate&quot;)*([.D$10:.D$255]=&quot;Completed&quot;))+SUMPRODUCT(([.$A$10:.$A$255]=&quot;Intermediate&quot;)*([.D$10:.D$255]=&quot;Pre-Passed&quot;))+0.5*SUMPRODUCT(([.$A$10:.$A$255]=&quot;Intermediate&quot;)*([.D$10:.D$255]=&quot;Partial&quot;))" office:value-type="float" office:value="0">
            <text:p>0</text:p>
          </table:table-cell>
          <table:table-cell table:style-name="ce89" table:formula="of:=SUMPRODUCT(([.$A$10:.$A$255]=&quot;Intermediate&quot;)*([.E$10:.E$255]=&quot;Completed&quot;))+SUMPRODUCT(([.$A$10:.$A$255]=&quot;Intermediate&quot;)*([.E$10:.E$255]=&quot;Pre-Passed&quot;))+0.5*SUMPRODUCT(([.$A$10:.$A$255]=&quot;Intermediate&quot;)*([.E$10:.E$255]=&quot;Partial&quot;))" office:value-type="float" office:value="0">
            <text:p>0</text:p>
          </table:table-cell>
          <table:table-cell table:style-name="ce75" table:formula="of:=&quot;Intermediate &quot;&amp;[.$F$1]&amp;&quot;s &quot;&amp;[.A5]" office:value-type="string" office:string-value="Intermediate DCRs Completed">
            <text:p>Intermediate DCRs Completed</text:p>
          </table:table-cell>
          <table:table-cell table:style-name="ce95" table:number-columns-repeated="4"/>
          <table:table-cell table:number-columns-repeated="1014"/>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55]=&quot;Advanced&quot;)*([.D$10:.D$255]=&quot;Missing&quot;))+0.5*SUMPRODUCT(([.$A$10:.$A$255]=&quot;Advanced&quot;)*([.D$10:.D$255]=&quot;Partial&quot;))" office:value-type="float" office:value="2">
            <text:p>2</text:p>
          </table:table-cell>
          <table:table-cell table:style-name="ce89" table:formula="of:=SUMPRODUCT(([.$A$10:.$A$255]=&quot;Advanced&quot;)*([.E$10:.E$255]=&quot;Missing&quot;))+0.5*SUMPRODUCT(([.$A$10:.$A$255]=&quot;Advanced&quot;)*([.E$10:.E$255]=&quot;Partial&quot;))" office:value-type="float" office:value="0">
            <text:p>0</text:p>
          </table:table-cell>
          <table:table-cell table:style-name="ce75" table:formula="of:=&quot;Advanced &quot;&amp;[.$F$1]&amp;&quot;s &quot;&amp;[.A3]" office:value-type="string" office:string-value="Advanced DCRs Missing">
            <text:p>Advanced DCRs Missing</text:p>
          </table:table-cell>
          <table:table-cell table:style-name="ce95" table:number-columns-repeated="4"/>
          <table:table-cell table:number-columns-repeated="1014"/>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55]=&quot;Advanced&quot;)*([.D$10:.D$255]=&quot;Completed&quot;))+SUMPRODUCT(([.$A$10:.$A$255]=&quot;Advanced&quot;)*([.D$10:.D$255]=&quot;Pre-Passed&quot;))+0.5*SUMPRODUCT(([.$A$10:.$A$255]=&quot;Advanced&quot;)*([.D$10:.D$255]=&quot;Partial&quot;))" office:value-type="float" office:value="20">
            <text:p>20</text:p>
          </table:table-cell>
          <table:table-cell table:style-name="ce89" table:formula="of:=SUMPRODUCT(([.$A$10:.$A$255]=&quot;Advanced&quot;)*([.E$10:.E$255]=&quot;Completed&quot;))+SUMPRODUCT(([.$A$10:.$A$255]=&quot;Advanced&quot;)*([.E$10:.E$255]=&quot;Pre-Passed&quot;))+0.5*SUMPRODUCT(([.$A$10:.$A$255]=&quot;Advanced&quot;)*([.E$10:.E$255]=&quot;Partial&quot;))" office:value-type="float" office:value="0">
            <text:p>0</text:p>
          </table:table-cell>
          <table:table-cell table:style-name="ce75" table:formula="of:=&quot;Advanced &quot;&amp;[.$F$1]&amp;&quot;s &quot;&amp;[.A5]" office:value-type="string" office:string-value="Advanced DCRs Completed">
            <text:p>Advanced DCRs Completed</text:p>
          </table:table-cell>
          <table:table-cell table:style-name="ce96" table:number-columns-repeated="1012"/>
          <table:table-cell table:number-columns-repeated="6"/>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55]=&quot;Professional&quot;)*([.D$10:.D$255]=&quot;Completed&quot;))+SUMPRODUCT(([.$A$10:.$A$255]=&quot;Professional&quot;)*([.D$10:.D$255]=&quot;Pre-Passed&quot;))+0.5*SUMPRODUCT(([.$A$10:.$A$255]=&quot;Professional&quot;)*([.D$10:.D$255]=&quot;Partial&quot;))" office:value-type="float" office:value="1">
            <text:p>1</text:p>
          </table:table-cell>
          <table:table-cell table:style-name="ce89" table:formula="of:=SUMPRODUCT(([.$A$10:.$A$255]=&quot;Professional&quot;)*([.E$10:.E$255]=&quot;Completed&quot;))+SUMPRODUCT(([.$A$10:.$A$255]=&quot;Professional&quot;)*([.E$10:.E$255]=&quot;Pre-Passed&quot;))+0.5*SUMPRODUCT(([.$A$10:.$A$255]=&quot;Professional&quot;)*([.E$10:.E$255]=&quot;Partial&quot;))" office:value-type="float" office:value="0">
            <text:p>0</text:p>
          </table:table-cell>
          <table:table-cell table:style-name="ce75" table:formula="of:=&quot;Professional &quot;&amp;[.$F$1]&amp;&quot;s &quot;&amp;[.A5]" office:value-type="string" office:string-value="Professional DCRs Completed">
            <text:p>Professional DCRs Completed</text:p>
          </table:table-cell>
          <table:table-cell table:style-name="ce96" table:number-columns-repeated="1012"/>
          <table:table-cell table:number-columns-repeated="6"/>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55]=&quot;Innovative&quot;)*([.D$10:.D$255]=&quot;Completed&quot;))+SUMPRODUCT(([.$A$10:.$A$255]=&quot;Innovative&quot;)*([.D$10:.D$255]=&quot;Pre-Passed&quot;))+0.5*SUMPRODUCT(([.$A$10:.$A$255]=&quot;Innovative&quot;)*([.D$10:.D$255]=&quot;Partial&quot;))" office:value-type="float" office:value="0">
            <text:p>0</text:p>
          </table:table-cell>
          <table:table-cell table:style-name="ce89" table:formula="of:=SUMPRODUCT(([.$A$10:.$A$255]=&quot;Innovative&quot;)*([.E$10:.E$255]=&quot;Completed&quot;))+SUMPRODUCT(([.$A$10:.$A$255]=&quot;Innovative&quot;)*([.E$10:.E$255]=&quot;Pre-Passed&quot;))+0.5*SUMPRODUCT(([.$A$10:.$A$255]=&quot;Innovative&quot;)*([.E$10:.E$255]=&quot;Partial&quot;))" office:value-type="float" office:value="0">
            <text:p>0</text:p>
          </table:table-cell>
          <table:table-cell table:style-name="ce75" table:formula="of:=&quot;Innovative &quot;&amp;[.$F$1]&amp;&quot;s &quot;&amp;[.A5]" office:value-type="string" office:string-value="Innovative DCRs Completed">
            <text:p>Innovative DCRs Completed</text:p>
          </table:table-cell>
          <table:table-cell table:style-name="ce96" table:number-columns-repeated="1012"/>
          <table:table-cell table:number-columns-repeated="6"/>
        </table:table-row>
        <table:table-row table:style-name="ro5">
          <table:table-cell table:style-name="ce67" office:value-type="string" table:number-columns-spanned="2" table:number-rows-spanned="1">
            <text:p><text:s/>CONTROLS</text:p>
          </table:table-cell>
          <table:covered-table-cell table:style-name="ce77"/>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style-name="ce97" table:number-columns-repeated="4"/>
          <table:table-cell table:style-name="ce98" table:number-columns-repeated="1008"/>
          <table:table-cell table:number-columns-repeated="6"/>
        </table:table-row>
        <table:table-row table:style-name="ro6">
          <table:table-cell table:style-name="ce68" office:value-type="string">
            <text:p>Required</text:p>
          </table:table-cell>
          <table:table-cell table:style-name="ce75" office:value-type="string">
            <text:p>How To Play</text:p>
          </table:table-cell>
          <table:table-cell table:style-name="ce83" office:value-type="string">
            <text:p>Controls (or interactive HUD) are at least explained on the How to Play screen and are not incorrec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Animated how to play screen that teaches the player with an animated example.</text:p>
          </table:table-cell>
          <table:table-cell table:number-columns-repeated="1018"/>
        </table:table-row>
        <table:table-row table:style-name="ro6">
          <table:table-cell table:style-name="ce68" office:value-type="string">
            <text:p>Required</text:p>
          </table:table-cell>
          <table:table-cell table:style-name="ce75" office:value-type="string">
            <text:p>Working Controls</text:p>
          </table:table-cell>
          <table:table-cell table:style-name="ce83" office:value-type="string">
            <text:p>Controls (or interactive HUD) at least work to some degree and are not fundamentally broken or incomprehensibl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gamepad and keyboard controls.</text:p>
          </table:table-cell>
          <table:table-cell table:number-columns-repeated="1018"/>
        </table:table-row>
        <table:table-row table:style-name="ro7">
          <table:table-cell table:style-name="ce68" office:value-type="string">
            <text:p>Required</text:p>
          </table:table-cell>
          <table:table-cell table:style-name="ce75" office:value-type="string">
            <text:p>Basic Controls</text:p>
          </table:table-cell>
          <table:table-cell table:style-name="ce83" office:value-type="string">
            <text:p>There is at least one segment that teaches the basic actions and controls (or interactive HUD).</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yup</text:p>
          </table:table-cell>
          <table:table-cell table:number-columns-repeated="1018"/>
        </table:table-row>
        <table:table-row table:style-name="ro7">
          <table:table-cell table:style-name="ce68" office:value-type="string">
            <text:p>Basic</text:p>
          </table:table-cell>
          <table:table-cell table:style-name="ce75" office:value-type="string">
            <text:p>Stable Controls</text:p>
          </table:table-cell>
          <table:table-cell table:style-name="ce84" office:value-type="string">
            <text:p>Controls (or interactive HUD) are responsive and do not behave strangely.</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yup</text:p>
          </table:table-cell>
          <table:table-cell table:number-columns-repeated="1018"/>
        </table:table-row>
        <table:table-row table:style-name="ro7">
          <table:table-cell table:style-name="ce68" office:value-type="string">
            <text:p>Basic</text:p>
          </table:table-cell>
          <table:table-cell table:style-name="ce75" office:value-type="string">
            <text:p>Simple Controls</text:p>
          </table:table-cell>
          <table:table-cell table:style-name="ce83" office:value-type="string">
            <text:p>Controls (or interactive HUD) are not overly difficult or complicated for a normal playe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very simple (movement and jumping)</text:p>
          </table:table-cell>
          <table:table-cell table:number-columns-repeated="1018"/>
        </table:table-row>
        <table:table-row table:style-name="ro6">
          <table:table-cell table:style-name="ce68" office:value-type="string">
            <text:p>Basic</text:p>
          </table:table-cell>
          <table:table-cell table:style-name="ce75" office:value-type="string">
            <text:p>Primary Teaching</text:p>
          </table:table-cell>
          <table:table-cell table:style-name="ce83" office:value-type="string">
            <text:p>The primary actions/controls for each episode are taught decently in the intro segments.</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teaching is done through the how to play and also through the visuals in the game</text:p>
          </table:table-cell>
          <table:table-cell table:number-columns-repeated="1018"/>
        </table:table-row>
        <table:table-row table:style-name="ro6">
          <table:table-cell table:style-name="ce68" office:value-type="string">
            <text:p>Basic</text:p>
          </table:table-cell>
          <table:table-cell table:style-name="ce75" office:value-type="string">
            <text:p>Secondary Teaching</text:p>
          </table:table-cell>
          <table:table-cell table:style-name="ce83" office:value-type="string">
            <text:p>The secondary actions/controls for each episode are taught decently in the intro segments.</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teaching is done through the how to play and also through the visuals in the game</text:p>
          </table:table-cell>
          <table:table-cell table:number-columns-repeated="1018"/>
        </table:table-row>
        <table:table-row table:style-name="ro6">
          <table:table-cell table:style-name="ce68" office:value-type="string">
            <text:p>Basic</text:p>
          </table:table-cell>
          <table:table-cell table:style-name="ce75" office:value-type="string">
            <text:p>Tertiary Teaching</text:p>
          </table:table-cell>
          <table:table-cell table:style-name="ce83" office:value-type="string">
            <text:p>The tertiary actions/controls for each episode are taught decently in the intro segments.</text:p>
          </table:table-cell>
          <table:table-cell table:style-name="ce91" table:content-validation-name="val4" office:value-type="string">
            <text:p>Not Applicable</text:p>
          </table:table-cell>
          <table:table-cell table:style-name="ce91" table:content-validation-name="val4" office:value-type="string">
            <text:p>Untested</text:p>
          </table:table-cell>
          <table:table-cell table:style-name="ce75" office:value-type="string">
            <text:p>not sure if this applies</text:p>
          </table:table-cell>
          <table:table-cell table:number-columns-repeated="1018"/>
        </table:table-row>
        <table:table-row table:style-name="ro7">
          <table:table-cell table:style-name="ce68" office:value-type="string">
            <text:p>Advanced</text:p>
          </table:table-cell>
          <table:table-cell table:style-name="ce75" office:value-type="string">
            <text:p>Tuned Controls</text:p>
          </table:table-cell>
          <table:table-cell table:style-name="ce83" office:value-type="string">
            <text:p>Controls (or interactive HUD) are well-tuned and always respond perfectly.</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controls work very well and are responsive</text:p>
          </table:table-cell>
          <table:table-cell table:number-columns-repeated="1018"/>
        </table:table-row>
        <table:table-row table:style-name="ro8">
          <table:table-cell table:style-name="ce68" office:value-type="string">
            <text:p>Advanced</text:p>
          </table:table-cell>
          <table:table-cell table:style-name="ce75" office:value-type="string">
            <text:p>Integrated Teaching</text:p>
          </table:table-cell>
          <table:table-cell table:style-name="ce84" office:value-type="string">
            <text:p>Controls (or interactive HUD) and actions are taught well in the game itself, and the teaching is integrated into the regular episodes in an elegant way. Also counts if the controls/actions are always naturally clear to the playe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teaching is done through the how to play and also through the visuals in the game</text:p>
          </table:table-cell>
          <table:table-cell table:number-columns-repeated="1018"/>
        </table:table-row>
        <table:table-row table:style-name="ro9">
          <table:table-cell table:style-name="ce68" office:value-type="string">
            <text:p>Advanced</text:p>
          </table:table-cell>
          <table:table-cell table:style-name="ce75" office:value-type="string">
            <text:p>Reactive Teaching</text:p>
          </table:table-cell>
          <table:table-cell table:style-name="ce84" office:value-type="string">
            <text:p>Controls (or interactive HUD) and actions are only directly taught when it becomes apparent that the player has not been able to figure them out quickly enough, through use of a dynamic system that tracks what the player is doing.</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10">
          <table:table-cell table:style-name="ce68" office:value-type="string">
            <text:p>Professional</text:p>
          </table:table-cell>
          <table:table-cell table:style-name="ce75" office:value-type="string">
            <text:p>Clever Controls</text:p>
          </table:table-cell>
          <table:table-cell table:style-name="ce83" office:value-type="string">
            <text:p>Controls (or interactive HUD) are particularly clever or cool, including just being simple in a clever way (a one-button game, for exampl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I think mapping the controls dynamically based on how many gamepads are plugged in is pretty smart. Also, the controls are so simple that they can fit on one gamepad and work well.</text:p>
          </table:table-cell>
          <table:table-cell table:number-columns-repeated="1018"/>
        </table:table-row>
        <table:table-row table:style-name="ro5">
          <table:table-cell table:style-name="ce68" office:value-type="string">
            <text:p>Innovative</text:p>
          </table:table-cell>
          <table:table-cell table:style-name="ce75" office:value-type="string">
            <text:p>Novel Controls</text:p>
          </table:table-cell>
          <table:table-cell table:style-name="ce83" office:value-type="string">
            <text:p>Controls are non-standard or innovative, such as a Kinect, a touch interface, etc.</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69" office:value-type="string" table:number-columns-spanned="2" table:number-rows-spanned="1">
            <text:p><text:s/>GOALS</text:p>
          </table:table-cell>
          <table:covered-table-cell table:style-name="ce78"/>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6">
          <table:table-cell table:style-name="ce68" office:value-type="string">
            <text:p>Required</text:p>
          </table:table-cell>
          <table:table-cell table:style-name="ce75" office:value-type="string">
            <text:p>How To Play</text:p>
          </table:table-cell>
          <table:table-cell table:style-name="ce83" office:value-type="string">
            <text:p>Explicit goals are at least explained on the How to Play screen and are not incorrec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Animated how to play screen that teaches the player with an animated example.</text:p>
          </table:table-cell>
          <table:table-cell table:number-columns-repeated="1018"/>
        </table:table-row>
        <table:table-row table:style-name="ro7">
          <table:table-cell table:style-name="ce68" office:value-type="string">
            <text:p>Required</text:p>
          </table:table-cell>
          <table:table-cell table:style-name="ce75" office:value-type="string">
            <text:p>Decipherable Goals</text:p>
          </table:table-cell>
          <table:table-cell table:style-name="ce83" office:value-type="string">
            <text:p>Implicit goals are at least possible to figure out eventually.</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yes</text:p>
          </table:table-cell>
          <table:table-cell table:number-columns-repeated="1018"/>
        </table:table-row>
        <table:table-row table:style-name="ro6">
          <table:table-cell table:style-name="ce68" office:value-type="string">
            <text:p>Basic</text:p>
          </table:table-cell>
          <table:table-cell table:style-name="ce75" office:value-type="string">
            <text:p>Primary Goals</text:p>
          </table:table-cell>
          <table:table-cell table:style-name="ce83" office:value-type="string">
            <text:p>Primary explicit goals for each episode are taught decently in the intro segment, or in a tutorial.</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yes</text:p>
          </table:table-cell>
          <table:table-cell table:number-columns-repeated="1018"/>
        </table:table-row>
        <table:table-row table:style-name="ro6">
          <table:table-cell table:style-name="ce68" office:value-type="string">
            <text:p>Basic</text:p>
          </table:table-cell>
          <table:table-cell table:style-name="ce75" office:value-type="string">
            <text:p>Secondary Goals</text:p>
          </table:table-cell>
          <table:table-cell table:style-name="ce83" office:value-type="string">
            <text:p>Secondary explicit goals for each episode are taught decently in the intro segment, or in a tutorial.</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collect the cubes for achievement purposes, level recap music, and lives</text:p>
          </table:table-cell>
          <table:table-cell table:number-columns-repeated="1018"/>
        </table:table-row>
        <table:table-row table:style-name="ro6">
          <table:table-cell table:style-name="ce68" office:value-type="string">
            <text:p>Basic</text:p>
          </table:table-cell>
          <table:table-cell table:style-name="ce75" office:value-type="string">
            <text:p>Tertiary Goals</text:p>
          </table:table-cell>
          <table:table-cell table:style-name="ce83" office:value-type="string">
            <text:p>Tertiary explicit goals for each episode are taught decently in the intro segment, or in a tutorial.</text:p>
          </table:table-cell>
          <table:table-cell table:style-name="ce91" table:content-validation-name="val4" office:value-type="string">
            <text:p>Not Applicable</text:p>
          </table:table-cell>
          <table:table-cell table:style-name="ce91" table:content-validation-name="val4" office:value-type="string">
            <text:p>Untested</text:p>
          </table:table-cell>
          <table:table-cell table:style-name="ce75" office:value-type="string">
            <text:p>not sure if this applies</text:p>
          </table:table-cell>
          <table:table-cell table:number-columns-repeated="1018"/>
        </table:table-row>
        <table:table-row table:style-name="ro6">
          <table:table-cell table:style-name="ce68" office:value-type="string">
            <text:p>Advanced</text:p>
          </table:table-cell>
          <table:table-cell table:style-name="ce75" office:value-type="string">
            <text:p>Integrated Goals</text:p>
          </table:table-cell>
          <table:table-cell table:style-name="ce84" office:value-type="string">
            <text:p>Goals are taught well in the game itself, and the teaching is integrated into the regular episodes in an elegant way. Also counts if the goals are always naturally clear to the playe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pretty naturally clear, collect the things, and get to the end as quickly as possible</text:p>
          </table:table-cell>
          <table:table-cell table:number-columns-repeated="1018"/>
        </table:table-row>
        <table:table-row table:style-name="ro11">
          <table:table-cell table:style-name="ce68" office:value-type="string">
            <text:p>Advanced</text:p>
          </table:table-cell>
          <table:table-cell table:style-name="ce75" office:value-type="string">
            <text:p>Reactive Goals</text:p>
          </table:table-cell>
          <table:table-cell table:style-name="ce84" office:value-type="string">
            <text:p>Goals are only directly taught when it becomes apparent that the player has not been able to figure them out quickly enough, through use of a dynamic system that tracks what the player is doing.</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Professional</text:p>
          </table:table-cell>
          <table:table-cell table:style-name="ce75" office:value-type="string">
            <text:p>Clever Goals</text:p>
          </table:table-cell>
          <table:table-cell table:style-name="ce85" office:value-type="string">
            <text:p>Goals are conveyed or taught in a particularly clever or interesting way.</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Innovative</text:p>
          </table:table-cell>
          <table:table-cell table:style-name="ce75" office:value-type="string">
            <text:p>Novel Goals</text:p>
          </table:table-cell>
          <table:table-cell table:style-name="ce85" office:value-type="string">
            <text:p>Goals are of a nature not usually seen at DigiPen.</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69" office:value-type="string" table:number-columns-spanned="2" table:number-rows-spanned="1">
            <text:p><text:s/>PROGRESS</text:p>
          </table:table-cell>
          <table:covered-table-cell table:style-name="ce78"/>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11">
          <table:table-cell table:style-name="ce68" office:value-type="string">
            <text:p>Required</text:p>
          </table:table-cell>
          <table:table-cell table:style-name="ce75" office:value-type="string">
            <text:p>Limited Progress</text:p>
          </table:table-cell>
          <table:table-cell table:style-name="ce83" office:value-type="string">
            <text:p>The player's progress is shown in a limited way, but is either not very clear or is not present at important moments in the game (such as when fighting a boss).</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table:table-cell table:number-columns-repeated="1018"/>
        </table:table-row>
        <table:table-row table:style-name="ro12">
          <table:table-cell table:style-name="ce68" office:value-type="string">
            <text:p>Basic</text:p>
          </table:table-cell>
          <table:table-cell table:style-name="ce75" office:value-type="string">
            <text:p>Segment Progress</text:p>
          </table:table-cell>
          <table:table-cell table:style-name="ce83" office:value-type="string">
            <text:p>The player's progress inside each segment of gameplay is clear. This often just happens naturally (you can see all the enemies/puzzle pieces/etc.), but sometimes it will need to be more explicit (countdown for a wave, progress on a boss, etc.). As long as the player is not surprised when a segment is over (or is wondering how much longer it will take), you're okay. This can just be because the game is so engaging that the player doesn't notice or care, but check with an instructor before assuming this is the case with your gam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table:table-cell table:number-columns-repeated="1018"/>
        </table:table-row>
        <table:table-row table:style-name="ro13">
          <table:table-cell table:style-name="ce68" office:value-type="string">
            <text:p>Basic</text:p>
          </table:table-cell>
          <table:table-cell table:style-name="ce75" office:value-type="string">
            <text:p>Episode Progress</text:p>
          </table:table-cell>
          <table:table-cell table:style-name="ce83" office:value-type="string">
            <text:p>The overall progress of the player inside each episode is clear. This can be because the player is shown how many enemies/collectables/checkpoints are left, or can be done through narrative hints. As long as the player is not surprised when an episode is over (or is wondering how much longer it will take), you're okay. This can just be because the game is so engaging that the player doesn't notice or care, but check with an instructor before assuming this is the case with your gam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table:table-cell table:number-columns-repeated="1018"/>
        </table:table-row>
        <table:table-row table:style-name="ro12">
          <table:table-cell table:style-name="ce68" office:value-type="string">
            <text:p>Basic</text:p>
          </table:table-cell>
          <table:table-cell table:style-name="ce75" office:value-type="string">
            <text:p>Overall Progress</text:p>
          </table:table-cell>
          <table:table-cell table:style-name="ce83" office:value-type="string">
            <text:p>The overall progress of the player from episode to episode to episode is clear. This can be because the player is shown how many episodes there are (directly or indirectly), or can be done through narrative hints. As long as the player is not surprised when the game is over (or is wondering how much longer it will take), you're okay. This can just be because the game is so engaging that the player doesn't notice or care, but check with an instructor before assuming this is the case with your game. This does not apply to single-episode games, unless that episode is part of a larger match or something simila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table:table-cell table:number-columns-repeated="1018"/>
        </table:table-row>
        <table:table-row table:style-name="ro14">
          <table:table-cell table:style-name="ce68" office:value-type="string">
            <text:p>Advanced</text:p>
          </table:table-cell>
          <table:table-cell table:style-name="ce75" office:value-type="string">
            <text:p>Comprehensive Progress</text:p>
          </table:table-cell>
          <table:table-cell table:style-name="ce83" office:value-type="string">
            <text:p>The player's progress is elegantly and clearly shown in all appropriate areas of the gam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In-game hud allows for the player to track their in-level progress. At the end of each level the game goes to a level recap just to make it crystal clear. The gameover for winning shows the player how well they did for every level.</text:p>
          </table:table-cell>
          <table:table-cell table:number-columns-repeated="1018"/>
        </table:table-row>
        <table:table-row table:style-name="ro5">
          <table:table-cell table:style-name="ce68" office:value-type="string">
            <text:p>Professional</text:p>
          </table:table-cell>
          <table:table-cell table:style-name="ce75" office:value-type="string">
            <text:p>Clever Progress</text:p>
          </table:table-cell>
          <table:table-cell table:style-name="ce83" office:value-type="string">
            <text:p>The player's progress is shown in particularly clever ways.</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Innovative</text:p>
          </table:table-cell>
          <table:table-cell table:style-name="ce75" office:value-type="string">
            <text:p>Engaging Progress</text:p>
          </table:table-cell>
          <table:table-cell table:style-name="ce83" office:value-type="string">
            <text:p>The player's progress is shown in an extremely cool or engaging way.</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5">
          <table:table-cell table:style-name="ce70" office:value-type="string" table:number-columns-spanned="2" table:number-rows-spanned="1">
            <text:p><text:s/>MICRO DYNAMICS</text:p>
          </table:table-cell>
          <table:covered-table-cell table:style-name="ce75"/>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6">
          <table:table-cell table:style-name="ce68" office:value-type="string">
            <text:p>Required</text:p>
          </table:table-cell>
          <table:table-cell table:style-name="ce75" office:value-type="string">
            <text:p>Copied Gameplay</text:p>
          </table:table-cell>
          <table:table-cell table:style-name="ce83" office:value-type="string">
            <text:p>The gameplay dynamics are copied from another game, but the content/theme/etc. are different enough not to violate any copyright laws.</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a lot like ibb and obb</text:p>
          </table:table-cell>
          <table:table-cell table:number-columns-repeated="1018"/>
        </table:table-row>
        <table:table-row table:style-name="ro7">
          <table:table-cell table:style-name="ce68" office:value-type="string">
            <text:p>Required</text:p>
          </table:table-cell>
          <table:table-cell table:style-name="ce75" office:value-type="string">
            <text:p>Prototyped Gameplay</text:p>
          </table:table-cell>
          <table:table-cell table:style-name="ce83" office:value-type="string">
            <text:p>Game has at least a real prototype of core gameplay and is not just a tech demo.</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yes</text:p>
          </table:table-cell>
          <table:table-cell table:number-columns-repeated="1018"/>
        </table:table-row>
        <table:table-row table:style-name="ro6">
          <table:table-cell table:style-name="ce68" office:value-type="string">
            <text:p>Required</text:p>
          </table:table-cell>
          <table:table-cell table:style-name="ce75" office:value-type="string">
            <text:p>Technically Playable</text:p>
          </table:table-cell>
          <table:table-cell table:style-name="ce83" office:value-type="string">
            <text:p>Overall, the intensity of the gameplay is too high, making the game too difficult (in easy mode), but can still be played by a skilled playe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yes</text:p>
          </table:table-cell>
          <table:table-cell table:number-columns-repeated="1018"/>
        </table:table-row>
        <table:table-row table:style-name="ro11">
          <table:table-cell table:style-name="ce68" office:value-type="string">
            <text:p>Basic</text:p>
          </table:table-cell>
          <table:table-cell table:style-name="ce75" office:value-type="string">
            <text:p>Simple Variations</text:p>
          </table:table-cell>
          <table:table-cell table:style-name="ce83" office:value-type="string">
            <text:p>The gameplay dynamics are simple variations on known games, but at least are not completely unoriginal.</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71" office:value-type="string">
            <text:p>Basic</text:p>
          </table:table-cell>
          <table:table-cell table:style-name="ce78" office:value-type="string">
            <text:p>Appropriate Intensity</text:p>
          </table:table-cell>
          <table:table-cell table:style-name="ce83" office:value-type="string">
            <text:p>Overall, the intensity of gameplay is not too high or too low for the style of game being made, so that the difficulty (in easy mode) hurts the experience of the average playe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table:table-cell table:number-columns-repeated="1018"/>
        </table:table-row>
        <table:table-row table:style-name="ro5">
          <table:table-cell table:style-name="ce71" office:value-type="string">
            <text:p>Basic</text:p>
          </table:table-cell>
          <table:table-cell table:style-name="ce78" office:value-type="string">
            <text:p>Appropriate Tempo</text:p>
          </table:table-cell>
          <table:table-cell table:style-name="ce83" office:value-type="string">
            <text:p>Overall, the tempo of gameplay is not way too fast or way too slow.</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table:table-cell table:number-columns-repeated="1018"/>
        </table:table-row>
        <table:table-row table:style-name="ro5">
          <table:table-cell table:style-name="ce71" office:value-type="string">
            <text:p>Basic</text:p>
          </table:table-cell>
          <table:table-cell table:style-name="ce78" office:value-type="string">
            <text:p>Appropriate Rhythm</text:p>
          </table:table-cell>
          <table:table-cell table:style-name="ce83" office:value-type="string">
            <text:p>Overall, the rhythm of gameplay is not jarring or random.</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Basic</text:p>
          </table:table-cell>
          <table:table-cell table:style-name="ce78" office:value-type="string">
            <text:p>No Dissonance</text:p>
          </table:table-cell>
          <table:table-cell table:style-name="ce83" office:value-type="string">
            <text:p>Overall, gameplay elements work in harmony and do not cause “dissonanc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68" office:value-type="string">
            <text:p>Basic</text:p>
          </table:table-cell>
          <table:table-cell table:style-name="ce78" office:value-type="string">
            <text:p>Some Anticipation</text:p>
          </table:table-cell>
          <table:table-cell table:style-name="ce83" office:value-type="string">
            <text:p>There are at least a few moments (minimum of three) where the principal of anticipation is used to decent effect in the gameplay. If they are not obvious, point them out in the notes field.</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Advanced</text:p>
          </table:table-cell>
          <table:table-cell table:style-name="ce75" office:value-type="string">
            <text:p>Interesting Variations</text:p>
          </table:table-cell>
          <table:table-cell table:style-name="ce83" office:value-type="string">
            <text:p>The gameplay dynamics are interesting variations on known games, even if they are not original.</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Different gameplay mechanics like death zones, gates, gravity, bounce pads, and bridges allow for an interesting variation on gameplay</text:p>
          </table:table-cell>
          <table:table-cell table:number-columns-repeated="1018"/>
        </table:table-row>
        <table:table-row table:style-name="ro6">
          <table:table-cell table:style-name="ce71" office:value-type="string">
            <text:p>Advanced</text:p>
          </table:table-cell>
          <table:table-cell table:style-name="ce78" office:value-type="string">
            <text:p>Varied Intensity</text:p>
          </table:table-cell>
          <table:table-cell table:style-name="ce83" office:value-type="string">
            <text:p>Overall, intensity of gameplay is varied in an interesting way, with multiple peaks.</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5" office:value-type="string">
            <text:p>Every three levels builds on intensity before dipping down in intensity to introduce a new mechanic.</text:p>
          </table:table-cell>
          <table:table-cell table:number-columns-repeated="1018"/>
        </table:table-row>
        <table:table-row table:style-name="ro6">
          <table:table-cell table:style-name="ce71" office:value-type="string">
            <text:p>Advanced</text:p>
          </table:table-cell>
          <table:table-cell table:style-name="ce78" office:value-type="string">
            <text:p>Decent Melody</text:p>
          </table:table-cell>
          <table:table-cell table:style-name="ce83" office:value-type="string">
            <text:p>Overall, gameplay has an interesting variety of actions that often result in a decent “melody”, making it interesting to play more than onc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the game moves at a pretty good pace</text:p>
          </table:table-cell>
          <table:table-cell table:number-columns-repeated="1018"/>
        </table:table-row>
        <table:table-row table:style-name="ro6">
          <table:table-cell table:style-name="ce71" office:value-type="string">
            <text:p>Advanced</text:p>
          </table:table-cell>
          <table:table-cell table:style-name="ce78" office:value-type="string">
            <text:p>Strong Harmonies</text:p>
          </table:table-cell>
          <table:table-cell table:style-name="ce83" office:value-type="string">
            <text:p>Overall, gameplay elements work so well in harmony with each other that they significantly enhance the experience of the gam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the gameplay elements work well together and do not seem out of place. They all fit well with the theme.</text:p>
          </table:table-cell>
          <table:table-cell table:number-columns-repeated="1018"/>
        </table:table-row>
        <table:table-row table:style-name="ro8">
          <table:table-cell table:style-name="ce71" office:value-type="string">
            <text:p>Advanced</text:p>
          </table:table-cell>
          <table:table-cell table:style-name="ce78" office:value-type="string">
            <text:p>Good Anticipation</text:p>
          </table:table-cell>
          <table:table-cell table:style-name="ce83" office:value-type="string">
            <text:p>There are lots of moments (at least a dozen) where the principal of anticipation is used to good effect in the gameplay. These moments should be obvious to the playe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There are some great anticipation moments where the player(s) must help each other other and anticipate each other's timing.</text:p>
          </table:table-cell>
          <table:table-cell table:number-columns-repeated="1018"/>
        </table:table-row>
        <table:table-row table:style-name="ro5">
          <table:table-cell table:style-name="ce68" office:value-type="string">
            <text:p>Professional</text:p>
          </table:table-cell>
          <table:table-cell table:style-name="ce75" office:value-type="string">
            <text:p>Failed Attempted Innovation</text:p>
          </table:table-cell>
          <table:table-cell table:style-name="ce83" office:value-type="string">
            <text:p>Style of gameplay is an attempt to be innovative, even if the attempt does not succeed at all.</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71" office:value-type="string">
            <text:p>Professional</text:p>
          </table:table-cell>
          <table:table-cell table:style-name="ce78" office:value-type="string">
            <text:p>Great Intensity Curve</text:p>
          </table:table-cell>
          <table:table-cell table:style-name="ce83" office:value-type="string">
            <text:p>Overall, intensity of gameplay is consistently varied in an interesting way, with multiple perfectly-timed, rising peaks.</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5"/>
          <table:table-cell table:number-columns-repeated="1018"/>
        </table:table-row>
        <table:table-row table:style-name="ro11">
          <table:table-cell table:style-name="ce71" office:value-type="string">
            <text:p>Professional</text:p>
          </table:table-cell>
          <table:table-cell table:style-name="ce78" office:value-type="string">
            <text:p>Good Melody</text:p>
          </table:table-cell>
          <table:table-cell table:style-name="ce83" office:value-type="string">
            <text:p>Overall, gameplay almost always results in a good “melody”, making it interesting to play multiple times.</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71" office:value-type="string">
            <text:p>Professional</text:p>
          </table:table-cell>
          <table:table-cell table:style-name="ce78" office:value-type="string">
            <text:p>Elegant Harmonies</text:p>
          </table:table-cell>
          <table:table-cell table:style-name="ce83" office:value-type="string">
            <text:p>Overall, gameplay elements work together elegantly and seamlessly, creating an experience that is much great than the sum of their parts.</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71" office:value-type="string">
            <text:p>Professional</text:p>
          </table:table-cell>
          <table:table-cell table:style-name="ce78" office:value-type="string">
            <text:p>Great Anticipation</text:p>
          </table:table-cell>
          <table:table-cell table:style-name="ce83" office:value-type="string">
            <text:p>There are lots of moments (at least a dozen) where the principal of anticipation is used to great effect in the gameplay. These moments should be very obvious to the player.</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Innovative</text:p>
          </table:table-cell>
          <table:table-cell table:style-name="ce78" office:value-type="string">
            <text:p>Great Melody</text:p>
          </table:table-cell>
          <table:table-cell table:style-name="ce83" office:value-type="string">
            <text:p>Overall, gameplay almost always results in a great “melody”, making it deeply immersive.</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68" office:value-type="string">
            <text:p>Innovative</text:p>
          </table:table-cell>
          <table:table-cell table:style-name="ce75" office:value-type="string">
            <text:p>Uncommon Gameplay</text:p>
          </table:table-cell>
          <table:table-cell table:style-name="ce83" office:value-type="string">
            <text:p>Style of gameplay is unusual or rarely seen at DigiPen, even if it has been done before.<text:span text:style-name="T6"> Count “Interesting Variations” </text:span><text:span text:style-name="T6">above as completed as well.</text:span></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68" office:value-type="string">
            <text:p>Innovative</text:p>
          </table:table-cell>
          <table:table-cell table:style-name="ce75" office:value-type="string">
            <text:p>Interesting Attempted Innovation</text:p>
          </table:table-cell>
          <table:table-cell table:style-name="ce83" office:value-type="string">
            <text:p>Results of an attempt at innovation are interesting, even if not completely successful.<text:span text:style-name="T6"> Count “Failed Attempted </text:span><text:span text:style-name="T6">Innovation” above as completed as well.</text:span></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68" office:value-type="string">
            <text:p>Innovative</text:p>
          </table:table-cell>
          <table:table-cell table:style-name="ce75" office:value-type="string">
            <text:p>Minor Innovation</text:p>
          </table:table-cell>
          <table:table-cell table:style-name="ce83" office:value-type="string">
            <text:p>Gameplay has a minor innovation that actually works.<text:span text:style-name="T6"> Count </text:span><text:span text:style-name="T6">all “innovative” CRs above this one as completed as well.</text:span></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68" office:value-type="string">
            <text:p>Innovative</text:p>
          </table:table-cell>
          <table:table-cell table:style-name="ce75" office:value-type="string">
            <text:p>Major Innovation</text:p>
          </table:table-cell>
          <table:table-cell table:style-name="ce83" office:value-type="string">
            <text:p>Gameplay has a major innovation that actually works.<text:span text:style-name="T6"> Count </text:span><text:span text:style-name="T6">all “innovative” CRs above this one as completed as well.</text:span></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68" office:value-type="string">
            <text:p>Innovative</text:p>
          </table:table-cell>
          <table:table-cell table:style-name="ce75" office:value-type="string">
            <text:p>Novel Innovation</text:p>
          </table:table-cell>
          <table:table-cell table:style-name="ce83" office:value-type="string">
            <text:p>Gameplay is completely novel and actually works.<text:span text:style-name="T6"> Count all </text:span><text:span text:style-name="T6">“innovative” CRs above this one as completed as well.</text:span></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69" office:value-type="string" table:number-columns-spanned="2" table:number-rows-spanned="1">
            <text:p><text:s/>EPISODE STRUCTURE</text:p>
          </table:table-cell>
          <table:covered-table-cell table:style-name="ce78"/>
          <table:table-cell table:style-name="ce86" office:value-type="string">
            <text:p><text:span text:style-name="T7">Details</text:span> (note that a game does not have to have more than one episode)</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7">
          <table:table-cell table:style-name="ce68" office:value-type="string">
            <text:p>Required</text:p>
          </table:table-cell>
          <table:table-cell table:style-name="ce75" office:value-type="string">
            <text:p>No Broken Episodes</text:p>
          </table:table-cell>
          <table:table-cell table:style-name="ce83" office:value-type="string">
            <text:p>No episodes are broken or incomplet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yup</text:p>
          </table:table-cell>
          <table:table-cell table:number-columns-repeated="1018"/>
        </table:table-row>
        <table:table-row table:style-name="ro7">
          <table:table-cell table:style-name="ce68" office:value-type="string">
            <text:p>Required</text:p>
          </table:table-cell>
          <table:table-cell table:style-name="ce75" office:value-type="string">
            <text:p>Multiple Segments</text:p>
          </table:table-cell>
          <table:table-cell table:style-name="ce83" office:value-type="string">
            <text:p>At least one episode has three or more segments of gameplay.</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uh huh</text:p>
          </table:table-cell>
          <table:table-cell table:number-columns-repeated="1018"/>
        </table:table-row>
        <table:table-row table:style-name="ro6">
          <table:table-cell table:style-name="ce68" office:value-type="string">
            <text:p>Basic</text:p>
          </table:table-cell>
          <table:table-cell table:style-name="ce75" office:value-type="string">
            <text:p>No Problematic Episodes</text:p>
          </table:table-cell>
          <table:table-cell table:style-name="ce83" office:value-type="string">
            <text:p>No episodes are so problematic that they almost feel broken or incomplete, even if they technically aren'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seems good</text:p>
          </table:table-cell>
          <table:table-cell table:number-columns-repeated="1018"/>
        </table:table-row>
        <table:table-row table:style-name="ro5">
          <table:table-cell table:style-name="ce68" office:value-type="string">
            <text:p>Basic</text:p>
          </table:table-cell>
          <table:table-cell table:style-name="ce75" office:value-type="string">
            <text:p>Decent Segments</text:p>
          </table:table-cell>
          <table:table-cell table:style-name="ce85" office:value-type="string">
            <text:p>All episodes have a decent number of gameplay segments, with none being just a single segment or two.</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68" office:value-type="string">
            <text:p>Basic</text:p>
          </table:table-cell>
          <table:table-cell table:style-name="ce75" office:value-type="string">
            <text:p>Decent Interludes</text:p>
          </table:table-cell>
          <table:table-cell table:style-name="ce85" office:value-type="string">
            <text:p>No interludes between episodes are are so strange, jarring, or boring that they hurt the experience of the game. For single-episode games, this includes the interludes between replays, if applicabl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68" office:value-type="string">
            <text:p>Basic</text:p>
          </table:table-cell>
          <table:table-cell table:style-name="ce75" office:value-type="string">
            <text:p>Decent Intro Segments</text:p>
          </table:table-cell>
          <table:table-cell table:style-name="ce85" office:value-type="string">
            <text:p>All episodes have an intro segment, even if it is fairly short. If the player is taught how to play in the intro segments, this needs to be at least somewhat effectiv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68" office:value-type="string">
            <text:p>Basic</text:p>
          </table:table-cell>
          <table:table-cell table:style-name="ce75" office:value-type="string">
            <text:p>Decent Ending Episode</text:p>
          </table:table-cell>
          <table:table-cell table:style-name="ce85" office:value-type="string">
            <text:p>The final episode of the game provides a decent ending, not just a sudden "game over". For a single-episode game, this still applies, although it could be the last round of a match or something similar.</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Advanced</text:p>
          </table:table-cell>
          <table:table-cell table:style-name="ce75" office:value-type="string">
            <text:p>Good Intro Segments</text:p>
          </table:table-cell>
          <table:table-cell table:style-name="ce85" office:value-type="string">
            <text:p>All episodes have a good intro segment that teaches the player anything new they need for this episode, or just sets the tone for the episode (if nothing needs to be taugh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The intro to each level introduces the players to the level and also gives the player the level name and text before revealing the level.</text:p>
          </table:table-cell>
          <table:table-cell table:number-columns-repeated="1018"/>
        </table:table-row>
        <table:table-row table:style-name="ro8">
          <table:table-cell table:style-name="ce68" office:value-type="string">
            <text:p>Advanced</text:p>
          </table:table-cell>
          <table:table-cell table:style-name="ce75" office:value-type="string">
            <text:p>Good Outro Segments</text:p>
          </table:table-cell>
          <table:table-cell table:style-name="ce85" office:value-type="string">
            <text:p>All episodes have a good outro segment that wraps up the episode nicely, even if it is very shor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the outro to each level gives a congratulatory message and sound. There is also a level recap to further give the players a sense of outro accomplishment.</text:p>
          </table:table-cell>
          <table:table-cell table:number-columns-repeated="1018"/>
        </table:table-row>
        <table:table-row table:style-name="ro6">
          <table:table-cell table:style-name="ce68" office:value-type="string">
            <text:p>Advanced</text:p>
          </table:table-cell>
          <table:table-cell table:style-name="ce75" office:value-type="string">
            <text:p>Good Hooks</text:p>
          </table:table-cell>
          <table:table-cell table:style-name="ce85" office:value-type="string">
            <text:p>All episodes have a good hook that at least makes them somewhat memorabl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I feel like the game has a solid theme that hooks the player.</text:p>
          </table:table-cell>
          <table:table-cell table:number-columns-repeated="1018"/>
        </table:table-row>
        <table:table-row table:style-name="ro6">
          <table:table-cell table:style-name="ce68" office:value-type="string">
            <text:p>Advanced</text:p>
          </table:table-cell>
          <table:table-cell table:style-name="ce75" office:value-type="string">
            <text:p>Good Fills</text:p>
          </table:table-cell>
          <table:table-cell table:style-name="ce85" office:value-type="string">
            <text:p>Overall, transitions from one segment of gameplay to the next have good “fills” and don't feel strange, jarring, or boring.</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The game as a whole doesn't make strange transitions that don't fit the feel of the game.</text:p>
          </table:table-cell>
          <table:table-cell table:number-columns-repeated="1018"/>
        </table:table-row>
        <table:table-row table:style-name="ro8">
          <table:table-cell table:style-name="ce68" office:value-type="string">
            <text:p>Advanced</text:p>
          </table:table-cell>
          <table:table-cell table:style-name="ce75" office:value-type="string">
            <text:p>Good Interludes</text:p>
          </table:table-cell>
          <table:table-cell table:style-name="ce85" office:value-type="string">
            <text:p>Overall, interludes between episodes are interesting and don't feel strange, jarring, or boring. For single-episode games, this includes the interludes between replays, if applicabl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The level recap shouldn't feel boring, there is dynamicly pitched music depending on how many cubes were collected.</text:p>
          </table:table-cell>
          <table:table-cell table:number-columns-repeated="1018"/>
        </table:table-row>
        <table:table-row table:style-name="ro8">
          <table:table-cell table:style-name="ce68" office:value-type="string">
            <text:p>Advanced</text:p>
          </table:table-cell>
          <table:table-cell table:style-name="ce75" office:value-type="string">
            <text:p>Good Starting Episode</text:p>
          </table:table-cell>
          <table:table-cell table:style-name="ce85" office:value-type="string">
            <text:p>The first episode provides a highly engaging start to the game. This still applies to a single-episode game, but it could be the first round of a match, or just the intro segment kicking off the game really well.</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The game starts off slow and steady to get players used to the controls.</text:p>
          </table:table-cell>
          <table:table-cell table:number-columns-repeated="1018"/>
        </table:table-row>
        <table:table-row table:style-name="ro8">
          <table:table-cell table:style-name="ce68" office:value-type="string">
            <text:p>Advanced</text:p>
          </table:table-cell>
          <table:table-cell table:style-name="ce75" office:value-type="string">
            <text:p>Good Ending Episode</text:p>
          </table:table-cell>
          <table:table-cell table:style-name="ce85" office:value-type="string">
            <text:p>The final episode of the game provides a strong ending, whether it is an epilogue episode or not. For a single-episode game, this still applies, although it could be the last round of a match, or just the outro segment really wrapping up the game well.</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The game ends on a poetic note of coming together as one.</text:p>
          </table:table-cell>
          <table:table-cell table:number-columns-repeated="1018"/>
        </table:table-row>
        <table:table-row table:style-name="ro11">
          <table:table-cell table:style-name="ce68" office:value-type="string">
            <text:p>Professional</text:p>
          </table:table-cell>
          <table:table-cell table:style-name="ce75" office:value-type="string">
            <text:p>Great Intro Segments</text:p>
          </table:table-cell>
          <table:table-cell table:style-name="ce85" office:value-type="string">
            <text:p>All episodes have a great intro segment that seamlessly teaches the player anything new they need for this episode, or sets the tone perfectly for the episode (if nothing needs to be taught).</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Professional</text:p>
          </table:table-cell>
          <table:table-cell table:style-name="ce75" office:value-type="string">
            <text:p>Great Outro Segments</text:p>
          </table:table-cell>
          <table:table-cell table:style-name="ce85" office:value-type="string">
            <text:p>All episodes have a great outro segment that wraps up the episode perfectly, even if it is very short.</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68" office:value-type="string">
            <text:p>Professional</text:p>
          </table:table-cell>
          <table:table-cell table:style-name="ce75" office:value-type="string">
            <text:p>Great Interludes</text:p>
          </table:table-cell>
          <table:table-cell table:style-name="ce85" office:value-type="string">
            <text:p>Interludes between episodes are actually very engaging just by themselves. For single-episode games, this includes the interludes between replays, if applicable.</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68" office:value-type="string">
            <text:p>Professional</text:p>
          </table:table-cell>
          <table:table-cell table:style-name="ce75" office:value-type="string">
            <text:p>Great Starting Episode</text:p>
          </table:table-cell>
          <table:table-cell table:style-name="ce85" office:value-type="string">
            <text:p>The first episode provides an amazing start to the game. This still applies to a single-episode game, just like the good starting episode DCR.</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68" office:value-type="string">
            <text:p>Professional</text:p>
          </table:table-cell>
          <table:table-cell table:style-name="ce75" office:value-type="string">
            <text:p>Great Ending Episode</text:p>
          </table:table-cell>
          <table:table-cell table:style-name="ce85" office:value-type="string">
            <text:p>The final episode of the game provides a fantastic ending, whether it is an epilogue episode or not. For a single-episode game, this still applies, just like the good ending episode DCR.</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Innovative</text:p>
          </table:table-cell>
          <table:table-cell table:style-name="ce75" office:value-type="string">
            <text:p>Clever Episode Sequencing</text:p>
          </table:table-cell>
          <table:table-cell table:style-name="ce85" office:value-type="string">
            <text:p>The sequence of episodes in the game is particularly clever or interesting.</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70" office:value-type="string" table:number-columns-spanned="2" table:number-rows-spanned="1">
            <text:p><text:s/>ENGAGEMENT CURVES</text:p>
          </table:table-cell>
          <table:covered-table-cell table:style-name="ce75"/>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5">
          <table:table-cell table:style-name="ce71" office:value-type="string">
            <text:p>Required</text:p>
          </table:table-cell>
          <table:table-cell table:style-name="ce78" office:value-type="string">
            <text:p>Weak Engagement</text:p>
          </table:table-cell>
          <table:table-cell table:style-name="ce78" office:value-type="string">
            <text:p>The game delivers at least modestly on accomplishment at some poin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Basic</text:p>
          </table:table-cell>
          <table:table-cell table:style-name="ce78" office:value-type="string">
            <text:p>Decent Engagement</text:p>
          </table:table-cell>
          <table:table-cell table:style-name="ce78" office:value-type="string">
            <text:p>The game delivers fairly well on accomplishment at some poin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9">
          <table:table-cell table:style-name="ce71" office:value-type="string">
            <text:p>Basic</text:p>
          </table:table-cell>
          <table:table-cell table:style-name="ce78" office:value-type="string">
            <text:p>Flat Engagement Peaks</text:p>
          </table:table-cell>
          <table:table-cell table:style-name="ce78" office:value-type="string">
            <text:p>As the player goes through the game's episodes, the accomplishment peaks may not be increasing, but at least they are not decreasing (not counting any “epilogue” episodes). This applies to a single-episode game, but to the segments instead of the episodes.</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244"/>
          <table:table-cell table:style-name="ce73" table:number-columns-repeated="768"/>
          <table:table-cell table:number-columns-repeated="6"/>
        </table:table-row>
        <table:table-row table:style-name="ro11">
          <table:table-cell table:style-name="ce71" office:value-type="string">
            <text:p>Basic</text:p>
          </table:table-cell>
          <table:table-cell table:style-name="ce78" office:value-type="string">
            <text:p>Intermittent Engagement</text:p>
          </table:table-cell>
          <table:table-cell table:style-name="ce78" office:value-type="string">
            <text:p>No episode goes for significant stretches without at least modestly delivering on accomplishment. You need to improve or cut any episode for which this is not tru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71" office:value-type="string">
            <text:p>Basic</text:p>
          </table:table-cell>
          <table:table-cell table:style-name="ce78" office:value-type="string">
            <text:p>Noticeable Engagement Peaks</text:p>
          </table:table-cell>
          <table:table-cell table:style-name="ce78" office:value-type="string">
            <text:p>Every episode's finale is a noticeable peak of accomplishment. You need to improve or cut any episode for which this is not true.</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Advanced</text:p>
          </table:table-cell>
          <table:table-cell table:style-name="ce78" office:value-type="string">
            <text:p>Good Engagement</text:p>
          </table:table-cell>
          <table:table-cell table:style-name="ce78" office:value-type="string">
            <text:p>The highest peak of accomplishment is very high.</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The game has a good deal of engagement where players try to use the new mechanics to help each other get through a level.</text:p>
          </table:table-cell>
          <table:table-cell table:number-columns-repeated="1018"/>
        </table:table-row>
        <table:table-row table:style-name="ro6">
          <table:table-cell table:style-name="ce71" office:value-type="string">
            <text:p>Advanced</text:p>
          </table:table-cell>
          <table:table-cell table:style-name="ce78" office:value-type="string">
            <text:p>Consistent Engagement</text:p>
          </table:table-cell>
          <table:table-cell table:style-name="ce78" office:value-type="string">
            <text:p>No episode goes for significant stretches without delivering fairly well on accomplishmen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Accomplishment exists in every level through the sue of cubes and timers.</text:p>
          </table:table-cell>
          <table:table-cell table:number-columns-repeated="1018"/>
        </table:table-row>
        <table:table-row table:style-name="ro5">
          <table:table-cell table:style-name="ce71" office:value-type="string">
            <text:p>Advanced</text:p>
          </table:table-cell>
          <table:table-cell table:style-name="ce78" office:value-type="string">
            <text:p>Strong Engagement Peaks</text:p>
          </table:table-cell>
          <table:table-cell table:style-name="ce78" office:value-type="string">
            <text:p>Every episode's finale is a strong peak of accomplishment.</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Advanced</text:p>
          </table:table-cell>
          <table:table-cell table:style-name="ce78" office:value-type="string">
            <text:p>Increasing Engagement Peaks</text:p>
          </table:table-cell>
          <table:table-cell table:style-name="ce78" office:value-type="string">
            <text:p>As the player goes through the game's episodes, the accomplishment peaks continue to increase overall, not counting any “epilogue” episodes. This applies to a single-episode game, but to the segments instead of the episodes.</text:p>
          </table:table-cell>
          <table:table-cell table:style-name="ce91" table:content-validation-name="val4" office:value-type="string">
            <text:p>Completed</text:p>
          </table:table-cell>
          <table:table-cell table:style-name="ce91" table:content-validation-name="val4" office:value-type="string">
            <text:p>Untested</text:p>
          </table:table-cell>
          <table:table-cell table:style-name="ce78" office:value-type="string">
            <text:p>Every three levels builds on intensity before dipping down in intensity to introduce a new mechanic.</text:p>
          </table:table-cell>
          <table:table-cell table:number-columns-repeated="1018"/>
        </table:table-row>
        <table:table-row table:style-name="ro5">
          <table:table-cell table:style-name="ce68" office:value-type="string">
            <text:p>Professional</text:p>
          </table:table-cell>
          <table:table-cell table:style-name="ce78" office:value-type="string">
            <text:p>Addictive Engagement</text:p>
          </table:table-cell>
          <table:table-cell table:style-name="ce78" office:value-type="string">
            <text:p>The game delivers accomplishment so well that it is addictive and somewhat difficult to stop playing.</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Professional</text:p>
          </table:table-cell>
          <table:table-cell table:style-name="ce78" office:value-type="string">
            <text:p>Blended Engagement Types</text:p>
          </table:table-cell>
          <table:table-cell table:style-name="ce78" office:value-type="string">
            <text:p>Overall, accomplishment is blended with another type of engagement in a very effective way.</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71" office:value-type="string">
            <text:p>Innovative</text:p>
          </table:table-cell>
          <table:table-cell table:style-name="ce78" office:value-type="string">
            <text:p>Mesmerizing Engagement</text:p>
          </table:table-cell>
          <table:table-cell table:style-name="ce78" office:value-type="string">
            <text:p>The game delivers accomplishment so well and consistently that it is mesmerizing and very difficult to stop playing.</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71" office:value-type="string">
            <text:p>Innovative</text:p>
          </table:table-cell>
          <table:table-cell table:style-name="ce75" office:value-type="string">
            <text:p>One Epic Moment</text:p>
          </table:table-cell>
          <table:table-cell table:style-name="ce75" office:value-type="string">
            <text:p>Game has one or more epic moments delivering accomplishment. If you think your game has one or more epic moments, list each one in the comments field (one per field).</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71" office:value-type="string">
            <text:p>Innovative</text:p>
          </table:table-cell>
          <table:table-cell table:style-name="ce75" office:value-type="string">
            <text:p>Two Epic Moments</text:p>
          </table:table-cell>
          <table:table-cell table:style-name="ce75" office:value-type="string">
            <text:p>Game has two or more epic moments delivering accomplishment. If you think your game has one or more epic moments, list each one in the comments field (one per field).</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71" office:value-type="string">
            <text:p>Innovative</text:p>
          </table:table-cell>
          <table:table-cell table:style-name="ce75" office:value-type="string">
            <text:p>Three Epic Moments</text:p>
          </table:table-cell>
          <table:table-cell table:style-name="ce75" office:value-type="string">
            <text:p>Game has three or more epic moments delivering accomplishment. If you think your game has one or more epic moments, list each one in the comments field (one per field).</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71" office:value-type="string">
            <text:p>Innovative</text:p>
          </table:table-cell>
          <table:table-cell table:style-name="ce75" office:value-type="string">
            <text:p>Four Epic Moments</text:p>
          </table:table-cell>
          <table:table-cell table:style-name="ce75" office:value-type="string">
            <text:p>Game has four or more epic moments delivering accomplishment. If you think your game has one or more epic moments, list each one in the comments field (one per field).</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11">
          <table:table-cell table:style-name="ce71" office:value-type="string">
            <text:p>Innovative</text:p>
          </table:table-cell>
          <table:table-cell table:style-name="ce75" office:value-type="string">
            <text:p>Five Epic Moments</text:p>
          </table:table-cell>
          <table:table-cell table:style-name="ce75" office:value-type="string">
            <text:p>Game has five or more epic moments delivering accomplishment. If you think your game has one or more epic moments, list each one in the comments field (one per field).</text:p>
          </table:table-cell>
          <table:table-cell table:style-name="ce91" table:content-validation-name="val4" office:value-type="string">
            <text:p>Missing</text:p>
          </table:table-cell>
          <table:table-cell table:style-name="ce91" table:content-validation-name="val4" office:value-type="string">
            <text:p>Untested</text:p>
          </table:table-cell>
          <table:table-cell table:style-name="ce78"/>
          <table:table-cell table:number-columns-repeated="1018"/>
        </table:table-row>
        <table:table-row table:style-name="ro5">
          <table:table-cell table:style-name="ce72"/>
          <table:table-cell/>
          <table:table-cell table:style-name="ce87"/>
          <table:table-cell table:style-name="ce92" table:content-validation-name="val5" table:number-columns-repeated="2"/>
          <table:table-cell table:style-name="ce94"/>
          <table:table-cell table:number-columns-repeated="1018"/>
        </table:table-row>
        <table:table-row table:style-name="ro5">
          <table:table-cell table:style-name="ce72"/>
          <table:table-cell table:number-columns-repeated="2"/>
          <table:table-cell table:style-name="ce92" table:content-validation-name="val5" table:number-columns-repeated="2"/>
          <table:table-cell table:number-columns-repeated="1019"/>
        </table:table-row>
        <table:table-row table:style-name="ro5">
          <table:table-cell table:style-name="ce72"/>
          <table:table-cell/>
          <table:table-cell table:style-name="ce87"/>
          <table:table-cell table:style-name="ce92" table:content-validation-name="val5" table:number-columns-repeated="2"/>
          <table:table-cell table:number-columns-repeated="1019"/>
        </table:table-row>
        <table:table-row table:style-name="ro5" table:number-rows-repeated="141">
          <table:table-cell table:style-name="ce72"/>
          <table:table-cell table:number-columns-repeated="2"/>
          <table:table-cell table:style-name="ce92" table:content-validation-name="val5" table:number-columns-repeated="2"/>
          <table:table-cell table:number-columns-repeated="1019"/>
        </table:table-row>
        <table:table-row table:style-name="ro5" table:number-rows-repeated="65253">
          <table:table-cell table:number-columns-repeated="3"/>
          <table:table-cell table:content-validation-name="val5" table:number-columns-repeated="2"/>
          <table:table-cell table:number-columns-repeated="1019"/>
        </table:table-row>
        <table:table-row table:style-name="ro5" table:number-rows-repeated="983072">
          <table:table-cell table:number-columns-repeated="1024"/>
        </table:table-row>
        <table:table-row table:style-name="ro5">
          <table:table-cell table:number-columns-repeated="1024"/>
        </table:table-row>
      </table:table>
      <table:table table:name="VCRs" table:style-name="ta2">
        <office:forms form:automatic-focus="false" form:apply-design-mode="false"/>
        <table:table-column table:style-name="co15" table:default-cell-style-name="ce73"/>
        <table:table-column table:style-name="co16" table:default-cell-style-name="ce73"/>
        <table:table-column table:style-name="co17" table:default-cell-style-name="ce73"/>
        <table:table-column table:style-name="co11" table:number-columns-repeated="2" table:default-cell-style-name="ce73"/>
        <table:table-column table:style-name="co12" table:default-cell-style-name="ce73"/>
        <table:table-column table:style-name="co14" table:number-columns-repeated="231" table:default-cell-style-name="ce73"/>
        <table:table-column table:style-name="co7" table:number-columns-repeated="768" table:default-cell-style-name="ce99"/>
        <table:table-column table:style-name="co6" table:number-columns-repeated="2" table:default-cell-style-name="ce99"/>
        <table:table-column table:style-name="co7" table:number-columns-repeated="16" table:default-cell-style-name="ce99"/>
        <table:table-column table:style-name="co6" table:default-cell-style-name="ce99"/>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VISUAL REQUIREMENTS</text:p>
          </table:table-cell>
          <table:table-cell table:style-name="ce88" table:formula="of:=&quot;&quot;&amp;COUNTIF([.D$10:.D$249];[.$A$2])&amp;&quot; &quot;&amp;[.$A$2]" office:value-type="string" office:string-value="0 Untested">
            <text:p>0 Untested</text:p>
          </table:table-cell>
          <table:table-cell table:style-name="ce88" table:formula="of:=&quot;&quot;&amp;COUNTIF([.E$10:.E$249];[.$A$2])&amp;&quot; &quot;&amp;[.$A$2]" office:value-type="string" office:string-value="65 Untested">
            <text:p>65 Untested</text:p>
          </table:table-cell>
          <table:table-cell table:style-name="ce63" office:value-type="string">
            <text:p>VCR</text:p>
          </table:table-cell>
          <table:table-cell table:number-columns-repeated="1018"/>
        </table:table-row>
        <table:table-row table:style-name="ro5">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table:style-name="ce89" table:formula="of:=SUMPRODUCT(([.$A$10:.$A$249]=&quot;Required&quot;)*([.D$10:.D$249]=&quot;Missing&quot;))+0.5*SUMPRODUCT(([.$A$10:.$A$249]=&quot;Required&quot;)*([.D$10:.D$249]=&quot;Partial&quot;))" office:value-type="float" office:value="0">
            <text:p>0</text:p>
          </table:table-cell>
          <table:table-cell table:style-name="ce89" table:formula="of:=SUMPRODUCT(([.$A$10:.$A$249]=&quot;Required&quot;)*([.E$10:.E$249]=&quot;Missing&quot;))+0.5*SUMPRODUCT(([.$A$10:.$A$249]=&quot;Required&quot;)*([.E$10:.E$249]=&quot;Partial&quot;))" office:value-type="float" office:value="0">
            <text:p>0</text:p>
          </table:table-cell>
          <table:table-cell table:style-name="ce75" table:formula="of:=&quot;Required &quot;&amp;[.$F$1]&amp;&quot;s &quot;&amp;[.A3]" office:value-type="string" office:string-value="Required VCRs Missing">
            <text:p>Required VCRs Missing</text:p>
          </table:table-cell>
          <table:table-cell table:number-columns-repeated="1018"/>
        </table:table-row>
        <table:table-row table:style-name="ro5">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49]=&quot;Basic&quot;)*([.D$10:.D$249]=&quot;Missing&quot;))+0.5*SUMPRODUCT(([.$A$10:.$A$249]=&quot;Basic&quot;)*([.D$10:.D$249]=&quot;Partial&quot;))" office:value-type="float" office:value="0">
            <text:p>0</text:p>
          </table:table-cell>
          <table:table-cell table:style-name="ce89" table:formula="of:=SUMPRODUCT(([.$A$10:.$A$249]=&quot;Basic&quot;)*([.E$10:.E$249]=&quot;Missing&quot;))+0.5*SUMPRODUCT(([.$A$10:.$A$249]=&quot;Basic&quot;)*([.E$10:.E$249]=&quot;Partial&quot;))" office:value-type="float" office:value="0">
            <text:p>0</text:p>
          </table:table-cell>
          <table:table-cell table:style-name="ce75" table:formula="of:=&quot;Basic &quot;&amp;[.$F$1]&amp;&quot;s &quot;&amp;[.A3]" office:value-type="string" office:string-value="Basic VCRs Missing">
            <text:p>Basic VCRs Missing</text:p>
          </table:table-cell>
          <table:table-cell table:number-columns-repeated="1018"/>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49]=&quot;Intermediate&quot;)*([.D$10:.D$249]=&quot;Missing&quot;))+0.5*SUMPRODUCT(([.$A$10:.$A$249]=&quot;Intermediate&quot;)*([.D$10:.D$249]=&quot;Partial&quot;))" office:value-type="float" office:value="0">
            <text:p>0</text:p>
          </table:table-cell>
          <table:table-cell table:style-name="ce89" table:formula="of:=SUMPRODUCT(([.$A$10:.$A$249]=&quot;Intermediate&quot;)*([.E$10:.E$249]=&quot;Missing&quot;))+0.5*SUMPRODUCT(([.$A$10:.$A$249]=&quot;Intermediate&quot;)*([.E$10:.E$249]=&quot;Partial&quot;))" office:value-type="float" office:value="0">
            <text:p>0</text:p>
          </table:table-cell>
          <table:table-cell table:style-name="ce75" table:formula="of:=&quot;Intermediate &quot;&amp;[.$F$1]&amp;&quot;s &quot;&amp;[.A3]" office:value-type="string" office:string-value="Intermediate VCRs Missing">
            <text:p>Intermediate VCRs Missing</text:p>
          </table:table-cell>
          <table:table-cell table:style-name="ce96" table:number-columns-repeated="999"/>
          <table:table-cell table:number-columns-repeated="19"/>
        </table:table-row>
        <table:table-row table:style-name="ro5">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49]=&quot;Intermediate&quot;)*([.D$10:.D$249]=&quot;Completed&quot;))+SUMPRODUCT(([.$A$10:.$A$249]=&quot;Intermediate&quot;)*([.D$10:.D$249]=&quot;Pre-Passed&quot;))+0.5*SUMPRODUCT(([.$A$10:.$A$249]=&quot;Intermediate&quot;)*([.D$10:.D$249]=&quot;Partial&quot;))" office:value-type="float" office:value="0">
            <text:p>0</text:p>
          </table:table-cell>
          <table:table-cell table:style-name="ce89" table:formula="of:=SUMPRODUCT(([.$A$10:.$A$249]=&quot;Intermediate&quot;)*([.E$10:.E$249]=&quot;Completed&quot;))+SUMPRODUCT(([.$A$10:.$A$249]=&quot;Intermediate&quot;)*([.E$10:.E$249]=&quot;Pre-Passed&quot;))+0.5*SUMPRODUCT(([.$A$10:.$A$249]=&quot;Intermediate&quot;)*([.E$10:.E$249]=&quot;Partial&quot;))" office:value-type="float" office:value="0">
            <text:p>0</text:p>
          </table:table-cell>
          <table:table-cell table:style-name="ce75" table:formula="of:=&quot;Intermediate &quot;&amp;[.$F$1]&amp;&quot;s &quot;&amp;[.A5]" office:value-type="string" office:string-value="Intermediate VCRs Completed">
            <text:p>Intermediate VCRs Completed</text:p>
          </table:table-cell>
          <table:table-cell table:style-name="ce96" table:number-columns-repeated="999"/>
          <table:table-cell table:number-columns-repeated="19"/>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49]=&quot;Advanced&quot;)*([.D$10:.D$249]=&quot;Missing&quot;))+0.5*SUMPRODUCT(([.$A$10:.$A$249]=&quot;Advanced&quot;)*([.D$10:.D$249]=&quot;Partial&quot;))" office:value-type="float" office:value="1">
            <text:p>1</text:p>
          </table:table-cell>
          <table:table-cell table:style-name="ce89" table:formula="of:=SUMPRODUCT(([.$A$10:.$A$249]=&quot;Advanced&quot;)*([.E$10:.E$249]=&quot;Missing&quot;))+0.5*SUMPRODUCT(([.$A$10:.$A$249]=&quot;Advanced&quot;)*([.E$10:.E$249]=&quot;Partial&quot;))" office:value-type="float" office:value="0">
            <text:p>0</text:p>
          </table:table-cell>
          <table:table-cell table:style-name="ce75" table:formula="of:=&quot;Advanced &quot;&amp;[.$F$1]&amp;&quot;s &quot;&amp;[.A3]" office:value-type="string" office:string-value="Advanced VCRs Missing">
            <text:p>Advanced VCRs Missing</text:p>
          </table:table-cell>
          <table:table-cell table:style-name="ce96" table:number-columns-repeated="999"/>
          <table:table-cell table:number-columns-repeated="19"/>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49]=&quot;Advanced&quot;)*([.D$10:.D$249]=&quot;Completed&quot;))+SUMPRODUCT(([.$A$10:.$A$249]=&quot;Advanced&quot;)*([.D$10:.D$249]=&quot;Pre-Passed&quot;))+0.5*SUMPRODUCT(([.$A$10:.$A$249]=&quot;Advanced&quot;)*([.D$10:.D$249]=&quot;Partial&quot;))" office:value-type="float" office:value="14">
            <text:p>14</text:p>
          </table:table-cell>
          <table:table-cell table:style-name="ce89" table:formula="of:=SUMPRODUCT(([.$A$10:.$A$249]=&quot;Advanced&quot;)*([.E$10:.E$249]=&quot;Completed&quot;))+SUMPRODUCT(([.$A$10:.$A$249]=&quot;Advanced&quot;)*([.E$10:.E$249]=&quot;Pre-Passed&quot;))+0.5*SUMPRODUCT(([.$A$10:.$A$249]=&quot;Advanced&quot;)*([.E$10:.E$249]=&quot;Partial&quot;))" office:value-type="float" office:value="0">
            <text:p>0</text:p>
          </table:table-cell>
          <table:table-cell table:style-name="ce75" table:formula="of:=&quot;Advanced &quot;&amp;[.$F$1]&amp;&quot;s &quot;&amp;[.A5]" office:value-type="string" office:string-value="Advanced VCRs Completed">
            <text:p>Advanced VCRs Completed</text:p>
          </table:table-cell>
          <table:table-cell table:style-name="ce96" table:number-columns-repeated="999"/>
          <table:table-cell table:number-columns-repeated="19"/>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49]=&quot;Professional&quot;)*([.D$10:.D$249]=&quot;Completed&quot;))+SUMPRODUCT(([.$A$10:.$A$249]=&quot;Professional&quot;)*([.D$10:.D$249]=&quot;Pre-Passed&quot;))+0.5*SUMPRODUCT(([.$A$10:.$A$249]=&quot;Professional&quot;)*([.D$10:.D$249]=&quot;Partial&quot;))" office:value-type="float" office:value="1">
            <text:p>1</text:p>
          </table:table-cell>
          <table:table-cell table:style-name="ce89" table:formula="of:=SUMPRODUCT(([.$A$10:.$A$249]=&quot;Professional&quot;)*([.E$10:.E$249]=&quot;Completed&quot;))+SUMPRODUCT(([.$A$10:.$A$249]=&quot;Professional&quot;)*([.E$10:.E$249]=&quot;Pre-Passed&quot;))+0.5*SUMPRODUCT(([.$A$10:.$A$249]=&quot;Professional&quot;)*([.E$10:.E$249]=&quot;Partial&quot;))" office:value-type="float" office:value="0">
            <text:p>0</text:p>
          </table:table-cell>
          <table:table-cell table:style-name="ce75" table:formula="of:=&quot;Professional &quot;&amp;[.$F$1]&amp;&quot;s &quot;&amp;[.A5]" office:value-type="string" office:string-value="Professional VCRs Completed">
            <text:p>Professional VCRs Completed</text:p>
          </table:table-cell>
          <table:table-cell table:style-name="ce96" table:number-columns-repeated="999"/>
          <table:table-cell table:number-columns-repeated="19"/>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49]=&quot;Innovative&quot;)*([.D$10:.D$249]=&quot;Completed&quot;))+SUMPRODUCT(([.$A$10:.$A$249]=&quot;Innovative&quot;)*([.D$10:.D$249]=&quot;Pre-Passed&quot;))+0.5*SUMPRODUCT(([.$A$10:.$A$249]=&quot;Innovative&quot;)*([.D$10:.D$249]=&quot;Partial&quot;))" office:value-type="float" office:value="0">
            <text:p>0</text:p>
          </table:table-cell>
          <table:table-cell table:style-name="ce89" table:formula="of:=SUMPRODUCT(([.$A$10:.$A$249]=&quot;Innovative&quot;)*([.E$10:.E$249]=&quot;Completed&quot;))+SUMPRODUCT(([.$A$10:.$A$249]=&quot;Innovative&quot;)*([.E$10:.E$249]=&quot;Pre-Passed&quot;))+0.5*SUMPRODUCT(([.$A$10:.$A$249]=&quot;Innovative&quot;)*([.E$10:.E$249]=&quot;Partial&quot;))" office:value-type="float" office:value="0">
            <text:p>0</text:p>
          </table:table-cell>
          <table:table-cell table:style-name="ce75" table:formula="of:=&quot;Innovative &quot;&amp;[.$F$1]&amp;&quot;s &quot;&amp;[.A5]" office:value-type="string" office:string-value="Innovative VCRs Completed">
            <text:p>Innovative VCRs Completed</text:p>
          </table:table-cell>
          <table:table-cell table:style-name="ce96" table:number-columns-repeated="999"/>
          <table:table-cell table:number-columns-repeated="19"/>
        </table:table-row>
        <table:table-row table:style-name="ro5">
          <table:table-cell table:style-name="ce100" office:value-type="string" table:number-columns-spanned="2" table:number-rows-spanned="1">
            <text:p><text:s/>VISUAL QUALITY</text:p>
          </table:table-cell>
          <table:covered-table-cell table:style-name="ce77"/>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style-name="ce98" table:number-columns-repeated="999"/>
          <table:table-cell table:number-columns-repeated="19"/>
        </table:table-row>
        <table:table-row table:style-name="ro7">
          <table:table-cell table:style-name="ce101" office:value-type="string">
            <text:p>Required</text:p>
          </table:table-cell>
          <table:table-cell table:style-name="ce75" office:value-type="string">
            <text:p>Acceptable Art</text:p>
          </table:table-cell>
          <table:table-cell table:style-name="ce83" office:value-type="string">
            <text:p>All art is acceptable for a DigiPen game.</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y</text:p>
          </table:table-cell>
          <table:table-cell table:number-columns-repeated="1018"/>
        </table:table-row>
        <table:table-row table:style-name="ro6">
          <table:table-cell table:style-name="ce101" office:value-type="string">
            <text:p>Required</text:p>
          </table:table-cell>
          <table:table-cell table:style-name="ce75" office:value-type="string">
            <text:p>Placeholder Art</text:p>
          </table:table-cell>
          <table:table-cell table:style-name="ce83" office:value-type="string">
            <text:p>Lots of placeholder art, but it isn't too sloppy and does not have lots of problems with scale, glitches, artifacts, etc.</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a</text:p>
          </table:table-cell>
          <table:table-cell table:number-columns-repeated="1018"/>
        </table:table-row>
        <table:table-row table:style-name="ro7">
          <table:table-cell table:style-name="ce101" office:value-type="string">
            <text:p>Required</text:p>
          </table:table-cell>
          <table:table-cell table:style-name="ce75" office:value-type="string">
            <text:p>Visible Art</text:p>
          </table:table-cell>
          <table:table-cell table:style-name="ce83" office:value-type="string">
            <text:p>Art, color palette, and lighting do not make the game difficulty to play.</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y</text:p>
          </table:table-cell>
          <table:table-cell table:number-columns-repeated="1018"/>
        </table:table-row>
        <table:table-row table:style-name="ro5">
          <table:table-cell table:style-name="ce101" office:value-type="string">
            <text:p>Basic</text:p>
          </table:table-cell>
          <table:table-cell table:style-name="ce75" office:value-type="string">
            <text:p>Decent Quality Art</text:p>
          </table:table-cell>
          <table:table-cell table:style-name="ce83" office:value-type="string">
            <text:p>Art is decent quality and not sloppy, even if it is just clean and abstract in look.</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table:table-cell table:number-columns-repeated="1018"/>
        </table:table-row>
        <table:table-row table:style-name="ro7">
          <table:table-cell table:style-name="ce101" office:value-type="string">
            <text:p>Basic</text:p>
          </table:table-cell>
          <table:table-cell table:style-name="ce75" office:value-type="string">
            <text:p>Appropriate Scale</text:p>
          </table:table-cell>
          <table:table-cell table:style-name="ce83" office:value-type="string">
            <text:p>Art is scaled correctly, with no pixelation problems or odd size mismatches.</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f</text:p>
          </table:table-cell>
          <table:table-cell table:number-columns-repeated="1018"/>
        </table:table-row>
        <table:table-row table:style-name="ro7">
          <table:table-cell table:style-name="ce101" office:value-type="string">
            <text:p>Basic</text:p>
          </table:table-cell>
          <table:table-cell table:style-name="ce75" office:value-type="string">
            <text:p>No Artifacts</text:p>
          </table:table-cell>
          <table:table-cell table:style-name="ce83" office:value-type="string">
            <text:p>Art has few, if any, visual artifacts or glitches.</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o</text:p>
          </table:table-cell>
          <table:table-cell table:number-columns-repeated="1018"/>
        </table:table-row>
        <table:table-row table:style-name="ro7">
          <table:table-cell table:style-name="ce101" office:value-type="string">
            <text:p>Basic</text:p>
          </table:table-cell>
          <table:table-cell table:style-name="ce75" office:value-type="string">
            <text:p>Decent Lighting</text:p>
          </table:table-cell>
          <table:table-cell table:style-name="ce83" office:value-type="string">
            <text:p>Lighting is not too dark or too bright, and color palette is decent.</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r</text:p>
          </table:table-cell>
          <table:table-cell table:number-columns-repeated="1018"/>
        </table:table-row>
        <table:table-row table:style-name="ro5">
          <table:table-cell table:style-name="ce101" office:value-type="string">
            <text:p>Basic</text:p>
          </table:table-cell>
          <table:table-cell table:style-name="ce75" office:value-type="string">
            <text:p>Themed Art</text:p>
          </table:table-cell>
          <table:table-cell table:style-name="ce83" office:value-type="string">
            <text:p>Art is not inconsistent with the theme of the game.</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7">
          <table:table-cell table:style-name="ce101" office:value-type="string">
            <text:p>Basic</text:p>
          </table:table-cell>
          <table:table-cell table:style-name="ce75" office:value-type="string">
            <text:p>Visual Consistency</text:p>
          </table:table-cell>
          <table:table-cell table:style-name="ce85" office:value-type="string">
            <text:p>Visual elements are consistent with each other and do not clash.</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a</text:p>
          </table:table-cell>
          <table:table-cell table:number-columns-repeated="1018"/>
        </table:table-row>
        <table:table-row table:style-name="ro7">
          <table:table-cell table:style-name="ce101" office:value-type="string">
            <text:p>Advanced</text:p>
          </table:table-cell>
          <table:table-cell table:style-name="ce75" office:value-type="string">
            <text:p>Well-Matched Art</text:p>
          </table:table-cell>
          <table:table-cell table:style-name="ce85" office:value-type="string">
            <text:p>Art matches the game's theme really well.</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r</text:p>
          </table:table-cell>
          <table:table-cell table:number-columns-repeated="1018"/>
        </table:table-row>
        <table:table-row table:style-name="ro7">
          <table:table-cell table:style-name="ce101" office:value-type="string">
            <text:p>Advanced</text:p>
          </table:table-cell>
          <table:table-cell table:style-name="ce75" office:value-type="string">
            <text:p>High Quality Art</text:p>
          </table:table-cell>
          <table:table-cell table:style-name="ce85" office:value-type="string">
            <text:p>Art is of high quality throughout.</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t</text:p>
          </table:table-cell>
          <table:table-cell table:number-columns-repeated="1018"/>
        </table:table-row>
        <table:table-row table:style-name="ro7">
          <table:table-cell table:style-name="ce101" office:value-type="string">
            <text:p>Advanced</text:p>
          </table:table-cell>
          <table:table-cell table:style-name="ce75" office:value-type="string">
            <text:p>Varied Art</text:p>
          </table:table-cell>
          <table:table-cell table:style-name="ce85" office:value-type="string">
            <text:p>Art has good amount of variety in a way that works well for the game.</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s</text:p>
          </table:table-cell>
          <table:table-cell table:number-columns-repeated="1018"/>
        </table:table-row>
        <table:table-row table:style-name="ro7">
          <table:table-cell table:style-name="ce101" office:value-type="string">
            <text:p>Advanced</text:p>
          </table:table-cell>
          <table:table-cell table:style-name="ce75" office:value-type="string">
            <text:p>Perfect Cohesion</text:p>
          </table:table-cell>
          <table:table-cell table:style-name="ce85" office:value-type="string">
            <text:p>All visual elements blend together with each other perfectly.</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text:p>
          </table:table-cell>
          <table:table-cell table:number-columns-repeated="1018"/>
        </table:table-row>
        <table:table-row table:style-name="ro6">
          <table:table-cell table:style-name="ce101" office:value-type="string">
            <text:p>Professional</text:p>
          </table:table-cell>
          <table:table-cell table:style-name="ce75" office:value-type="string">
            <text:p>Unique Style</text:p>
          </table:table-cell>
          <table:table-cell table:style-name="ce85" office:value-type="string">
            <text:p>Art has a unique and interesting style that matches the game's theme perfectly.</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While simple, I feel the art style lends itself well for this retro/simplistic arcade-like game.</text:p>
          </table:table-cell>
          <table:table-cell table:number-columns-repeated="1018"/>
        </table:table-row>
        <table:table-row table:style-name="ro5">
          <table:table-cell table:style-name="ce101" office:value-type="string">
            <text:p>Professional</text:p>
          </table:table-cell>
          <table:table-cell table:style-name="ce75" office:value-type="string">
            <text:p>Professional Art</text:p>
          </table:table-cell>
          <table:table-cell table:style-name="ce85" office:value-type="string">
            <text:p>Art is of professional quality throughout.</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Professional</text:p>
          </table:table-cell>
          <table:table-cell table:style-name="ce75" office:value-type="string">
            <text:p>Extensive Art</text:p>
          </table:table-cell>
          <table:table-cell table:style-name="ce85" office:value-type="string">
            <text:p>Has tons of art with lots of variety that greatly enhances the experience of the game.</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Innovative</text:p>
          </table:table-cell>
          <table:table-cell table:style-name="ce75" office:value-type="string">
            <text:p>Innovative Visuals</text:p>
          </table:table-cell>
          <table:table-cell table:style-name="ce85" office:value-type="string">
            <text:p>Art has a visual style that has not been used by other games.</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Innovative</text:p>
          </table:table-cell>
          <table:table-cell table:style-name="ce75" office:value-type="string">
            <text:p>Emotional Visuals</text:p>
          </table:table-cell>
          <table:table-cell table:style-name="ce85" office:value-type="string">
            <text:p>Overall visuals are emotionally resonant, not just good looking.</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2" office:value-type="string" table:number-columns-spanned="2" table:number-rows-spanned="1">
            <text:p><text:s/>ANIMATIONS &amp; VFX</text:p>
          </table:table-cell>
          <table:covered-table-cell table:style-name="ce75"/>
          <table:table-cell table:style-name="ce82" office:value-type="string">
            <text:p>Details <text:span text:style-name="T1">(includes regular animations, parallax, particles, glow </text:span><text:span text:style-name="T1">effects, fades, hit effects, drop shadows, etc.)</text:span></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11">
          <table:table-cell table:style-name="ce101" office:value-type="string">
            <text:p>Required</text:p>
          </table:table-cell>
          <table:table-cell table:style-name="ce75" office:value-type="string">
            <text:p>Simple Animations &amp; VFX</text:p>
          </table:table-cell>
          <table:table-cell table:style-name="ce83" office:value-type="string">
            <text:p>Game has at least six or more animations and/or VFX, even if they are simple or limited. Menu and HUD animations/VFX do not count.</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Decent Quality Animations &amp; VFX</text:p>
          </table:table-cell>
          <table:table-cell table:style-name="ce83" office:value-type="string">
            <text:p>Animations and/or VFX are of decent quality, without any major glitches or oddities.</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Decent Quantity Animations &amp; VFX</text:p>
          </table:table-cell>
          <table:table-cell table:style-name="ce83" office:value-type="string">
            <text:p>Game has at least a dozen or more animations and/or VFX. Menu and HUD animations/VFX do not count.</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Critical Animations &amp; VFX</text:p>
          </table:table-cell>
          <table:table-cell table:style-name="ce83" office:value-type="string">
            <text:p>Game has any animations and/or VFX that are critical for actual gameplay, not just for looking good.</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High Quality Animations &amp; VFX</text:p>
          </table:table-cell>
          <table:table-cell table:style-name="ce85" office:value-type="string">
            <text:p>Animations and/or VFX are of high quality with no glitches.</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The animations are consistent and fit the feel of the game.</text:p>
          </table:table-cell>
          <table:table-cell table:number-columns-repeated="1018"/>
        </table:table-row>
        <table:table-row table:style-name="ro11">
          <table:table-cell table:style-name="ce101" office:value-type="string">
            <text:p>Advanced</text:p>
          </table:table-cell>
          <table:table-cell table:style-name="ce75" office:value-type="string">
            <text:p>Varied Animations &amp; VFX</text:p>
          </table:table-cell>
          <table:table-cell table:style-name="ce85" office:value-type="string">
            <text:p>Animations and/or VFX have a good amount of interesting variety, with at least dozens of individual animations/VFX. Menu and HUD animations do not count.</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Interesting Transitions</text:p>
          </table:table-cell>
          <table:table-cell table:style-name="ce85" office:value-type="string">
            <text:p>Game uses animation, VFX, and/or camera movement to create interesting transitions between levels, during respawns, etc.</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The game uses fade ins and outs along with level reveals to provide interesting transitions.</text:p>
          </table:table-cell>
          <table:table-cell table:number-columns-repeated="1018"/>
        </table:table-row>
        <table:table-row table:style-name="ro5">
          <table:table-cell table:style-name="ce101" office:value-type="string">
            <text:p>Professional</text:p>
          </table:table-cell>
          <table:table-cell table:style-name="ce75" office:value-type="string">
            <text:p>Extensive Animations &amp; VFX</text:p>
          </table:table-cell>
          <table:table-cell table:style-name="ce85" office:value-type="string">
            <text:p>Animations and/or VFX have tons of interesting variety which are pervasive throughout the game.</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Professional</text:p>
          </table:table-cell>
          <table:table-cell table:style-name="ce75" office:value-type="string">
            <text:p>Professional Animations &amp; VFX</text:p>
          </table:table-cell>
          <table:table-cell table:style-name="ce85" office:value-type="string">
            <text:p>Animations and/or VFX are of professional quality with no glitches.</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Professional</text:p>
          </table:table-cell>
          <table:table-cell table:style-name="ce75" office:value-type="string">
            <text:p>Sophisticated Transitions</text:p>
          </table:table-cell>
          <table:table-cell table:style-name="ce85" office:value-type="string">
            <text:p>Game uses animation, VFX, and/or camera movement to create slick and sophisticated transitions between levels, during respawns, etc.</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Innovative</text:p>
          </table:table-cell>
          <table:table-cell table:style-name="ce75" office:value-type="string">
            <text:p>Epic Animations &amp; VFX</text:p>
          </table:table-cell>
          <table:table-cell table:style-name="ce85" office:value-type="string">
            <text:p>One or more animations and/or VFX are epic and extremely memorable.</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Innovative</text:p>
          </table:table-cell>
          <table:table-cell table:style-name="ce75" office:value-type="string">
            <text:p>Emotional Animations &amp; VFX</text:p>
          </table:table-cell>
          <table:table-cell table:style-name="ce85" office:value-type="string">
            <text:p>One or more animations and/or VFX provoke a strong, positive emotional response.</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3" office:value-type="string" table:number-columns-spanned="2" table:number-rows-spanned="1">
            <text:p><text:s/>CAMERA</text:p>
          </table:table-cell>
          <table:covered-table-cell table:style-name="ce75"/>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5">
          <table:table-cell table:style-name="ce101" office:value-type="string">
            <text:p>Required</text:p>
          </table:table-cell>
          <table:table-cell table:style-name="ce75" office:value-type="string">
            <text:p>Working Camera</text:p>
          </table:table-cell>
          <table:table-cell table:style-name="ce83" office:value-type="string">
            <text:p>Camera at least works to some degree and is not fundamentally broken or confusing.</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Decent Camera</text:p>
          </table:table-cell>
          <table:table-cell table:style-name="ce83" office:value-type="string">
            <text:p>Camera works decently, even if the interpolation needs work or occlusion has some problems.</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Advanced</text:p>
          </table:table-cell>
          <table:table-cell table:style-name="ce75" office:value-type="string">
            <text:p>Smooth Camera</text:p>
          </table:table-cell>
          <table:table-cell table:style-name="ce83" office:value-type="string">
            <text:p>2D camera always rotates and zooms in/out smoothly.</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table:table-cell table:number-columns-repeated="1018"/>
        </table:table-row>
        <table:table-row table:style-name="ro6">
          <table:table-cell table:style-name="ce101" office:value-type="string">
            <text:p>Advanced</text:p>
          </table:table-cell>
          <table:table-cell table:style-name="ce75" office:value-type="string">
            <text:p>Tuned Camera</text:p>
          </table:table-cell>
          <table:table-cell table:style-name="ce83" office:value-type="string">
            <text:p>2D camera is well-tuned and dynamically moves based on the player's position, velocity, and/or facing.</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office:value-type="string">
            <text:p>The camera lerps between the two players and tries to always keep them both in view.</text:p>
          </table:table-cell>
          <table:table-cell table:number-columns-repeated="1018"/>
        </table:table-row>
        <table:table-row table:style-name="ro5">
          <table:table-cell table:style-name="ce101" office:value-type="string">
            <text:p>Professional</text:p>
          </table:table-cell>
          <table:table-cell table:style-name="ce75" office:value-type="string">
            <text:p>Cinematic Camera</text:p>
          </table:table-cell>
          <table:table-cell table:style-name="ce83" office:value-type="string">
            <text:p>2D camera is used in a compelling cinematic manner at one or more points in the game.</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5"/>
          <table:table-cell table:number-columns-repeated="1018"/>
        </table:table-row>
        <table:table-row table:style-name="ro11">
          <table:table-cell table:style-name="ce101" office:value-type="string">
            <text:p>Professional</text:p>
          </table:table-cell>
          <table:table-cell table:style-name="ce75" office:value-type="string">
            <text:p>Multiple Cameras</text:p>
          </table:table-cell>
          <table:table-cell table:style-name="ce83" office:value-type="string">
            <text:p>Multiple 2D cameras and/or camera filters are used in an interesting way, beyond just a simple split-screen.</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Innovative</text:p>
          </table:table-cell>
          <table:table-cell table:style-name="ce75" office:value-type="string">
            <text:p>Epic Cinematic Moment</text:p>
          </table:table-cell>
          <table:table-cell table:style-name="ce83" office:value-type="string">
            <text:p>Using the camera and the spatial layout of the world, the game has one or more epic cinematic moments.</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3" office:value-type="string" table:number-columns-spanned="2" table:number-rows-spanned="1">
            <text:p><text:s/>VISUAL FEEDBACK</text:p>
          </table:table-cell>
          <table:covered-table-cell table:style-name="ce75"/>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8">
          <table:table-cell table:style-name="ce101" office:value-type="string">
            <text:p>Required</text:p>
          </table:table-cell>
          <table:table-cell table:style-name="ce75" office:value-type="string">
            <text:p>Critical Visual Feedback</text:p>
          </table:table-cell>
          <table:table-cell table:style-name="ce83" office:value-type="string">
            <text:p>Game at least has some visual feedback for the most critical actions or events (moving, doing damage, and taking damage, at the very least). Requires at least three pieces of visual feedback.</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yes</text:p>
          </table:table-cell>
          <table:table-cell table:number-columns-repeated="1018"/>
        </table:table-row>
        <table:table-row table:style-name="ro14">
          <table:table-cell table:style-name="ce101" office:value-type="string">
            <text:p>Basic</text:p>
          </table:table-cell>
          <table:table-cell table:style-name="ce75" office:value-type="string">
            <text:p>Actions and Events Visual Feedback</text:p>
          </table:table-cell>
          <table:table-cell table:style-name="ce83" office:value-type="string">
            <text:p>All major game events and actions have appropriate visual feedback (at least one piece of visual feedback for every action the player can take and for every event that the player must react to). This CR is not complete if the player cannot tell that an important event or action happened due to lack of visual feedback. This does not include victory or defeat, which are handled separately.</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office:value-type="string">
            <text:p>uh huh</text:p>
          </table:table-cell>
          <table:table-cell table:number-columns-repeated="1018"/>
        </table:table-row>
        <table:table-row table:style-name="ro7">
          <table:table-cell table:style-name="ce101" office:value-type="string">
            <text:p>Basic</text:p>
          </table:table-cell>
          <table:table-cell table:style-name="ce75" office:value-type="string">
            <text:p>Player Status Visual Feedback</text:p>
          </table:table-cell>
          <table:table-cell table:style-name="ce83" office:value-type="string">
            <text:p>The current status of the player must be conveyed through appropriate visual feedback.</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office:value-type="string">
            <text:p>you know it</text:p>
          </table:table-cell>
          <table:table-cell table:number-columns-repeated="1018"/>
        </table:table-row>
        <table:table-row table:style-name="ro6">
          <table:table-cell table:style-name="ce101" office:value-type="string">
            <text:p>Basic</text:p>
          </table:table-cell>
          <table:table-cell table:style-name="ce75" office:value-type="string">
            <text:p>World Status Visual Feedback</text:p>
          </table:table-cell>
          <table:table-cell table:style-name="ce83" office:value-type="string">
            <text:p>The current status of the world, enemies, etc. must be conveyed through appropriate visual feedback.</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office:value-type="string">
            <text:p>yup yup</text:p>
          </table:table-cell>
          <table:table-cell table:number-columns-repeated="1018"/>
        </table:table-row>
        <table:table-row table:style-name="ro10">
          <table:table-cell table:style-name="ce101" office:value-type="string">
            <text:p>Basic</text:p>
          </table:table-cell>
          <table:table-cell table:style-name="ce75" office:value-type="string">
            <text:p>Defeat Visual Feedback</text:p>
          </table:table-cell>
          <table:table-cell table:style-name="ce83" office:value-type="string">
            <text:p>A player's defeat, death, failure, etc. has appropriate visual feedback, assuming the game has defeat, death, failure, etc. In particular, you must not just reset the game, level, etc. in a jarring manner or jump immediately to a "game over" screen--you have to give the player a little bit of time to process what happened to them (even if it is just a second or less).</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office:value-type="string">
            <text:p>A gameover screen encourages the player to try again but plays sad music.</text:p>
          </table:table-cell>
          <table:table-cell table:number-columns-repeated="1018"/>
        </table:table-row>
        <table:table-row table:style-name="ro10">
          <table:table-cell table:style-name="ce101" office:value-type="string">
            <text:p>Basic</text:p>
          </table:table-cell>
          <table:table-cell table:style-name="ce75" office:value-type="string">
            <text:p>Victory Visual Feedback</text:p>
          </table:table-cell>
          <table:table-cell table:style-name="ce83" office:value-type="string">
            <text:p>A player's victory, success, etc. has appropriate visual feedback, assuming the game has victory, success, etc. In particular, you must not just jump to the next level in a jarring manner or jump immediately to a "you won" screen--you have to give the player a little bit of time to process what happened and revel in their victory (even if it is just a second or so).</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office:value-type="string">
            <text:p>Every level beaten provides a level recap with highlights if a player beats their previous time.</text:p>
          </table:table-cell>
          <table:table-cell table:number-columns-repeated="1018"/>
        </table:table-row>
        <table:table-row table:style-name="ro8">
          <table:table-cell table:style-name="ce101" office:value-type="string">
            <text:p>Advanced</text:p>
          </table:table-cell>
          <table:table-cell table:style-name="ce75" office:value-type="string">
            <text:p>Background Visual Feedback</text:p>
          </table:table-cell>
          <table:table-cell table:style-name="ce83" office:value-type="string">
            <text:p>Game has lots of bits of visual feedback for minor events and actions, or just in the background, that really make the game feel alive. You'll need at least a dozen pieces of background feedback to get this.</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office:value-type="string">
            <text:p>All gameplay mechanics have an animation of some sort involving their button and the object it controls. The death zones also have a nice effect.</text:p>
          </table:table-cell>
          <table:table-cell table:number-columns-repeated="1018"/>
        </table:table-row>
        <table:table-row table:style-name="ro8">
          <table:table-cell table:style-name="ce101" office:value-type="string">
            <text:p>Advanced</text:p>
          </table:table-cell>
          <table:table-cell table:style-name="ce75" office:value-type="string">
            <text:p>Extensive Visual Feedback</text:p>
          </table:table-cell>
          <table:table-cell table:style-name="ce83" office:value-type="string">
            <text:p>Overall visual feedback for major game events, actions, and status is extensive and polished.</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office:value-type="string">
            <text:p>Everything in the game gives visual feedback of some sort, even dying blows up the players and provides transitions for restarting the level.</text:p>
          </table:table-cell>
          <table:table-cell table:number-columns-repeated="1018"/>
        </table:table-row>
        <table:table-row table:style-name="ro11">
          <table:table-cell table:style-name="ce101" office:value-type="string">
            <text:p>Professional</text:p>
          </table:table-cell>
          <table:table-cell table:style-name="ce75" office:value-type="string">
            <text:p>Rewarding Visual Feedback</text:p>
          </table:table-cell>
          <table:table-cell table:style-name="ce83" office:value-type="string">
            <text:p>At one or more points, visual feedback alone (or with audio) is used effectively as a reward for the player.</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5"/>
          <table:table-cell table:number-columns-repeated="1018"/>
        </table:table-row>
        <table:table-row table:style-name="ro5">
          <table:table-cell table:style-name="ce101" office:value-type="string">
            <text:p>Professional</text:p>
          </table:table-cell>
          <table:table-cell table:style-name="ce75" office:value-type="string">
            <text:p>Clever Visual Feedback</text:p>
          </table:table-cell>
          <table:table-cell table:style-name="ce83" office:value-type="string">
            <text:p>One or more pieces of important visual feedback are conveyed in a particularly clever way.</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5"/>
          <table:table-cell table:number-columns-repeated="1018"/>
        </table:table-row>
        <table:table-row table:style-name="ro11">
          <table:table-cell table:style-name="ce101" office:value-type="string">
            <text:p>Innovative</text:p>
          </table:table-cell>
          <table:table-cell table:style-name="ce75" office:value-type="string">
            <text:p>Epic Visual Feedback</text:p>
          </table:table-cell>
          <table:table-cell table:style-name="ce83" office:value-type="string">
            <text:p>At one or more points (usually when the player wins, but it doesn't have to be), visual feedback is over-the-top and epic (think Peggle).</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5"/>
          <table:table-cell table:number-columns-repeated="1018"/>
        </table:table-row>
        <table:table-row table:style-name="ro5">
          <table:table-cell table:style-name="ce102" office:value-type="string" table:number-columns-spanned="2" table:number-rows-spanned="1">
            <text:p><text:s/>MENUS</text:p>
          </table:table-cell>
          <table:covered-table-cell table:style-name="ce75"/>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5">
          <table:table-cell table:style-name="ce101" office:value-type="string">
            <text:p>Basic</text:p>
          </table:table-cell>
          <table:table-cell table:style-name="ce75" office:value-type="string">
            <text:p>Menu Visuals</text:p>
          </table:table-cell>
          <table:table-cell table:style-name="ce84" office:value-type="string">
            <text:p>All menu visuals are decent and aren't sloppy or just hacked in.</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table:table-cell table:number-columns-repeated="1018"/>
        </table:table-row>
        <table:table-row table:style-name="ro9">
          <table:table-cell table:style-name="ce101" office:value-type="string">
            <text:p>Basic</text:p>
          </table:table-cell>
          <table:table-cell table:style-name="ce75" office:value-type="string">
            <text:p>Menu Text</text:p>
          </table:table-cell>
          <table:table-cell table:style-name="ce83" office:value-type="string">
            <text:p>All menu text is clean, easily readable, not too small, and aligned nicely (including not being too cramped by nearby borders). Text is not clipped, stretched, or compressed in a noticeable way. Fonts are consistent throughout all menus.</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Basic</text:p>
          </table:table-cell>
          <table:table-cell table:style-name="ce75" office:value-type="string">
            <text:p>Menu Animation</text:p>
          </table:table-cell>
          <table:table-cell table:style-name="ce83" office:value-type="string">
            <text:p>All menus have an animation of some kind (size change, color shift, or something fancier) to show when a given element of the menu is selected (and/or has the mouse over it).</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Menu Usability</text:p>
          </table:table-cell>
          <table:table-cell table:style-name="ce85" office:value-type="string">
            <text:p>All menus and the options on them are obvious and easy to use.</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table:table-cell table:number-columns-repeated="231"/>
          <table:table-cell table:style-name="ce73"/>
          <table:table-cell table:number-columns-repeated="786"/>
        </table:table-row>
        <table:table-row table:style-name="ro5">
          <table:table-cell table:style-name="ce101" office:value-type="string">
            <text:p>Advanced</text:p>
          </table:table-cell>
          <table:table-cell table:style-name="ce75" office:value-type="string">
            <text:p>Quality Menus</text:p>
          </table:table-cell>
          <table:table-cell table:style-name="ce83" office:value-type="string">
            <text:p>All menu visuals are high quality and fit the game very well.</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Menu Theme</text:p>
          </table:table-cell>
          <table:table-cell table:style-name="ce83" office:value-type="string">
            <text:p>All menus are themed appropriately for the game.</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Menu fits the theme of the game and has color changing and size animations.</text:p>
          </table:table-cell>
          <table:table-cell table:number-columns-repeated="1018"/>
        </table:table-row>
        <table:table-row table:style-name="ro5">
          <table:table-cell table:style-name="ce101" office:value-type="string">
            <text:p>Professional</text:p>
          </table:table-cell>
          <table:table-cell table:style-name="ce75" office:value-type="string">
            <text:p>Professional Menus</text:p>
          </table:table-cell>
          <table:table-cell table:style-name="ce83" office:value-type="string">
            <text:p>All menu visuals are professional quality and fit the game perfectly.</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Professional</text:p>
          </table:table-cell>
          <table:table-cell table:style-name="ce75" office:value-type="string">
            <text:p>Slick Menu Transitions</text:p>
          </table:table-cell>
          <table:table-cell table:style-name="ce83" office:value-type="string">
            <text:p>All menu transitions have slick animated elements, fade ins and outs, etc.</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3" office:value-type="string" table:number-columns-spanned="2" table:number-rows-spanned="1">
            <text:p><text:s/>HUD</text:p>
          </table:table-cell>
          <table:covered-table-cell table:style-name="ce75"/>
          <table:table-cell table:style-name="ce86" office:value-type="string">
            <text:p><text:span text:style-name="T7">Details </text:span>(includes all in-game UI such as cursors, labels, integrated UI on characters or backgrounds, etc.)</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5">
          <table:table-cell table:style-name="ce101" office:value-type="string">
            <text:p>Basic</text:p>
          </table:table-cell>
          <table:table-cell table:style-name="ce75" office:value-type="string">
            <text:p>HUD Visuals</text:p>
          </table:table-cell>
          <table:table-cell table:style-name="ce84" office:value-type="string">
            <text:p>All HUD visuals are decent and aren't sloppy or just hacked in.</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table:table-cell table:number-columns-repeated="1018"/>
        </table:table-row>
        <table:table-row table:style-name="ro15">
          <table:table-cell table:style-name="ce101" office:value-type="string">
            <text:p>Basic</text:p>
          </table:table-cell>
          <table:table-cell table:style-name="ce75" office:value-type="string">
            <text:p>HUD Text</text:p>
          </table:table-cell>
          <table:table-cell table:style-name="ce83" office:value-type="string">
            <text:p>All HUD text is clean, easily readable, not too small, and aligned nicely (including not being too cramped by nearby borders). Text is not clipped, stretched, or compressed in a noticeable way. Fonts are consistent throughout all HUD elements. In particular, no text should look like debug output--use thick, bold, large game-like fonts, not thin and small normal fonts.</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Basic</text:p>
          </table:table-cell>
          <table:table-cell table:style-name="ce75" office:value-type="string">
            <text:p>HUD Animation</text:p>
          </table:table-cell>
          <table:table-cell table:style-name="ce83" office:value-type="string">
            <text:p>Most HUD elements have an animation of some kind (size change, color shift, or something fancier) to show when a given element changes state.</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10">
          <table:table-cell table:style-name="ce101" office:value-type="string">
            <text:p>Basic</text:p>
          </table:table-cell>
          <table:table-cell table:style-name="ce75" office:value-type="string">
            <text:p>HUD Usability</text:p>
          </table:table-cell>
          <table:table-cell table:style-name="ce85" office:value-type="string">
            <text:p>It is clear to the player what all HUD elements mean.</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5" office:value-type="string">
            <text:p>The HUD is simple but works to convey information without being intrusive to the players (they need to see where they are going and not be blocked by secondary information).</text:p>
          </table:table-cell>
          <table:table-cell table:number-columns-repeated="231"/>
          <table:table-cell table:style-name="ce73"/>
          <table:table-cell table:number-columns-repeated="786"/>
        </table:table-row>
        <table:table-row table:style-name="ro11">
          <table:table-cell table:style-name="ce101" office:value-type="string">
            <text:p>Advanced</text:p>
          </table:table-cell>
          <table:table-cell table:style-name="ce75" office:value-type="string">
            <text:p>Animated Mouse</text:p>
          </table:table-cell>
          <table:table-cell table:style-name="ce83" office:value-type="string">
            <text:p>Mouse cursor is animated with custom art that fits the game well. This CR can be completed with just a mouse cursor for the menus if there is no mouse cursor during gameplay.</text:p>
          </table:table-cell>
          <table:table-cell table:style-name="ce108" table:content-validation-name="val4" office:value-type="string">
            <text:p>Not Applicable</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Advanced</text:p>
          </table:table-cell>
          <table:table-cell table:style-name="ce75" office:value-type="string">
            <text:p>Quality HUD</text:p>
          </table:table-cell>
          <table:table-cell table:style-name="ce83" office:value-type="string">
            <text:p>All HUD element visuals are high quality and fit the game very well.</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HUD Theme</text:p>
          </table:table-cell>
          <table:table-cell table:style-name="ce83" office:value-type="string">
            <text:p>All HUD elements are themed appropriately for the game.</text:p>
          </table:table-cell>
          <table:table-cell table:style-name="ce108" table:content-validation-name="val4" office:value-type="string">
            <text:p>Completed</text:p>
          </table:table-cell>
          <table:table-cell table:style-name="ce108" table:content-validation-name="val4" office:value-type="string">
            <text:p>Untested</text:p>
          </table:table-cell>
          <table:table-cell table:style-name="ce78" office:value-type="string">
            <text:p>The HUD fits the theme of the game well by using similar colors, fonts, and art styles.</text:p>
          </table:table-cell>
          <table:table-cell table:number-columns-repeated="1018"/>
        </table:table-row>
        <table:table-row table:style-name="ro5">
          <table:table-cell table:style-name="ce101" office:value-type="string">
            <text:p>Professional</text:p>
          </table:table-cell>
          <table:table-cell table:style-name="ce75" office:value-type="string">
            <text:p>Professional HUD</text:p>
          </table:table-cell>
          <table:table-cell table:style-name="ce83" office:value-type="string">
            <text:p>All HUD element visuals are professional quality and fit the game perfectly.</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Professional</text:p>
          </table:table-cell>
          <table:table-cell table:style-name="ce75" office:value-type="string">
            <text:p>Slick HUD Transitions</text:p>
          </table:table-cell>
          <table:table-cell table:style-name="ce83" office:value-type="string">
            <text:p>HUD elements slide/fade in/out as appropriate throughout the game, instead of always remaining on screen.</text:p>
          </table:table-cell>
          <table:table-cell table:style-name="ce108" table:content-validation-name="val4" office:value-type="string">
            <text:p>Missing</text:p>
          </table:table-cell>
          <table:table-cell table:style-name="ce108" table:content-validation-name="val4" office:value-type="string">
            <text:p>Untested</text:p>
          </table:table-cell>
          <table:table-cell table:style-name="ce78"/>
          <table:table-cell table:number-columns-repeated="1018"/>
        </table:table-row>
        <table:table-row table:style-name="ro5">
          <table:table-cell table:style-name="ce104"/>
          <table:table-cell table:style-name="ce94"/>
          <table:table-cell/>
          <table:table-cell table:style-name="ce109" table:content-validation-name="val6" table:number-columns-repeated="2"/>
          <table:table-cell table:number-columns-repeated="1019"/>
        </table:table-row>
        <table:table-row table:style-name="ro5" table:number-rows-repeated="2">
          <table:table-cell table:style-name="ce104"/>
          <table:table-cell table:style-name="ce94"/>
          <table:table-cell/>
          <table:table-cell table:style-name="ce109" table:content-validation-name="val6" table:number-columns-repeated="2"/>
          <table:table-cell table:style-name="ce94"/>
          <table:table-cell table:number-columns-repeated="1018"/>
        </table:table-row>
        <table:table-row table:style-name="ro5">
          <table:table-cell table:style-name="ce104"/>
          <table:table-cell table:style-name="ce94"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5">
          <table:table-cell table:style-name="ce104"/>
          <table:table-cell table:style-name="ce94"/>
          <table:table-cell table:style-name="ce106"/>
          <table:table-cell table:style-name="ce110" table:content-validation-name="val7" table:number-columns-repeated="2"/>
          <table:table-cell table:style-name="ce94"/>
          <table:table-cell table:number-columns-repeated="231"/>
          <table:table-cell table:style-name="ce73"/>
          <table:table-cell table:number-columns-repeated="786"/>
        </table:table-row>
        <table:table-row table:style-name="ro5">
          <table:table-cell table:style-name="ce105"/>
          <table:table-cell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5">
          <table:table-cell table:style-name="ce104"/>
          <table:table-cell table:style-name="ce94"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5">
          <table:table-cell table:style-name="ce104"/>
          <table:table-cell table:style-name="ce94"/>
          <table:table-cell table:style-name="ce106"/>
          <table:table-cell table:style-name="ce110" table:content-validation-name="val7" table:number-columns-repeated="2"/>
          <table:table-cell table:style-name="ce94"/>
          <table:table-cell table:number-columns-repeated="231"/>
          <table:table-cell table:style-name="ce73"/>
          <table:table-cell table:number-columns-repeated="786"/>
        </table:table-row>
        <table:table-row table:style-name="ro5">
          <table:table-cell table:style-name="ce104"/>
          <table:table-cell table:number-columns-repeated="2"/>
          <table:table-cell table:style-name="ce110" table:content-validation-name="val7" table:number-columns-repeated="2"/>
          <table:table-cell table:number-columns-repeated="1019"/>
        </table:table-row>
        <table:table-row table:style-name="ro5">
          <table:table-cell table:style-name="ce105"/>
          <table:table-cell table:style-name="ce94"/>
          <table:table-cell/>
          <table:table-cell table:style-name="ce111" table:content-validation-name="val8" table:number-columns-repeated="2"/>
          <table:table-cell table:number-columns-repeated="1019"/>
        </table:table-row>
        <table:table-row table:style-name="ro5">
          <table:table-cell table:style-name="ce104"/>
          <table:table-cell table:number-columns-repeated="2"/>
          <table:table-cell table:style-name="ce112" table:content-validation-name="val8" table:number-columns-repeated="2"/>
          <table:table-cell table:number-columns-repeated="1019"/>
        </table:table-row>
        <table:table-row table:style-name="ro5">
          <table:table-cell table:style-name="ce104"/>
          <table:table-cell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table-cell/>
          <table:table-cell table:style-name="ce112" table:content-validation-name="val8" table:number-columns-repeated="2"/>
          <table:table-cell table:number-columns-repeated="1019"/>
        </table:table-row>
        <table:table-row table:style-name="ro5">
          <table:table-cell table:style-name="ce105"/>
          <table:table-cell table:number-columns-repeated="2"/>
          <table:table-cell table:style-name="ce105" table:number-columns-repeated="2"/>
          <table:table-cell table:number-columns-repeated="1019"/>
        </table:table-row>
        <table:table-row table:style-name="ro5">
          <table:table-cell table:style-name="ce104"/>
          <table:table-cell table:number-columns-repeated="2"/>
          <table:table-cell table:style-name="ce112" table:content-validation-name="val8" table:number-columns-repeated="2"/>
          <table:table-cell table:style-name="ce94"/>
          <table:table-cell table:number-columns-repeated="1018"/>
        </table:table-row>
        <table:table-row table:style-name="ro5" table:number-rows-repeated="2">
          <table:table-cell table:style-name="ce104"/>
          <table:table-cell table:style-name="ce94"/>
          <table:table-cell/>
          <table:table-cell table:style-name="ce111" table:content-validation-name="val8" table:number-columns-repeated="2"/>
          <table:table-cell table:number-columns-repeated="1019"/>
        </table:table-row>
        <table:table-row table:style-name="ro5">
          <table:table-cell table:style-name="ce105"/>
          <table:table-cell table:number-columns-repeated="2"/>
          <table:table-cell table:style-name="ce105" table:number-columns-repeated="2"/>
          <table:table-cell table:number-columns-repeated="1019"/>
        </table:table-row>
        <table:table-row table:style-name="ro5">
          <table:table-cell table:style-name="ce104"/>
          <table:table-cell table:style-name="ce94"/>
          <table:table-cell/>
          <table:table-cell table:style-name="ce111" table:content-validation-name="val8" table:number-columns-repeated="2"/>
          <table:table-cell table:number-columns-repeated="1019"/>
        </table:table-row>
        <table:table-row table:style-name="ro5" table:number-rows-repeated="2">
          <table:table-cell table:style-name="ce104"/>
          <table:table-cell table:number-columns-repeated="2"/>
          <table:table-cell table:style-name="ce111" table:content-validation-name="val8" table:number-columns-repeated="2"/>
          <table:table-cell table:number-columns-repeated="1019"/>
        </table:table-row>
        <table:table-row table:style-name="ro5">
          <table:table-cell table:style-name="ce105"/>
          <table:table-cell table:number-columns-repeated="2"/>
          <table:table-cell table:style-name="ce112" table:content-validation-name="val8" table:number-columns-repeated="2"/>
          <table:table-cell table:number-columns-repeated="1019"/>
        </table:table-row>
        <table:table-row table:style-name="ro5">
          <table:table-cell table:style-name="ce104"/>
          <table:table-cell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table-cell/>
          <table:table-cell table:style-name="ce111" table:content-validation-name="val8" table:number-columns-repeated="2"/>
          <table:table-cell table:number-columns-repeated="1019"/>
        </table:table-row>
        <table:table-row table:style-name="ro5">
          <table:table-cell table:style-name="ce104"/>
          <table:table-cell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table-cell/>
          <table:table-cell table:style-name="ce111" table:content-validation-name="val8" table:number-columns-repeated="2"/>
          <table:table-cell table:style-name="ce94"/>
          <table:table-cell table:number-columns-repeated="1018"/>
        </table:table-row>
        <table:table-row table:style-name="ro5">
          <table:table-cell table:style-name="ce104"/>
          <table:table-cell table:style-name="ce94" table:number-columns-repeated="2"/>
          <table:table-cell table:style-name="ce112" table:content-validation-name="val8" table:number-columns-repeated="2"/>
          <table:table-cell table:number-columns-repeated="1019"/>
        </table:table-row>
        <table:table-row table:style-name="ro5" table:number-rows-repeated="2">
          <table:table-cell table:style-name="ce104"/>
          <table:table-cell table:style-name="ce94"/>
          <table:table-cell/>
          <table:table-cell table:style-name="ce112" table:content-validation-name="val8" table:number-columns-repeated="2"/>
          <table:table-cell table:style-name="ce94"/>
          <table:table-cell table:number-columns-repeated="1018"/>
        </table:table-row>
        <table:table-row table:style-name="ro5">
          <table:table-cell table:style-name="ce104"/>
          <table:table-cell table:style-name="ce94" table:number-columns-repeated="2"/>
          <table:table-cell table:style-name="ce112" table:content-validation-name="val8" table:number-columns-repeated="2"/>
          <table:table-cell table:style-name="ce94"/>
          <table:table-cell table:number-columns-repeated="1018"/>
        </table:table-row>
        <table:table-row table:style-name="ro5">
          <table:table-cell table:style-name="ce104"/>
          <table:table-cell table:number-columns-repeated="2"/>
          <table:table-cell table:style-name="ce112" table:content-validation-name="val8" table:number-columns-repeated="2"/>
          <table:table-cell table:style-name="ce94"/>
          <table:table-cell table:number-columns-repeated="1018"/>
        </table:table-row>
        <table:table-row table:style-name="ro5" table:number-rows-repeated="3">
          <table:table-cell table:style-name="ce104"/>
          <table:table-cell table:style-name="ce94" table:number-columns-repeated="2"/>
          <table:table-cell table:style-name="ce112" table:content-validation-name="val8" table:number-columns-repeated="2"/>
          <table:table-cell table:number-columns-repeated="1019"/>
        </table:table-row>
        <table:table-row table:style-name="ro5">
          <table:table-cell table:style-name="ce105"/>
          <table:table-cell table:style-name="ce94"/>
          <table:table-cell/>
          <table:table-cell table:style-name="ce111" table:content-validation-name="val8" table:number-columns-repeated="2"/>
          <table:table-cell table:number-columns-repeated="1019"/>
        </table:table-row>
        <table:table-row table:style-name="ro5" table:number-rows-repeated="2">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5" table:number-rows-repeated="5">
          <table:table-cell table:style-name="ce105"/>
          <table:table-cell table:style-name="ce94"/>
          <table:table-cell/>
          <table:table-cell table:style-name="ce111" table:content-validation-name="val8" table:number-columns-repeated="2"/>
          <table:table-cell table:number-columns-repeated="1019"/>
        </table:table-row>
        <table:table-row table:style-name="ro5">
          <table:table-cell table:style-name="ce105"/>
          <table:table-cell table:number-columns-repeated="2"/>
          <table:table-cell table:style-name="ce111" table:content-validation-name="val8" table:number-columns-repeated="2"/>
          <table:table-cell table:number-columns-repeated="1019"/>
        </table:table-row>
        <table:table-row table:style-name="ro5">
          <table:table-cell table:style-name="ce105"/>
          <table:table-cell table:style-name="ce94"/>
          <table:table-cell/>
          <table:table-cell table:style-name="ce111" table:content-validation-name="val8" table:number-columns-repeated="2"/>
          <table:table-cell table:number-columns-repeated="1019"/>
        </table:table-row>
        <table:table-row table:style-name="ro5">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5" table:number-rows-repeated="2">
          <table:table-cell table:style-name="ce105"/>
          <table:table-cell table:style-name="ce94"/>
          <table:table-cell/>
          <table:table-cell table:style-name="ce111" table:content-validation-name="val8" table:number-columns-repeated="2"/>
          <table:table-cell table:number-columns-repeated="1019"/>
        </table:table-row>
        <table:table-row table:style-name="ro5">
          <table:table-cell table:style-name="ce105"/>
          <table:table-cell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table-cell table:style-name="ce87"/>
          <table:table-cell table:style-name="ce111" table:content-validation-name="val8" table:number-columns-repeated="2"/>
          <table:table-cell table:number-columns-repeated="1019"/>
        </table:table-row>
        <table:table-row table:style-name="ro5">
          <table:table-cell table:style-name="ce105"/>
          <table:table-cell table:style-name="ce94"/>
          <table:table-cell/>
          <table:table-cell table:style-name="ce111" table:content-validation-name="val8" table:number-columns-repeated="2"/>
          <table:table-cell table:number-columns-repeated="1019"/>
        </table:table-row>
        <table:table-row table:style-name="ro5">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5">
          <table:table-cell table:style-name="ce105"/>
          <table:table-cell table:style-name="ce94"/>
          <table:table-cell/>
          <table:table-cell table:style-name="ce111" table:content-validation-name="val8" table:number-columns-repeated="2"/>
          <table:table-cell table:number-columns-repeated="1019"/>
        </table:table-row>
        <table:table-row table:style-name="ro5" table:number-rows-repeated="2">
          <table:table-cell table:style-name="ce105"/>
          <table:table-cell table:number-columns-repeated="2"/>
          <table:table-cell table:style-name="ce111" table:content-validation-name="val8" table:number-columns-repeated="2"/>
          <table:table-cell table:number-columns-repeated="1019"/>
        </table:table-row>
        <table:table-row table:style-name="ro5" table:number-rows-repeated="2">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table-cell/>
          <table:table-cell table:style-name="ce111" table:content-validation-name="val8" table:number-columns-repeated="2"/>
          <table:table-cell table:number-columns-repeated="1019"/>
        </table:table-row>
        <table:table-row table:style-name="ro5" table:number-rows-repeated="2">
          <table:table-cell table:style-name="ce105"/>
          <table:table-cell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5" table:number-rows-repeated="3">
          <table:table-cell table:style-name="ce105"/>
          <table:table-cell table:number-columns-repeated="2"/>
          <table:table-cell table:style-name="ce111" table:content-validation-name="val8" table:number-columns-repeated="2"/>
          <table:table-cell table:number-columns-repeated="1019"/>
        </table:table-row>
        <table:table-row table:style-name="ro5">
          <table:table-cell table:style-name="ce105"/>
          <table:table-cell/>
          <table:table-cell table:style-name="ce87"/>
          <table:table-cell table:style-name="ce111" table:content-validation-name="val8" table:number-columns-repeated="2"/>
          <table:table-cell table:style-name="ce94"/>
          <table:table-cell table:number-columns-repeated="1018"/>
        </table:table-row>
        <table:table-row table:style-name="ro5">
          <table:table-cell table:style-name="ce105"/>
          <table:table-cell table:number-columns-repeated="2"/>
          <table:table-cell table:style-name="ce111" table:content-validation-name="val8" table:number-columns-repeated="2"/>
          <table:table-cell table:number-columns-repeated="1019"/>
        </table:table-row>
        <table:table-row table:style-name="ro5">
          <table:table-cell table:style-name="ce105"/>
          <table:table-cell/>
          <table:table-cell table:style-name="ce87"/>
          <table:table-cell table:style-name="ce111" table:content-validation-name="val8" table:number-columns-repeated="2"/>
          <table:table-cell table:number-columns-repeated="1019"/>
        </table:table-row>
        <table:table-row table:style-name="ro5">
          <table:table-cell table:style-name="ce105"/>
          <table:table-cell table:number-columns-repeated="2"/>
          <table:table-cell table:style-name="ce111" table:content-validation-name="val8" table:number-columns-repeated="2"/>
          <table:table-cell table:number-columns-repeated="1019"/>
        </table:table-row>
        <table:table-row table:style-name="ro5">
          <table:table-cell table:style-name="ce105"/>
          <table:table-cell/>
          <table:table-cell table:style-name="ce87"/>
          <table:table-cell table:style-name="ce111" table:content-validation-name="val8" table:number-columns-repeated="2"/>
          <table:table-cell table:style-name="ce94"/>
          <table:table-cell table:number-columns-repeated="1018"/>
        </table:table-row>
        <table:table-row table:style-name="ro5" table:number-rows-repeated="101">
          <table:table-cell table:style-name="ce105"/>
          <table:table-cell table:number-columns-repeated="2"/>
          <table:table-cell table:style-name="ce111" table:content-validation-name="val8" table:number-columns-repeated="2"/>
          <table:table-cell table:number-columns-repeated="1019"/>
        </table:table-row>
        <table:table-row table:style-name="ro5" table:number-rows-repeated="65313">
          <table:table-cell table:number-columns-repeated="3"/>
          <table:table-cell table:content-validation-name="val8" table:number-columns-repeated="2"/>
          <table:table-cell table:number-columns-repeated="1019"/>
        </table:table-row>
        <table:table-row table:style-name="ro5" table:number-rows-repeated="983012">
          <table:table-cell table:number-columns-repeated="1024"/>
        </table:table-row>
        <table:table-row table:style-name="ro5">
          <table:table-cell table:number-columns-repeated="1024"/>
        </table:table-row>
      </table:table>
      <table:table table:name="NCRs" table:style-name="ta2">
        <office:forms form:automatic-focus="false" form:apply-design-mode="false"/>
        <table:table-column table:style-name="co18" table:default-cell-style-name="ce73"/>
        <table:table-column table:style-name="co19"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6" table:number-columns-repeated="31" table:default-cell-style-name="ce134"/>
        <table:table-column table:style-name="co6" table:number-columns-repeated="987" table:default-cell-style-name="ce16"/>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NARRATIVE REQUIREMENTS</text:p>
          </table:table-cell>
          <table:table-cell table:style-name="ce88" table:formula="of:=&quot;&quot;&amp;COUNTIF([.D$10:.D$250];[.$A$2])&amp;&quot; &quot;&amp;[.$A$2]" office:value-type="string" office:string-value="0 Untested">
            <text:p>0 Untested</text:p>
          </table:table-cell>
          <table:table-cell table:style-name="ce88" table:formula="of:=&quot;&quot;&amp;COUNTIF([.E$10:.E$250];[.$A$2])&amp;&quot; &quot;&amp;[.$A$2]" office:value-type="string" office:string-value="40 Untested">
            <text:p>40 Untested</text:p>
          </table:table-cell>
          <table:table-cell table:style-name="ce63" office:value-type="string">
            <text:p>NCR</text:p>
          </table:table-cell>
          <table:table-cell table:number-columns-repeated="1018"/>
        </table:table-row>
        <table:table-row table:style-name="ro5">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All games at least have to have decent editing and a decent theme (even if it is just abstract), but the setting, characters, dialog, and story are optional (just put “Not Applicable” if your game does not have these).</text:p>
          </table:table-cell>
          <table:table-cell table:style-name="ce89" table:formula="of:=SUMPRODUCT(([.$A$10:.$A$250]=&quot;Required&quot;)*([.D$10:.D$250]=&quot;Missing&quot;))+0.5*SUMPRODUCT(([.$A$10:.$A$250]=&quot;Required&quot;)*([.D$10:.D$250]=&quot;Partial&quot;))" office:value-type="float" office:value="0">
            <text:p>0</text:p>
          </table:table-cell>
          <table:table-cell table:style-name="ce89" table:formula="of:=SUMPRODUCT(([.$A$10:.$A$250]=&quot;Required&quot;)*([.E$10:.E$250]=&quot;Missing&quot;))+0.5*SUMPRODUCT(([.$A$10:.$A$250]=&quot;Required&quot;)*([.E$10:.E$250]=&quot;Partial&quot;))" office:value-type="float" office:value="0">
            <text:p>0</text:p>
          </table:table-cell>
          <table:table-cell table:style-name="ce75" table:formula="of:=&quot;Required &quot;&amp;[.$F$1]&amp;&quot;s &quot;&amp;[.A3]" office:value-type="string" office:string-value="Required NCRs Missing">
            <text:p>Required NCRs Missing</text:p>
          </table:table-cell>
          <table:table-cell table:number-columns-repeated="1018"/>
        </table:table-row>
        <table:table-row table:style-name="ro5">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50]=&quot;Basic&quot;)*([.D$10:.D$250]=&quot;Missing&quot;))+0.5*SUMPRODUCT(([.$A$10:.$A$250]=&quot;Basic&quot;)*([.D$10:.D$250]=&quot;Partial&quot;))" office:value-type="float" office:value="0">
            <text:p>0</text:p>
          </table:table-cell>
          <table:table-cell table:style-name="ce89" table:formula="of:=SUMPRODUCT(([.$A$10:.$A$250]=&quot;Basic&quot;)*([.E$10:.E$250]=&quot;Missing&quot;))+0.5*SUMPRODUCT(([.$A$10:.$A$250]=&quot;Basic&quot;)*([.E$10:.E$250]=&quot;Partial&quot;))" office:value-type="float" office:value="0">
            <text:p>0</text:p>
          </table:table-cell>
          <table:table-cell table:style-name="ce75" table:formula="of:=&quot;Basic &quot;&amp;[.$F$1]&amp;&quot;s &quot;&amp;[.A3]" office:value-type="string" office:string-value="Basic NCRs Missing">
            <text:p>Basic NCRs Missing</text:p>
          </table:table-cell>
          <table:table-cell table:number-columns-repeated="1018"/>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50]=&quot;Intermediate&quot;)*([.D$10:.D$250]=&quot;Missing&quot;))+0.5*SUMPRODUCT(([.$A$10:.$A$250]=&quot;Intermediate&quot;)*([.D$10:.D$250]=&quot;Partial&quot;))" office:value-type="float" office:value="0">
            <text:p>0</text:p>
          </table:table-cell>
          <table:table-cell table:style-name="ce89" table:formula="of:=SUMPRODUCT(([.$A$10:.$A$250]=&quot;Intermediate&quot;)*([.E$10:.E$250]=&quot;Missing&quot;))+0.5*SUMPRODUCT(([.$A$10:.$A$250]=&quot;Intermediate&quot;)*([.E$10:.E$250]=&quot;Partial&quot;))" office:value-type="float" office:value="0">
            <text:p>0</text:p>
          </table:table-cell>
          <table:table-cell table:style-name="ce75" table:formula="of:=&quot;Intermediate &quot;&amp;[.$F$1]&amp;&quot;s &quot;&amp;[.A3]" office:value-type="string" office:string-value="Intermediate NCRs Missing">
            <text:p>Intermediate NCRs Missing</text:p>
          </table:table-cell>
          <table:table-cell table:number-columns-repeated="1018"/>
        </table:table-row>
        <table:table-row table:style-name="ro5">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50]=&quot;Intermediate&quot;)*([.D$10:.D$250]=&quot;Completed&quot;))+SUMPRODUCT(([.$A$10:.$A$250]=&quot;Intermediate&quot;)*([.D$10:.D$250]=&quot;Pre-Passed&quot;))+0.5*SUMPRODUCT(([.$A$10:.$A$250]=&quot;Intermediate&quot;)*([.D$10:.D$250]=&quot;Partial&quot;))" office:value-type="float" office:value="0">
            <text:p>0</text:p>
          </table:table-cell>
          <table:table-cell table:style-name="ce89" table:formula="of:=SUMPRODUCT(([.$A$10:.$A$250]=&quot;Intermediate&quot;)*([.E$10:.E$250]=&quot;Completed&quot;))+SUMPRODUCT(([.$A$10:.$A$250]=&quot;Intermediate&quot;)*([.E$10:.E$250]=&quot;Pre-Passed&quot;))+0.5*SUMPRODUCT(([.$A$10:.$A$250]=&quot;Intermediate&quot;)*([.E$10:.E$250]=&quot;Partial&quot;))" office:value-type="float" office:value="0">
            <text:p>0</text:p>
          </table:table-cell>
          <table:table-cell table:style-name="ce75" table:formula="of:=&quot;Intermediate &quot;&amp;[.$F$1]&amp;&quot;s &quot;&amp;[.A5]" office:value-type="string" office:string-value="Intermediate NCRs Completed">
            <text:p>Intermediate NCRs Completed</text:p>
          </table:table-cell>
          <table:table-cell table:number-columns-repeated="1018"/>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50]=&quot;Advanced&quot;)*([.D$10:.D$250]=&quot;Missing&quot;))+0.5*SUMPRODUCT(([.$A$10:.$A$250]=&quot;Advanced&quot;)*([.D$10:.D$250]=&quot;Partial&quot;))" office:value-type="float" office:value="3">
            <text:p>3</text:p>
          </table:table-cell>
          <table:table-cell table:style-name="ce89" table:formula="of:=SUMPRODUCT(([.$A$10:.$A$250]=&quot;Advanced&quot;)*([.E$10:.E$250]=&quot;Missing&quot;))+0.5*SUMPRODUCT(([.$A$10:.$A$250]=&quot;Advanced&quot;)*([.E$10:.E$250]=&quot;Partial&quot;))" office:value-type="float" office:value="0">
            <text:p>0</text:p>
          </table:table-cell>
          <table:table-cell table:style-name="ce75" table:formula="of:=&quot;Advanced &quot;&amp;[.$F$1]&amp;&quot;s &quot;&amp;[.A3]" office:value-type="string" office:string-value="Advanced NCRs Missing">
            <text:p>Advanced NCRs Missing</text:p>
          </table:table-cell>
          <table:table-cell table:number-columns-repeated="1018"/>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50]=&quot;Advanced&quot;)*([.D$10:.D$250]=&quot;Completed&quot;))+SUMPRODUCT(([.$A$10:.$A$250]=&quot;Advanced&quot;)*([.D$10:.D$250]=&quot;Pre-Passed&quot;))+0.5*SUMPRODUCT(([.$A$10:.$A$250]=&quot;Advanced&quot;)*([.D$10:.D$250]=&quot;Partial&quot;))" office:value-type="float" office:value="3">
            <text:p>3</text:p>
          </table:table-cell>
          <table:table-cell table:style-name="ce89" table:formula="of:=SUMPRODUCT(([.$A$10:.$A$250]=&quot;Advanced&quot;)*([.E$10:.E$250]=&quot;Completed&quot;))+SUMPRODUCT(([.$A$10:.$A$250]=&quot;Advanced&quot;)*([.E$10:.E$250]=&quot;Pre-Passed&quot;))+0.5*SUMPRODUCT(([.$A$10:.$A$250]=&quot;Advanced&quot;)*([.E$10:.E$250]=&quot;Partial&quot;))" office:value-type="float" office:value="0">
            <text:p>0</text:p>
          </table:table-cell>
          <table:table-cell table:style-name="ce75" table:formula="of:=&quot;Advanced &quot;&amp;[.$F$1]&amp;&quot;s &quot;&amp;[.A5]" office:value-type="string" office:string-value="Advanced NCRs Completed">
            <text:p>Advanced NCRs Completed</text:p>
          </table:table-cell>
          <table:table-cell table:number-columns-repeated="1018"/>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50]=&quot;Professional&quot;)*([.D$10:.D$250]=&quot;Completed&quot;))+SUMPRODUCT(([.$A$10:.$A$250]=&quot;Professional&quot;)*([.D$10:.D$250]=&quot;Pre-Passed&quot;))+0.5*SUMPRODUCT(([.$A$10:.$A$250]=&quot;Professional&quot;)*([.D$10:.D$250]=&quot;Partial&quot;))" office:value-type="float" office:value="0">
            <text:p>0</text:p>
          </table:table-cell>
          <table:table-cell table:style-name="ce89" table:formula="of:=SUMPRODUCT(([.$A$10:.$A$250]=&quot;Professional&quot;)*([.E$10:.E$250]=&quot;Completed&quot;))+SUMPRODUCT(([.$A$10:.$A$250]=&quot;Professional&quot;)*([.E$10:.E$250]=&quot;Pre-Passed&quot;))+0.5*SUMPRODUCT(([.$A$10:.$A$250]=&quot;Professional&quot;)*([.E$10:.E$250]=&quot;Partial&quot;))" office:value-type="float" office:value="0">
            <text:p>0</text:p>
          </table:table-cell>
          <table:table-cell table:style-name="ce75" table:formula="of:=&quot;Professional &quot;&amp;[.$F$1]&amp;&quot;s &quot;&amp;[.A5]" office:value-type="string" office:string-value="Professional NCRs Completed">
            <text:p>Professional NCRs Completed</text:p>
          </table:table-cell>
          <table:table-cell table:number-columns-repeated="1018"/>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50]=&quot;Innovative&quot;)*([.D$10:.D$250]=&quot;Completed&quot;))+SUMPRODUCT(([.$A$10:.$A$250]=&quot;Innovative&quot;)*([.D$10:.D$250]=&quot;Pre-Passed&quot;))+0.5*SUMPRODUCT(([.$A$10:.$A$250]=&quot;Innovative&quot;)*([.D$10:.D$250]=&quot;Partial&quot;))" office:value-type="float" office:value="0">
            <text:p>0</text:p>
          </table:table-cell>
          <table:table-cell table:style-name="ce89" table:formula="of:=SUMPRODUCT(([.$A$10:.$A$250]=&quot;Innovative&quot;)*([.E$10:.E$250]=&quot;Completed&quot;))+SUMPRODUCT(([.$A$10:.$A$250]=&quot;Innovative&quot;)*([.E$10:.E$250]=&quot;Pre-Passed&quot;))+0.5*SUMPRODUCT(([.$A$10:.$A$250]=&quot;Innovative&quot;)*([.E$10:.E$250]=&quot;Partial&quot;))" office:value-type="float" office:value="0">
            <text:p>0</text:p>
          </table:table-cell>
          <table:table-cell table:style-name="ce75" table:formula="of:=&quot;Innovative &quot;&amp;[.$F$1]&amp;&quot;s &quot;&amp;[.A5]" office:value-type="string" office:string-value="Innovative NCRs Completed">
            <text:p>Innovative NCRs Completed</text:p>
          </table:table-cell>
          <table:table-cell table:number-columns-repeated="1018"/>
        </table:table-row>
        <table:table-row table:style-name="ro5">
          <table:table-cell table:style-name="ce113" office:value-type="string" table:number-columns-spanned="2" table:number-rows-spanned="1">
            <text:p><text:s/>EDITING</text:p>
          </table:table-cell>
          <table:covered-table-cell table:style-name="ce77"/>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5">
          <table:table-cell table:style-name="ce114" office:value-type="string">
            <text:p>Required</text:p>
          </table:table-cell>
          <table:table-cell table:style-name="ce75" office:value-type="string">
            <text:p>Some Editing</text:p>
          </table:table-cell>
          <table:table-cell table:style-name="ce83" office:value-type="string">
            <text:p>Text has a dozen typos or fewer, and only one or two really obvious ones.</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78"/>
          <table:table-cell table:number-columns-repeated="1018"/>
        </table:table-row>
        <table:table-row table:style-name="ro7">
          <table:table-cell table:style-name="ce114" office:value-type="string">
            <text:p>Basic</text:p>
          </table:table-cell>
          <table:table-cell table:style-name="ce75" office:value-type="string">
            <text:p>Basic Editing</text:p>
          </table:table-cell>
          <table:table-cell table:style-name="ce83" office:value-type="string">
            <text:p>Text has only one or two typos, and no really obvious ones.</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78" office:value-type="string">
            <text:p>Not a ton of text, but they are edited correctly.</text:p>
          </table:table-cell>
          <table:table-cell table:number-columns-repeated="1018"/>
        </table:table-row>
        <table:table-row table:style-name="ro11">
          <table:table-cell table:style-name="ce114" office:value-type="string">
            <text:p>Advanced</text:p>
          </table:table-cell>
          <table:table-cell table:style-name="ce75" office:value-type="string">
            <text:p>Good Editing w/Lots of Text</text:p>
          </table:table-cell>
          <table:table-cell table:style-name="ce83" office:value-type="string">
            <text:p>Text has no typos and has decent grammar and structure, and has a lot of text to edit (at least a hundred words or more). This is “not applicable” if you don't have much text.</text:p>
          </table:table-cell>
          <table:table-cell table:style-name="ce130" table:content-validation-name="val4" office:value-type="string">
            <text:p>Not Applicable</text:p>
          </table:table-cell>
          <table:table-cell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Professional</text:p>
          </table:table-cell>
          <table:table-cell table:style-name="ce75" office:value-type="string">
            <text:p>Perfect Editing w/Lots of Text</text:p>
          </table:table-cell>
          <table:table-cell table:style-name="ce83" office:value-type="string">
            <text:p>Text has no typos and has excellent grammar and structure, and has a lot of text to edit (at least a hundred words or more). This is “not applicable” if you don't have much text.</text:p>
          </table:table-cell>
          <table:table-cell table:style-name="ce130" table:content-validation-name="val4" office:value-type="string">
            <text:p>Not Applicable</text:p>
          </table:table-cell>
          <table:table-cell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Innovative</text:p>
          </table:table-cell>
          <table:table-cell table:style-name="ce75" office:value-type="string">
            <text:p>Localized Editing</text:p>
          </table:table-cell>
          <table:table-cell table:style-name="ce83" office:value-type="string">
            <text:p>Text is localized into one or more other languages.</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8"/>
          <table:table-cell table:number-columns-repeated="1018"/>
        </table:table-row>
        <table:table-row table:style-name="ro5">
          <table:table-cell table:style-name="ce115" office:value-type="string" table:number-columns-spanned="2" table:number-rows-spanned="1">
            <text:p><text:s/>THEME</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5">
          <table:table-cell table:style-name="ce116" office:value-type="string">
            <text:p>Required</text:p>
          </table:table-cell>
          <table:table-cell table:style-name="ce121" office:value-type="string">
            <text:p>Acceptable Theme</text:p>
          </table:table-cell>
          <table:table-cell table:style-name="ce124" office:value-type="string">
            <text:p>Theme/conceit is acceptable for a DigiPen game.</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78"/>
          <table:table-cell table:number-columns-repeated="1018"/>
        </table:table-row>
        <table:table-row table:style-name="ro5">
          <table:table-cell table:style-name="ce116" office:value-type="string">
            <text:p>Basic</text:p>
          </table:table-cell>
          <table:table-cell table:style-name="ce121" office:value-type="string">
            <text:p>Decent Theme</text:p>
          </table:table-cell>
          <table:table-cell table:style-name="ce124" office:value-type="string">
            <text:p>Theme does not actively work against the experience of the game.</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78"/>
          <table:table-cell table:number-columns-repeated="1018"/>
        </table:table-row>
        <table:table-row table:style-name="ro8">
          <table:table-cell table:style-name="ce114" office:value-type="string">
            <text:p>Advanced</text:p>
          </table:table-cell>
          <table:table-cell table:style-name="ce75" office:value-type="string">
            <text:p>Good Theme</text:p>
          </table:table-cell>
          <table:table-cell table:style-name="ce124" office:value-type="string">
            <text:p>Theme is very strong and greatly enhances the game.</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78" office:value-type="string">
            <text:p>The setting of the game is a neon-outline look. It is supposed to feel a little like an older 80's arcade game.</text:p>
          </table:table-cell>
          <table:table-cell table:number-columns-repeated="1018"/>
        </table:table-row>
        <table:table-row table:style-name="ro5">
          <table:table-cell table:style-name="ce114" office:value-type="string">
            <text:p>Professional</text:p>
          </table:table-cell>
          <table:table-cell table:style-name="ce75" office:value-type="string">
            <text:p>Great Theme</text:p>
          </table:table-cell>
          <table:table-cell table:style-name="ce124" office:value-type="string">
            <text:p>Theme is amazing and/or memorable.</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Unique Theme</text:p>
          </table:table-cell>
          <table:table-cell table:style-name="ce124" office:value-type="string">
            <text:p>Theme is unique and unlike any other game.</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5"/>
          <table:table-cell table:number-columns-repeated="1018"/>
        </table:table-row>
        <table:table-row table:style-name="ro5">
          <table:table-cell table:style-name="ce115" office:value-type="string" table:number-columns-spanned="2" table:number-rows-spanned="1">
            <text:p><text:s/>SETTING</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5">
          <table:table-cell table:style-name="ce116" office:value-type="string">
            <text:p>Required</text:p>
          </table:table-cell>
          <table:table-cell table:style-name="ce121" office:value-type="string">
            <text:p>Acceptable Setting</text:p>
          </table:table-cell>
          <table:table-cell table:style-name="ce124" office:value-type="string">
            <text:p>If the game has a setting, it is acceptable for a DigiPen game.</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78"/>
          <table:table-cell table:number-columns-repeated="1018"/>
        </table:table-row>
        <table:table-row table:style-name="ro5">
          <table:table-cell table:style-name="ce116" office:value-type="string">
            <text:p>Basic</text:p>
          </table:table-cell>
          <table:table-cell table:style-name="ce121" office:value-type="string">
            <text:p>Decent Setting</text:p>
          </table:table-cell>
          <table:table-cell table:style-name="ce124" office:value-type="string">
            <text:p>If the game has a setting, it does not actively work against the experience of the game.</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78"/>
          <table:table-cell table:number-columns-repeated="1018"/>
        </table:table-row>
        <table:table-row table:style-name="ro8">
          <table:table-cell table:style-name="ce114" office:value-type="string">
            <text:p>Advanced</text:p>
          </table:table-cell>
          <table:table-cell table:style-name="ce75" office:value-type="string">
            <text:p>Good Setting</text:p>
          </table:table-cell>
          <table:table-cell table:style-name="ce124" office:value-type="string">
            <text:p>Setting is evocative, interesting, and greatly enhances the game.</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78" office:value-type="string">
            <text:p>The setting of the game is a neon-outline look. It is supposed to feel a little like an older 80's arcade game.</text:p>
          </table:table-cell>
          <table:table-cell table:number-columns-repeated="1018"/>
        </table:table-row>
        <table:table-row table:style-name="ro5">
          <table:table-cell table:style-name="ce114" office:value-type="string">
            <text:p>Professional</text:p>
          </table:table-cell>
          <table:table-cell table:style-name="ce75" office:value-type="string">
            <text:p>Great Setting</text:p>
          </table:table-cell>
          <table:table-cell table:style-name="ce124" office:value-type="string">
            <text:p>Setting fits the game perfectly and is highly memorable.</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Explorable Setting</text:p>
          </table:table-cell>
          <table:table-cell table:style-name="ce85" office:value-type="string">
            <text:p>Setting is interesting to explore and has bits of interesting background to discover.</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Deep Setting</text:p>
          </table:table-cell>
          <table:table-cell table:style-name="ce124" office:value-type="string">
            <text:p>Setting is deep, rich, and very interesting.</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8"/>
          <table:table-cell table:number-columns-repeated="1018"/>
        </table:table-row>
        <table:table-row table:style-name="ro5">
          <table:table-cell table:style-name="ce115" office:value-type="string" table:number-columns-spanned="2" table:number-rows-spanned="1">
            <text:p><text:s/>CHARACTERS</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5">
          <table:table-cell table:style-name="ce116" office:value-type="string">
            <text:p>Required</text:p>
          </table:table-cell>
          <table:table-cell table:style-name="ce121" office:value-type="string">
            <text:p>Acceptable Characters</text:p>
          </table:table-cell>
          <table:table-cell table:style-name="ce124" office:value-type="string">
            <text:p>If the game has any characters, they are acceptable for a DigiPen game.</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78"/>
          <table:table-cell table:number-columns-repeated="1018"/>
        </table:table-row>
        <table:table-row table:style-name="ro6">
          <table:table-cell table:style-name="ce117" office:value-type="string">
            <text:p>Basic</text:p>
          </table:table-cell>
          <table:table-cell table:style-name="ce122" office:value-type="string">
            <text:p>Decent Characters</text:p>
          </table:table-cell>
          <table:table-cell table:style-name="ce125" office:value-type="string">
            <text:p>If the game has any characters, they do not actively work against the experience of the game.</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133" office:value-type="string">
            <text:p>Characters are little jellies, it's neat, but nothing crazy good.</text:p>
          </table:table-cell>
          <table:table-cell table:number-columns-repeated="1018"/>
        </table:table-row>
        <table:table-row table:style-name="ro5">
          <table:table-cell table:style-name="ce114" office:value-type="string">
            <text:p>Advanced</text:p>
          </table:table-cell>
          <table:table-cell table:style-name="ce75" office:value-type="string">
            <text:p>Good Characters</text:p>
          </table:table-cell>
          <table:table-cell table:style-name="ce124" office:value-type="string">
            <text:p>Characters fit the game well and greatly enhance the experience of the game.</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Professional</text:p>
          </table:table-cell>
          <table:table-cell table:style-name="ce75" office:value-type="string">
            <text:p>Related Characters</text:p>
          </table:table-cell>
          <table:table-cell table:style-name="ce124" office:value-type="string">
            <text:p>Characters relate to each other well in interesting ways (either directly or indirectly).</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One Great Character</text:p>
          </table:table-cell>
          <table:table-cell table:style-name="ce85" office:value-type="string">
            <text:p>At least one character fits the game perfectly and is highly memorable.</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Two Great Characters</text:p>
          </table:table-cell>
          <table:table-cell table:style-name="ce85" office:value-type="string">
            <text:p>At least two characters fit the game perfectly and are highly memorable.</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Lots of Great Characters</text:p>
          </table:table-cell>
          <table:table-cell table:style-name="ce85" office:value-type="string">
            <text:p>At least three characters fit the game perfectly and are highly memorable.</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5"/>
          <table:table-cell table:number-columns-repeated="1018"/>
        </table:table-row>
        <table:table-row table:style-name="ro5">
          <table:table-cell table:style-name="ce115" office:value-type="string" table:number-columns-spanned="2" table:number-rows-spanned="1">
            <text:p><text:s/>DIALOG</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6">
          <table:table-cell table:style-name="ce116" office:value-type="string">
            <text:p>Required</text:p>
          </table:table-cell>
          <table:table-cell table:style-name="ce121" office:value-type="string">
            <text:p>Acceptable Dialog</text:p>
          </table:table-cell>
          <table:table-cell table:style-name="ce124" office:value-type="string">
            <text:p>If the game has dialog, it is acceptable for a DigiPen game.</text:p>
          </table:table-cell>
          <table:table-cell table:style-name="ce130" table:content-validation-name="val4" office:value-type="string">
            <text:p>Not Applicable</text:p>
          </table:table-cell>
          <table:table-cell table:style-name="ce130" table:content-validation-name="val4" office:value-type="string">
            <text:p>Untested</text:p>
          </table:table-cell>
          <table:table-cell table:style-name="ce78" office:value-type="string">
            <text:p>no dialog</text:p>
          </table:table-cell>
          <table:table-cell table:number-columns-repeated="1018"/>
        </table:table-row>
        <table:table-row table:style-name="ro6">
          <table:table-cell table:style-name="ce116" office:value-type="string">
            <text:p>Basic</text:p>
          </table:table-cell>
          <table:table-cell table:style-name="ce121" office:value-type="string">
            <text:p>Decent Dialog</text:p>
          </table:table-cell>
          <table:table-cell table:style-name="ce124" office:value-type="string">
            <text:p>If the game has dialog, it does not actively work against the experience of the game.</text:p>
          </table:table-cell>
          <table:table-cell table:style-name="ce130" table:content-validation-name="val4" office:value-type="string">
            <text:p>Not Applicable</text:p>
          </table:table-cell>
          <table:table-cell table:style-name="ce130" table:content-validation-name="val4" office:value-type="string">
            <text:p>Untested</text:p>
          </table:table-cell>
          <table:table-cell table:style-name="ce78" office:value-type="string">
            <text:p>no dialog</text:p>
          </table:table-cell>
          <table:table-cell table:number-columns-repeated="1018"/>
        </table:table-row>
        <table:table-row table:style-name="ro6">
          <table:table-cell table:style-name="ce114" office:value-type="string">
            <text:p>Advanced</text:p>
          </table:table-cell>
          <table:table-cell table:style-name="ce75" office:value-type="string">
            <text:p>Good Dialog</text:p>
          </table:table-cell>
          <table:table-cell table:style-name="ce124" office:value-type="string">
            <text:p>Dialog is interesting or entertaining, and greatly enhances the game.</text:p>
          </table:table-cell>
          <table:table-cell table:style-name="ce130" table:content-validation-name="val4" office:value-type="string">
            <text:p>Not Applicable</text:p>
          </table:table-cell>
          <table:table-cell table:style-name="ce130" table:content-validation-name="val4" office:value-type="string">
            <text:p>Untested</text:p>
          </table:table-cell>
          <table:table-cell table:style-name="ce78" office:value-type="string">
            <text:p>no dialog</text:p>
          </table:table-cell>
          <table:table-cell table:number-columns-repeated="1018"/>
        </table:table-row>
        <table:table-row table:style-name="ro6">
          <table:table-cell table:style-name="ce114" office:value-type="string">
            <text:p>Professional</text:p>
          </table:table-cell>
          <table:table-cell table:style-name="ce75" office:value-type="string">
            <text:p>Great Dialog</text:p>
          </table:table-cell>
          <table:table-cell table:style-name="ce124" office:value-type="string">
            <text:p>Dialog fits the game perfectly and is highly memorable.</text:p>
          </table:table-cell>
          <table:table-cell table:style-name="ce130" table:content-validation-name="val4" office:value-type="string">
            <text:p>Not Applicable</text:p>
          </table:table-cell>
          <table:table-cell table:style-name="ce130" table:content-validation-name="val4" office:value-type="string">
            <text:p>Untested</text:p>
          </table:table-cell>
          <table:table-cell table:style-name="ce75" office:value-type="string">
            <text:p>no dialog</text:p>
          </table:table-cell>
          <table:table-cell table:number-columns-repeated="1018"/>
        </table:table-row>
        <table:table-row table:style-name="ro6">
          <table:table-cell table:style-name="ce114" office:value-type="string">
            <text:p>Professional</text:p>
          </table:table-cell>
          <table:table-cell table:style-name="ce75" office:value-type="string">
            <text:p>Varied Dialog</text:p>
          </table:table-cell>
          <table:table-cell table:style-name="ce85" office:value-type="string">
            <text:p>Dialog has a good amount of variety that works well for the game.</text:p>
          </table:table-cell>
          <table:table-cell table:style-name="ce130" table:content-validation-name="val4" office:value-type="string">
            <text:p>Not Applicable</text:p>
          </table:table-cell>
          <table:table-cell table:style-name="ce130" table:content-validation-name="val4" office:value-type="string">
            <text:p>Untested</text:p>
          </table:table-cell>
          <table:table-cell table:style-name="ce75" office:value-type="string">
            <text:p>no dialog</text:p>
          </table:table-cell>
          <table:table-cell table:number-columns-repeated="1018"/>
        </table:table-row>
        <table:table-row table:style-name="ro6">
          <table:table-cell table:style-name="ce114" office:value-type="string">
            <text:p>Innovative</text:p>
          </table:table-cell>
          <table:table-cell table:style-name="ce75" office:value-type="string">
            <text:p>Extensive Dialog</text:p>
          </table:table-cell>
          <table:table-cell table:style-name="ce124" office:value-type="string">
            <text:p>Dialog is extensive, with lots of variety, entertaining conversation trees, etc.</text:p>
          </table:table-cell>
          <table:table-cell table:style-name="ce130" table:content-validation-name="val4" office:value-type="string">
            <text:p>Not Applicable</text:p>
          </table:table-cell>
          <table:table-cell table:style-name="ce130" table:content-validation-name="val4" office:value-type="string">
            <text:p>Untested</text:p>
          </table:table-cell>
          <table:table-cell table:style-name="ce78" office:value-type="string">
            <text:p>no dialog</text:p>
          </table:table-cell>
          <table:table-cell table:number-columns-repeated="1018"/>
        </table:table-row>
        <table:table-row table:style-name="ro5">
          <table:table-cell table:style-name="ce115" office:value-type="string" table:number-columns-spanned="2" table:number-rows-spanned="1">
            <text:p><text:s/>STORY</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5">
          <table:table-cell table:style-name="ce116" office:value-type="string">
            <text:p>Required</text:p>
          </table:table-cell>
          <table:table-cell table:style-name="ce121" office:value-type="string">
            <text:p>Acceptable Story</text:p>
          </table:table-cell>
          <table:table-cell table:style-name="ce124" office:value-type="string">
            <text:p>If the game has a story, it is acceptable for a DigiPen game.</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78"/>
          <table:table-cell table:number-columns-repeated="1018"/>
        </table:table-row>
        <table:table-row table:style-name="ro5">
          <table:table-cell table:style-name="ce116" office:value-type="string">
            <text:p>Basic</text:p>
          </table:table-cell>
          <table:table-cell table:style-name="ce121" office:value-type="string">
            <text:p>Decent Story</text:p>
          </table:table-cell>
          <table:table-cell table:style-name="ce124" office:value-type="string">
            <text:p>If the game has a story, it does not actively work against the experience of the game.</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78"/>
          <table:table-cell table:number-columns-repeated="1018"/>
        </table:table-row>
        <table:table-row table:style-name="ro7">
          <table:table-cell table:style-name="ce114" office:value-type="string">
            <text:p>Advanced</text:p>
          </table:table-cell>
          <table:table-cell table:style-name="ce75" office:value-type="string">
            <text:p>Good Story</text:p>
          </table:table-cell>
          <table:table-cell table:style-name="ce124" office:value-type="string">
            <text:p>Story is very good, well-paced, and greatly enhances the game.</text:p>
          </table:table-cell>
          <table:table-cell table:style-name="ce130" table:content-validation-name="val4" office:value-type="string">
            <text:p>Completed</text:p>
          </table:table-cell>
          <table:table-cell table:style-name="ce130" table:content-validation-name="val4" office:value-type="string">
            <text:p>Untested</text:p>
          </table:table-cell>
          <table:table-cell table:style-name="ce78" office:value-type="string">
            <text:p>story is about friendship and helping each other.</text:p>
          </table:table-cell>
          <table:table-cell table:number-columns-repeated="1018"/>
        </table:table-row>
        <table:table-row table:style-name="ro5">
          <table:table-cell table:style-name="ce114" office:value-type="string">
            <text:p>Advanced</text:p>
          </table:table-cell>
          <table:table-cell table:style-name="ce75" office:value-type="string">
            <text:p>Good Intro</text:p>
          </table:table-cell>
          <table:table-cell table:style-name="ce124" office:value-type="string">
            <text:p>Story has a good, interesting intro.</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8"/>
          <table:table-cell table:number-columns-repeated="1018"/>
        </table:table-row>
        <table:table-row table:style-name="ro7">
          <table:table-cell table:style-name="ce114" office:value-type="string">
            <text:p>Advanced</text:p>
          </table:table-cell>
          <table:table-cell table:style-name="ce75" office:value-type="string">
            <text:p>Good Ending</text:p>
          </table:table-cell>
          <table:table-cell table:style-name="ce124" office:value-type="string">
            <text:p>Story has a good, interesting ending.</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Professional</text:p>
          </table:table-cell>
          <table:table-cell table:style-name="ce75" office:value-type="string">
            <text:p>Great Story</text:p>
          </table:table-cell>
          <table:table-cell table:style-name="ce124" office:value-type="string">
            <text:p>Story is great and is integrated into the game seamlessly.</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Professional</text:p>
          </table:table-cell>
          <table:table-cell table:style-name="ce75" office:value-type="string">
            <text:p>Great Intro</text:p>
          </table:table-cell>
          <table:table-cell table:style-name="ce124" office:value-type="string">
            <text:p>Story has a great, memorable intro.</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Professional</text:p>
          </table:table-cell>
          <table:table-cell table:style-name="ce75" office:value-type="string">
            <text:p>Great Ending</text:p>
          </table:table-cell>
          <table:table-cell table:style-name="ce124" office:value-type="string">
            <text:p>Story has a great, memorable ending.</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Innovative</text:p>
          </table:table-cell>
          <table:table-cell table:style-name="ce75" office:value-type="string">
            <text:p>Emotional Response</text:p>
          </table:table-cell>
          <table:table-cell table:style-name="ce85" office:value-type="string">
            <text:p>Story evokes a strong, positive emotional response.</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Mirthful Response</text:p>
          </table:table-cell>
          <table:table-cell table:style-name="ce85" office:value-type="string">
            <text:p>Story makes one of the instructors laugh out loud.</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Innovative</text:p>
          </table:table-cell>
          <table:table-cell table:style-name="ce75" office:value-type="string">
            <text:p>Tearful Response</text:p>
          </table:table-cell>
          <table:table-cell table:style-name="ce85" office:value-type="string">
            <text:p>Story makes one of the instructors cry.</text:p>
          </table:table-cell>
          <table:table-cell table:style-name="ce130" table:content-validation-name="val4" office:value-type="string">
            <text:p>Missing</text:p>
          </table:table-cell>
          <table:table-cell table:style-name="ce130" table:content-validation-name="val4" office:value-type="string">
            <text:p>Untested</text:p>
          </table:table-cell>
          <table:table-cell table:style-name="ce78"/>
          <table:table-cell table:number-columns-repeated="1018"/>
        </table:table-row>
        <table:table-row table:style-name="ro5" table:number-rows-repeated="2">
          <table:table-cell table:style-name="ce118"/>
          <table:table-cell table:style-name="ce123"/>
          <table:table-cell table:style-name="ce126"/>
          <table:table-cell table:style-name="ce131" table:content-validation-name="val9" table:number-columns-repeated="2"/>
          <table:table-cell table:number-columns-repeated="1019"/>
        </table:table-row>
        <table:table-row table:style-name="ro5">
          <table:table-cell table:style-name="ce119"/>
          <table:table-cell table:style-name="ce94"/>
          <table:table-cell table:style-name="ce126"/>
          <table:table-cell table:style-name="ce131" table:content-validation-name="val9" table:number-columns-repeated="2"/>
          <table:table-cell table:number-columns-repeated="1019"/>
        </table:table-row>
        <table:table-row table:style-name="ro5">
          <table:table-cell table:style-name="ce119"/>
          <table:table-cell table:style-name="ce94" table:number-columns-repeated="2"/>
          <table:table-cell table:style-name="ce131" table:content-validation-name="val9" table:number-columns-repeated="2"/>
          <table:table-cell table:style-name="ce94"/>
          <table:table-cell table:number-columns-repeated="1018"/>
        </table:table-row>
        <table:table-row table:style-name="ro5">
          <table:table-cell table:style-name="ce119"/>
          <table:table-cell table:style-name="ce94"/>
          <table:table-cell table:style-name="ce126"/>
          <table:table-cell table:style-name="ce131" table:content-validation-name="val9" table:number-columns-repeated="2"/>
          <table:table-cell table:style-name="ce94"/>
          <table:table-cell table:number-columns-repeated="1018"/>
        </table:table-row>
        <table:table-row table:style-name="ro5">
          <table:table-cell table:style-name="ce119"/>
          <table:table-cell table:style-name="ce94"/>
          <table:table-cell table:style-name="ce126"/>
          <table:table-cell table:style-name="ce131" table:content-validation-name="val9" table:number-columns-repeated="2"/>
          <table:table-cell table:number-columns-repeated="1019"/>
        </table:table-row>
        <table:table-row table:style-name="ro5">
          <table:table-cell table:style-name="ce119"/>
          <table:table-cell table:number-columns-repeated="2"/>
          <table:table-cell table:style-name="ce131" table:content-validation-name="val9" table:number-columns-repeated="2"/>
          <table:table-cell table:number-columns-repeated="1019"/>
        </table:table-row>
        <table:table-row table:style-name="ro5">
          <table:table-cell table:style-name="ce118"/>
          <table:table-cell table:style-name="ce123"/>
          <table:table-cell table:style-name="ce126"/>
          <table:table-cell table:style-name="ce131" table:content-validation-name="val9" table:number-columns-repeated="2"/>
          <table:table-cell table:number-columns-repeated="1019"/>
        </table:table-row>
        <table:table-row table:style-name="ro5">
          <table:table-cell table:style-name="ce120"/>
          <table:table-cell table:number-columns-repeated="2"/>
          <table:table-cell table:style-name="ce132" table:content-validation-name="val10" table:number-columns-repeated="2"/>
          <table:table-cell table:number-columns-repeated="1019"/>
        </table:table-row>
        <table:table-row table:style-name="ro5">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5">
          <table:table-cell table:style-name="ce120"/>
          <table:table-cell table:number-columns-repeated="2"/>
          <table:table-cell table:style-name="ce132" table:content-validation-name="val10" table:number-columns-repeated="2"/>
          <table:table-cell table:number-columns-repeated="1019"/>
        </table:table-row>
        <table:table-row table:style-name="ro5" table:number-rows-repeated="4">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5">
          <table:table-cell table:style-name="ce120"/>
          <table:table-cell table:number-columns-repeated="2"/>
          <table:table-cell table:style-name="ce132" table:content-validation-name="val10" table:number-columns-repeated="2"/>
          <table:table-cell table:number-columns-repeated="1019"/>
        </table:table-row>
        <table:table-row table:style-name="ro5">
          <table:table-cell table:style-name="ce120"/>
          <table:table-cell/>
          <table:table-cell table:style-name="ce127"/>
          <table:table-cell table:style-name="ce132" table:content-validation-name="val10" table:number-columns-repeated="2"/>
          <table:table-cell table:number-columns-repeated="1019"/>
        </table:table-row>
        <table:table-row table:style-name="ro5">
          <table:table-cell table:style-name="ce120"/>
          <table:table-cell/>
          <table:table-cell table:style-name="ce128"/>
          <table:table-cell table:style-name="ce132" table:content-validation-name="val10" table:number-columns-repeated="2"/>
          <table:table-cell table:number-columns-repeated="1019"/>
        </table:table-row>
        <table:table-row table:style-name="ro5" table:number-rows-repeated="12">
          <table:table-cell table:style-name="ce120"/>
          <table:table-cell table:number-columns-repeated="2"/>
          <table:table-cell table:style-name="ce132" table:content-validation-name="val10" table:number-columns-repeated="2"/>
          <table:table-cell table:number-columns-repeated="1019"/>
        </table:table-row>
        <table:table-row table:style-name="ro5" table:number-rows-repeated="2">
          <table:table-cell table:style-name="ce120"/>
          <table:table-cell table:style-name="ce94"/>
          <table:table-cell/>
          <table:table-cell table:style-name="ce132" table:content-validation-name="val10" table:number-columns-repeated="2"/>
          <table:table-cell table:number-columns-repeated="1019"/>
        </table:table-row>
        <table:table-row table:style-name="ro5">
          <table:table-cell table:style-name="ce120"/>
          <table:table-cell table:number-columns-repeated="2"/>
          <table:table-cell table:style-name="ce132" table:content-validation-name="val10" table:number-columns-repeated="2"/>
          <table:table-cell table:number-columns-repeated="1019"/>
        </table:table-row>
        <table:table-row table:style-name="ro5">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5">
          <table:table-cell table:style-name="ce119"/>
          <table:table-cell table:style-name="ce94"/>
          <table:table-cell/>
          <table:table-cell table:style-name="ce132" table:content-validation-name="val10" table:number-columns-repeated="2"/>
          <table:table-cell table:number-columns-repeated="1019"/>
        </table:table-row>
        <table:table-row table:style-name="ro5">
          <table:table-cell table:style-name="ce120"/>
          <table:table-cell table:style-name="ce94"/>
          <table:table-cell/>
          <table:table-cell table:style-name="ce132" table:content-validation-name="val10" table:number-columns-repeated="2"/>
          <table:table-cell table:number-columns-repeated="1019"/>
        </table:table-row>
        <table:table-row table:style-name="ro5">
          <table:table-cell table:style-name="ce120"/>
          <table:table-cell table:style-name="ce94" table:number-columns-repeated="2"/>
          <table:table-cell table:style-name="ce132" table:content-validation-name="val10" table:number-columns-repeated="2"/>
          <table:table-cell table:number-columns-repeated="1019"/>
        </table:table-row>
        <table:table-row table:style-name="ro5">
          <table:table-cell table:style-name="ce120"/>
          <table:table-cell table:style-name="ce94"/>
          <table:table-cell/>
          <table:table-cell table:style-name="ce132" table:content-validation-name="val10" table:number-columns-repeated="2"/>
          <table:table-cell table:number-columns-repeated="1019"/>
        </table:table-row>
        <table:table-row table:style-name="ro5" table:number-rows-repeated="2">
          <table:table-cell table:style-name="ce120"/>
          <table:table-cell table:number-columns-repeated="2"/>
          <table:table-cell table:style-name="ce132" table:content-validation-name="val10" table:number-columns-repeated="2"/>
          <table:table-cell table:number-columns-repeated="1019"/>
        </table:table-row>
        <table:table-row table:style-name="ro5" table:number-rows-repeated="2">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5">
          <table:table-cell table:style-name="ce119"/>
          <table:table-cell table:style-name="ce94"/>
          <table:table-cell/>
          <table:table-cell table:style-name="ce132" table:content-validation-name="val10" table:number-columns-repeated="2"/>
          <table:table-cell table:number-columns-repeated="1019"/>
        </table:table-row>
        <table:table-row table:style-name="ro5" table:number-rows-repeated="2">
          <table:table-cell table:style-name="ce120"/>
          <table:table-cell table:number-columns-repeated="2"/>
          <table:table-cell table:style-name="ce132" table:content-validation-name="val10" table:number-columns-repeated="2"/>
          <table:table-cell table:number-columns-repeated="1019"/>
        </table:table-row>
        <table:table-row table:style-name="ro5">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5">
          <table:table-cell table:style-name="ce120"/>
          <table:table-cell table:number-columns-repeated="2"/>
          <table:table-cell table:style-name="ce132" table:content-validation-name="val10" table:number-columns-repeated="2"/>
          <table:table-cell table:number-columns-repeated="1019"/>
        </table:table-row>
        <table:table-row table:style-name="ro5">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5" table:number-rows-repeated="3">
          <table:table-cell table:style-name="ce120"/>
          <table:table-cell table:number-columns-repeated="2"/>
          <table:table-cell table:style-name="ce132" table:content-validation-name="val10" table:number-columns-repeated="2"/>
          <table:table-cell table:number-columns-repeated="1019"/>
        </table:table-row>
        <table:table-row table:style-name="ro5">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5" table:number-rows-repeated="143">
          <table:table-cell table:style-name="ce120"/>
          <table:table-cell table:number-columns-repeated="2"/>
          <table:table-cell table:style-name="ce132" table:content-validation-name="val10" table:number-columns-repeated="2"/>
          <table:table-cell table:number-columns-repeated="1019"/>
        </table:table-row>
        <table:table-row table:style-name="ro5" table:number-rows-repeated="65253">
          <table:table-cell table:number-columns-repeated="3"/>
          <table:table-cell table:content-validation-name="val10" table:number-columns-repeated="2"/>
          <table:table-cell table:number-columns-repeated="1019"/>
        </table:table-row>
        <table:table-row table:style-name="ro5" table:number-rows-repeated="983072">
          <table:table-cell table:number-columns-repeated="1024"/>
        </table:table-row>
        <table:table-row table:style-name="ro5">
          <table:table-cell table:number-columns-repeated="1024"/>
        </table:table-row>
      </table:table>
      <table:table table:name="ACRs" table:style-name="ta2">
        <office:forms form:automatic-focus="false" form:apply-design-mode="false"/>
        <table:table-column table:style-name="co20" table:default-cell-style-name="ce73"/>
        <table:table-column table:style-name="co21"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14" table:number-columns-repeated="230" table:default-cell-style-name="ce73"/>
        <table:table-column table:style-name="co7" table:number-columns-repeated="788" table:default-cell-style-name="ce99"/>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AUDIO REQUIREMENTS</text:p>
          </table:table-cell>
          <table:table-cell table:style-name="ce88" table:formula="of:=&quot;&quot;&amp;COUNTIF([.D$10:.D$250];[.$A$2])&amp;&quot; &quot;&amp;[.$A$2]" office:value-type="string" office:string-value="0 Untested">
            <text:p>0 Untested</text:p>
          </table:table-cell>
          <table:table-cell table:style-name="ce88" table:formula="of:=&quot;&quot;&amp;COUNTIF([.E$10:.E$250];[.$A$2])&amp;&quot; &quot;&amp;[.$A$2]" office:value-type="string" office:string-value="41 Untested">
            <text:p>41 Untested</text:p>
          </table:table-cell>
          <table:table-cell table:style-name="ce63" office:value-type="string">
            <text:p>ACR</text:p>
          </table:table-cell>
          <table:table-cell table:number-columns-repeated="1018"/>
        </table:table-row>
        <table:table-row table:style-name="ro5">
          <table:table-cell table:style-name="ce64" office:value-type="string">
            <text:p>Untested</text:p>
          </table:table-cell>
          <table:table-cell table:style-name="ce75" office:value-type="string">
            <text:p>Has not been tested/checked</text:p>
          </table:table-cell>
          <table:table-cell table:style-name="ce140" office:value-type="string" table:number-columns-spanned="1" table:number-rows-spanned="8">
            <text:p>You cannot use audio from sources external to DigPen; you must use the DigiPen audio libraries, create it yourself, or find a sound design student on the DigiPen Central sound design forums.</text:p>
          </table:table-cell>
          <table:table-cell table:style-name="ce89" table:formula="of:=SUMPRODUCT(([.$A$10:.$A$250]=&quot;Required&quot;)*([.D$10:.D$250]=&quot;Missing&quot;))+0.5*SUMPRODUCT(([.$A$10:.$A$250]=&quot;Required&quot;)*([.D$10:.D$250]=&quot;Partial&quot;))" office:value-type="float" office:value="0">
            <text:p>0</text:p>
          </table:table-cell>
          <table:table-cell table:style-name="ce89" table:formula="of:=SUMPRODUCT(([.$A$10:.$A$250]=&quot;Required&quot;)*([.E$10:.E$250]=&quot;Missing&quot;))+0.5*SUMPRODUCT(([.$A$10:.$A$250]=&quot;Required&quot;)*([.E$10:.E$250]=&quot;Partial&quot;))" office:value-type="float" office:value="0">
            <text:p>0</text:p>
          </table:table-cell>
          <table:table-cell table:style-name="ce75" table:formula="of:=&quot;Required &quot;&amp;[.$F$1]&amp;&quot;s &quot;&amp;[.A3]" office:value-type="string" office:string-value="Required ACRs Missing">
            <text:p>Required ACRs Missing</text:p>
          </table:table-cell>
          <table:table-cell table:number-columns-repeated="1018"/>
        </table:table-row>
        <table:table-row table:style-name="ro5">
          <table:table-cell table:style-name="ce64" office:value-type="string">
            <text:p>Missing</text:p>
          </table:table-cell>
          <table:table-cell table:style-name="ce75" office:value-type="string">
            <text:p>Requirement not met</text:p>
          </table:table-cell>
          <table:covered-table-cell table:style-name="ce141"/>
          <table:table-cell table:style-name="ce89" table:formula="of:=SUMPRODUCT(([.$A$10:.$A$250]=&quot;Basic&quot;)*([.D$10:.D$250]=&quot;Missing&quot;))+0.5*SUMPRODUCT(([.$A$10:.$A$250]=&quot;Basic&quot;)*([.D$10:.D$250]=&quot;Partial&quot;))" office:value-type="float" office:value="0">
            <text:p>0</text:p>
          </table:table-cell>
          <table:table-cell table:style-name="ce89" table:formula="of:=SUMPRODUCT(([.$A$10:.$A$250]=&quot;Basic&quot;)*([.E$10:.E$250]=&quot;Missing&quot;))+0.5*SUMPRODUCT(([.$A$10:.$A$250]=&quot;Basic&quot;)*([.E$10:.E$250]=&quot;Partial&quot;))" office:value-type="float" office:value="0">
            <text:p>0</text:p>
          </table:table-cell>
          <table:table-cell table:style-name="ce75" table:formula="of:=&quot;Basic &quot;&amp;[.$F$1]&amp;&quot;s &quot;&amp;[.A3]" office:value-type="string" office:string-value="Basic ACRs Missing">
            <text:p>Basic ACRs Missing</text:p>
          </table:table-cell>
          <table:table-cell table:number-columns-repeated="1018"/>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141"/>
          <table:table-cell table:style-name="ce89" table:formula="of:=SUMPRODUCT(([.$A$10:.$A$250]=&quot;Intermediate&quot;)*([.D$10:.D$250]=&quot;Missing&quot;))+0.5*SUMPRODUCT(([.$A$10:.$A$250]=&quot;Intermediate&quot;)*([.D$10:.D$250]=&quot;Partial&quot;))" office:value-type="float" office:value="0">
            <text:p>0</text:p>
          </table:table-cell>
          <table:table-cell table:style-name="ce89" table:formula="of:=SUMPRODUCT(([.$A$10:.$A$250]=&quot;Intermediate&quot;)*([.E$10:.E$250]=&quot;Missing&quot;))+0.5*SUMPRODUCT(([.$A$10:.$A$250]=&quot;Intermediate&quot;)*([.E$10:.E$250]=&quot;Partial&quot;))" office:value-type="float" office:value="0">
            <text:p>0</text:p>
          </table:table-cell>
          <table:table-cell table:style-name="ce75" table:formula="of:=&quot;Intermediate &quot;&amp;[.$F$1]&amp;&quot;s &quot;&amp;[.A3]" office:value-type="string" office:string-value="Intermediate ACRs Missing">
            <text:p>Intermediate ACRs Missing</text:p>
          </table:table-cell>
          <table:table-cell table:style-name="ce96" table:number-columns-repeated="998"/>
          <table:table-cell table:number-columns-repeated="20"/>
        </table:table-row>
        <table:table-row table:style-name="ro5">
          <table:table-cell table:style-name="ce64" office:value-type="string">
            <text:p>Completed</text:p>
          </table:table-cell>
          <table:table-cell table:style-name="ce75" office:value-type="string">
            <text:p>Fully completed</text:p>
          </table:table-cell>
          <table:covered-table-cell table:style-name="ce141"/>
          <table:table-cell table:style-name="ce89" table:formula="of:=SUMPRODUCT(([.$A$10:.$A$250]=&quot;Intermediate&quot;)*([.D$10:.D$250]=&quot;Completed&quot;))+SUMPRODUCT(([.$A$10:.$A$250]=&quot;Intermediate&quot;)*([.D$10:.D$250]=&quot;Pre-Passed&quot;))+0.5*SUMPRODUCT(([.$A$10:.$A$250]=&quot;Intermediate&quot;)*([.D$10:.D$250]=&quot;Partial&quot;))" office:value-type="float" office:value="0">
            <text:p>0</text:p>
          </table:table-cell>
          <table:table-cell table:style-name="ce89" table:formula="of:=SUMPRODUCT(([.$A$10:.$A$250]=&quot;Intermediate&quot;)*([.E$10:.E$250]=&quot;Completed&quot;))+SUMPRODUCT(([.$A$10:.$A$250]=&quot;Intermediate&quot;)*([.E$10:.E$250]=&quot;Pre-Passed&quot;))+0.5*SUMPRODUCT(([.$A$10:.$A$250]=&quot;Intermediate&quot;)*([.E$10:.E$250]=&quot;Partial&quot;))" office:value-type="float" office:value="0">
            <text:p>0</text:p>
          </table:table-cell>
          <table:table-cell table:style-name="ce75" table:formula="of:=&quot;Intermediate &quot;&amp;[.$F$1]&amp;&quot;s &quot;&amp;[.A5]" office:value-type="string" office:string-value="Intermediate ACRs Completed">
            <text:p>Intermediate ACRs Completed</text:p>
          </table:table-cell>
          <table:table-cell table:style-name="ce96" table:number-columns-repeated="998"/>
          <table:table-cell table:number-columns-repeated="20"/>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141"/>
          <table:table-cell table:style-name="ce89" table:formula="of:=SUMPRODUCT(([.$A$10:.$A$250]=&quot;Advanced&quot;)*([.D$10:.D$250]=&quot;Missing&quot;))+0.5*SUMPRODUCT(([.$A$10:.$A$250]=&quot;Advanced&quot;)*([.D$10:.D$250]=&quot;Partial&quot;))" office:value-type="float" office:value="5">
            <text:p>5</text:p>
          </table:table-cell>
          <table:table-cell table:style-name="ce89" table:formula="of:=SUMPRODUCT(([.$A$10:.$A$250]=&quot;Advanced&quot;)*([.E$10:.E$250]=&quot;Missing&quot;))+0.5*SUMPRODUCT(([.$A$10:.$A$250]=&quot;Advanced&quot;)*([.E$10:.E$250]=&quot;Partial&quot;))" office:value-type="float" office:value="0">
            <text:p>0</text:p>
          </table:table-cell>
          <table:table-cell table:style-name="ce75" table:formula="of:=&quot;Advanced &quot;&amp;[.$F$1]&amp;&quot;s &quot;&amp;[.A3]" office:value-type="string" office:string-value="Advanced ACRs Missing">
            <text:p>Advanced ACRs Missing</text:p>
          </table:table-cell>
          <table:table-cell table:style-name="ce96" table:number-columns-repeated="998"/>
          <table:table-cell table:number-columns-repeated="20"/>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141"/>
          <table:table-cell table:style-name="ce89" table:formula="of:=SUMPRODUCT(([.$A$10:.$A$250]=&quot;Advanced&quot;)*([.D$10:.D$250]=&quot;Completed&quot;))+SUMPRODUCT(([.$A$10:.$A$250]=&quot;Advanced&quot;)*([.D$10:.D$250]=&quot;Pre-Passed&quot;))+0.5*SUMPRODUCT(([.$A$10:.$A$250]=&quot;Advanced&quot;)*([.D$10:.D$250]=&quot;Partial&quot;))" office:value-type="float" office:value="5">
            <text:p>5</text:p>
          </table:table-cell>
          <table:table-cell table:style-name="ce89" table:formula="of:=SUMPRODUCT(([.$A$10:.$A$250]=&quot;Advanced&quot;)*([.E$10:.E$250]=&quot;Completed&quot;))+SUMPRODUCT(([.$A$10:.$A$250]=&quot;Advanced&quot;)*([.E$10:.E$250]=&quot;Pre-Passed&quot;))+0.5*SUMPRODUCT(([.$A$10:.$A$250]=&quot;Advanced&quot;)*([.E$10:.E$250]=&quot;Partial&quot;))" office:value-type="float" office:value="0">
            <text:p>0</text:p>
          </table:table-cell>
          <table:table-cell table:style-name="ce75" table:formula="of:=&quot;Advanced &quot;&amp;[.$F$1]&amp;&quot;s &quot;&amp;[.A5]" office:value-type="string" office:string-value="Advanced ACRs Completed">
            <text:p>Advanced ACRs Completed</text:p>
          </table:table-cell>
          <table:table-cell table:style-name="ce96" table:number-columns-repeated="998"/>
          <table:table-cell table:number-columns-repeated="20"/>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141"/>
          <table:table-cell table:style-name="ce89" table:formula="of:=SUMPRODUCT(([.$A$10:.$A$250]=&quot;Professional&quot;)*([.D$10:.D$250]=&quot;Completed&quot;))+SUMPRODUCT(([.$A$10:.$A$250]=&quot;Professional&quot;)*([.D$10:.D$250]=&quot;Pre-Passed&quot;))+0.5*SUMPRODUCT(([.$A$10:.$A$250]=&quot;Professional&quot;)*([.D$10:.D$250]=&quot;Partial&quot;))" office:value-type="float" office:value="0">
            <text:p>0</text:p>
          </table:table-cell>
          <table:table-cell table:style-name="ce89" table:formula="of:=SUMPRODUCT(([.$A$10:.$A$250]=&quot;Professional&quot;)*([.E$10:.E$250]=&quot;Completed&quot;))+SUMPRODUCT(([.$A$10:.$A$250]=&quot;Professional&quot;)*([.E$10:.E$250]=&quot;Pre-Passed&quot;))+0.5*SUMPRODUCT(([.$A$10:.$A$250]=&quot;Professional&quot;)*([.E$10:.E$250]=&quot;Partial&quot;))" office:value-type="float" office:value="0">
            <text:p>0</text:p>
          </table:table-cell>
          <table:table-cell table:style-name="ce75" table:formula="of:=&quot;Professional &quot;&amp;[.$F$1]&amp;&quot;s &quot;&amp;[.A5]" office:value-type="string" office:string-value="Professional ACRs Completed">
            <text:p>Professional ACRs Completed</text:p>
          </table:table-cell>
          <table:table-cell table:style-name="ce96" table:number-columns-repeated="998"/>
          <table:table-cell table:number-columns-repeated="20"/>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96"/>
          <table:table-cell table:style-name="ce89" table:formula="of:=SUMPRODUCT(([.$A$10:.$A$250]=&quot;Innovative&quot;)*([.D$10:.D$250]=&quot;Completed&quot;))+SUMPRODUCT(([.$A$10:.$A$250]=&quot;Innovative&quot;)*([.D$10:.D$250]=&quot;Pre-Passed&quot;))+0.5*SUMPRODUCT(([.$A$10:.$A$250]=&quot;Innovative&quot;)*([.D$10:.D$250]=&quot;Partial&quot;))" office:value-type="float" office:value="0">
            <text:p>0</text:p>
          </table:table-cell>
          <table:table-cell table:style-name="ce89" table:formula="of:=SUMPRODUCT(([.$A$10:.$A$250]=&quot;Innovative&quot;)*([.E$10:.E$250]=&quot;Completed&quot;))+SUMPRODUCT(([.$A$10:.$A$250]=&quot;Innovative&quot;)*([.E$10:.E$250]=&quot;Pre-Passed&quot;))+0.5*SUMPRODUCT(([.$A$10:.$A$250]=&quot;Innovative&quot;)*([.E$10:.E$250]=&quot;Partial&quot;))" office:value-type="float" office:value="0">
            <text:p>0</text:p>
          </table:table-cell>
          <table:table-cell table:style-name="ce75" table:formula="of:=&quot;Innovative &quot;&amp;[.$F$1]&amp;&quot;s &quot;&amp;[.A5]" office:value-type="string" office:string-value="Innovative ACRs Completed">
            <text:p>Innovative ACRs Completed</text:p>
          </table:table-cell>
          <table:table-cell table:style-name="ce96" table:number-columns-repeated="998"/>
          <table:table-cell table:number-columns-repeated="20"/>
        </table:table-row>
        <table:table-row table:style-name="ro5">
          <table:table-cell table:style-name="ce135" office:value-type="string" table:number-columns-spanned="2" table:number-rows-spanned="1">
            <text:p><text:s/>MUSIC</text:p>
          </table:table-cell>
          <table:covered-table-cell table:style-name="ce82"/>
          <table:table-cell table:style-name="ce86" office:value-type="string">
            <text:p><text:span text:style-name="T7">Details</text:span> (a well-crafted audioscape of sound effects can take the place of music in some case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style-name="ce98" table:number-columns-repeated="998"/>
          <table:table-cell table:number-columns-repeated="20"/>
        </table:table-row>
        <table:table-row table:style-name="ro5">
          <table:table-cell table:style-name="ce136" office:value-type="string">
            <text:p>Required</text:p>
          </table:table-cell>
          <table:table-cell table:style-name="ce75" office:value-type="string">
            <text:p>Acceptable Music</text:p>
          </table:table-cell>
          <table:table-cell table:style-name="ce124" office:value-type="string">
            <text:p>All music is acceptable for a DigiPen game.</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Required</text:p>
          </table:table-cell>
          <table:table-cell table:style-name="ce75" office:value-type="string">
            <text:p>Placeholder Music</text:p>
          </table:table-cell>
          <table:table-cell table:style-name="ce83" office:value-type="string">
            <text:p>The game has music, but it is just placeholder in quality or appropriateness for the game.</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Basic</text:p>
          </table:table-cell>
          <table:table-cell table:style-name="ce75" office:value-type="string">
            <text:p>Appropriate Music</text:p>
          </table:table-cell>
          <table:table-cell table:style-name="ce83" office:value-type="string">
            <text:p>Music is appropriate for the theme/style of the game.</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5"/>
          <table:table-cell table:number-columns-repeated="1018"/>
        </table:table-row>
        <table:table-row table:style-name="ro5">
          <table:table-cell table:style-name="ce136" office:value-type="string">
            <text:p>Basic</text:p>
          </table:table-cell>
          <table:table-cell table:style-name="ce75" office:value-type="string">
            <text:p>Decent Quality Music</text:p>
          </table:table-cell>
          <table:table-cell table:style-name="ce83" office:value-type="string">
            <text:p>Music is of decent quality, both as music and as recorded.</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Advanced</text:p>
          </table:table-cell>
          <table:table-cell table:style-name="ce75" office:value-type="string">
            <text:p>Well-Matched Music</text:p>
          </table:table-cell>
          <table:table-cell table:style-name="ce85" office:value-type="string">
            <text:p>Music matches the game really well.</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Advanced</text:p>
          </table:table-cell>
          <table:table-cell table:style-name="ce75" office:value-type="string">
            <text:p>High Quality Music</text:p>
          </table:table-cell>
          <table:table-cell table:style-name="ce85" office:value-type="string">
            <text:p>Music is of high quality, both as music and as recorded.</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Advanced</text:p>
          </table:table-cell>
          <table:table-cell table:style-name="ce75" office:value-type="string">
            <text:p>Varied Music</text:p>
          </table:table-cell>
          <table:table-cell table:style-name="ce85" office:value-type="string">
            <text:p>Music has a good variety of tracks in a way that works well for the game (this will usually require at least 3-5 tracks).</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Advanced</text:p>
          </table:table-cell>
          <table:table-cell table:style-name="ce139" office:value-type="string">
            <text:p>Dynamic Music</text:p>
          </table:table-cell>
          <table:table-cell table:style-name="ce85" office:value-type="string">
            <text:p>Music changes dynamically based on the situation in the game (not just because the player entered a new region or level).</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office:value-type="string">
            <text:p>Music changes on level recaps depending on how many cubes the player collects</text:p>
          </table:table-cell>
          <table:table-cell table:number-columns-repeated="1018"/>
        </table:table-row>
        <table:table-row table:style-name="ro5">
          <table:table-cell table:style-name="ce136" office:value-type="string">
            <text:p>Professional</text:p>
          </table:table-cell>
          <table:table-cell table:style-name="ce75" office:value-type="string">
            <text:p>Custom Music</text:p>
          </table:table-cell>
          <table:table-cell table:style-name="ce85" office:value-type="string">
            <text:p>Music is custom made by students at DigiPen.</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Professional</text:p>
          </table:table-cell>
          <table:table-cell table:style-name="ce75" office:value-type="string">
            <text:p>Extensive Music</text:p>
          </table:table-cell>
          <table:table-cell table:style-name="ce85" office:value-type="string">
            <text:p>Music has tons of variety in a way that works well for the game (this will usually require a dozen tracks).</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Professional</text:p>
          </table:table-cell>
          <table:table-cell table:style-name="ce75" office:value-type="string">
            <text:p>Professional Music</text:p>
          </table:table-cell>
          <table:table-cell table:style-name="ce85" office:value-type="string">
            <text:p>Music is custom made and professional quality, both as music and as recorded.</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Innovative</text:p>
          </table:table-cell>
          <table:table-cell table:style-name="ce75" office:value-type="string">
            <text:p>Innovative Music</text:p>
          </table:table-cell>
          <table:table-cell table:style-name="ce85" office:value-type="string">
            <text:p>Music is custom made and innovative—of a style or used in a way that has not been done before.</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Innovative</text:p>
          </table:table-cell>
          <table:table-cell table:style-name="ce75" office:value-type="string">
            <text:p>Emotional Music</text:p>
          </table:table-cell>
          <table:table-cell table:style-name="ce85" office:value-type="string">
            <text:p>Music is emotionally resonant, not just high quality.</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5" office:value-type="string" table:number-columns-spanned="2" table:number-rows-spanned="1">
            <text:p><text:s/>SOUND EFFECTS</text:p>
          </table:table-cell>
          <table:covered-table-cell table:style-name="ce82"/>
          <table:table-cell table:style-name="ce82" office:value-type="string">
            <text:p>Detail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number-columns-repeated="1018"/>
        </table:table-row>
        <table:table-row table:style-name="ro5">
          <table:table-cell table:style-name="ce136" office:value-type="string">
            <text:p>Required</text:p>
          </table:table-cell>
          <table:table-cell table:style-name="ce75" office:value-type="string">
            <text:p>Acceptable Sound Effects</text:p>
          </table:table-cell>
          <table:table-cell table:style-name="ce124" office:value-type="string">
            <text:p>All sound effects are acceptable for a DigiPen game.</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Required</text:p>
          </table:table-cell>
          <table:table-cell table:style-name="ce75" office:value-type="string">
            <text:p>Placeholder Sound Effects</text:p>
          </table:table-cell>
          <table:table-cell table:style-name="ce83" office:value-type="string">
            <text:p>The game has some sound effects, but they are just placeholder in quality or appropriateness for the game.</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Basic</text:p>
          </table:table-cell>
          <table:table-cell table:style-name="ce75" office:value-type="string">
            <text:p>Appropriate Sound Effects</text:p>
          </table:table-cell>
          <table:table-cell table:style-name="ce83" office:value-type="string">
            <text:p>Sound effects are appropriate for the theme/style of the game.</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Basic</text:p>
          </table:table-cell>
          <table:table-cell table:style-name="ce75" office:value-type="string">
            <text:p>Decent Quality Sound Effects</text:p>
          </table:table-cell>
          <table:table-cell table:style-name="ce83" office:value-type="string">
            <text:p>Sound effects are of decent quality.</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Basic</text:p>
          </table:table-cell>
          <table:table-cell table:style-name="ce75" office:value-type="string">
            <text:p>Decent Recorded Dialog</text:p>
          </table:table-cell>
          <table:table-cell table:style-name="ce83" office:value-type="string">
            <text:p>If the game has recorded dialog, the quality of the recording/voice-acting is not so poor that it detracts from the experience of the game.</text:p>
          </table:table-cell>
          <table:table-cell table:style-name="ce144" table:content-validation-name="val4" office:value-type="string">
            <text:p>Not Applicable</text:p>
          </table:table-cell>
          <table:table-cell table:style-name="ce144" table:content-validation-name="val4" office:value-type="string">
            <text:p>Untested</text:p>
          </table:table-cell>
          <table:table-cell table:style-name="ce78" office:value-type="string">
            <text:p>no dialog</text:p>
          </table:table-cell>
          <table:table-cell table:number-columns-repeated="1018"/>
        </table:table-row>
        <table:table-row table:style-name="ro6">
          <table:table-cell table:style-name="ce136" office:value-type="string">
            <text:p>Basic</text:p>
          </table:table-cell>
          <table:table-cell table:style-name="ce75" office:value-type="string">
            <text:p>Menu Sound Effects</text:p>
          </table:table-cell>
          <table:table-cell table:style-name="ce83" office:value-type="string">
            <text:p>All menus play an appropriate sound when a given element of the menu is selected (and/or has the mouse over it).</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office:value-type="string">
            <text:p>menus make noises.</text:p>
          </table:table-cell>
          <table:table-cell table:number-columns-repeated="1018"/>
        </table:table-row>
        <table:table-row table:style-name="ro7">
          <table:table-cell table:style-name="ce136" office:value-type="string">
            <text:p>Basic</text:p>
          </table:table-cell>
          <table:table-cell table:style-name="ce75" office:value-type="string">
            <text:p>HUD Sound Effects</text:p>
          </table:table-cell>
          <table:table-cell table:style-name="ce83" office:value-type="string">
            <text:p>Appropriate sounds are played when any interactive HUD element changes state.</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office:value-type="string">
            <text:p>HUD makes a reward noise for collecting cubes.</text:p>
          </table:table-cell>
          <table:table-cell table:number-columns-repeated="1018"/>
        </table:table-row>
        <table:table-row table:style-name="ro5">
          <table:table-cell table:style-name="ce136" office:value-type="string">
            <text:p>Advanced</text:p>
          </table:table-cell>
          <table:table-cell table:style-name="ce75" office:value-type="string">
            <text:p>Well-Matched Sound Effects</text:p>
          </table:table-cell>
          <table:table-cell table:style-name="ce85" office:value-type="string">
            <text:p>Sound effects match the game really well. (Must have dozens of sound effects to get this.)</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Advanced</text:p>
          </table:table-cell>
          <table:table-cell table:style-name="ce75" office:value-type="string">
            <text:p>High Quality Sound Effects</text:p>
          </table:table-cell>
          <table:table-cell table:style-name="ce85" office:value-type="string">
            <text:p>Sound effects are of high quality. (Must have dozens of sound effects to get this.)</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Advanced</text:p>
          </table:table-cell>
          <table:table-cell table:style-name="ce75" office:value-type="string">
            <text:p>Good Recorded Dialog</text:p>
          </table:table-cell>
          <table:table-cell table:style-name="ce83" office:value-type="string">
            <text:p>If the game has recorded dialog, the quality and quantity of the recording/voice-acting enhances the experience of the game. (Must have dozens of dialog bits to get this.)</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Professional</text:p>
          </table:table-cell>
          <table:table-cell table:style-name="ce75" office:value-type="string">
            <text:p>Custom Sound Effects</text:p>
          </table:table-cell>
          <table:table-cell table:style-name="ce85" office:value-type="string">
            <text:p>Sound effects are mostly custom made/modified by students at DigiPen. (Must have dozens of sound effects to get this.)</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Professional</text:p>
          </table:table-cell>
          <table:table-cell table:style-name="ce75" office:value-type="string">
            <text:p>Professional Sound Effects</text:p>
          </table:table-cell>
          <table:table-cell table:style-name="ce85" office:value-type="string">
            <text:p>Sound effects are mostly custom made/modified and professional quality. (Must have dozens of sound effects to get this.)</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9">
          <table:table-cell table:style-name="ce136" office:value-type="string">
            <text:p>Professional</text:p>
          </table:table-cell>
          <table:table-cell table:style-name="ce75" office:value-type="string">
            <text:p>Great Recorded Dialog</text:p>
          </table:table-cell>
          <table:table-cell table:style-name="ce83" office:value-type="string">
            <text:p>If the game has recorded dialog, the quality and quantity of the recording/voice-acting enhances the experience of the game and becomes an integral part of the experience. (Must have dozens of dialog bits to get this.)</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Innovative</text:p>
          </table:table-cell>
          <table:table-cell table:style-name="ce75" office:value-type="string">
            <text:p>Innovative Sound Effects</text:p>
          </table:table-cell>
          <table:table-cell table:style-name="ce85" office:value-type="string">
            <text:p>Sound effects are mostly custom made/modified and innovative—of a style or used in a way that has not been done before. (Must have dozens of sound effects to get this.)</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Innovative</text:p>
          </table:table-cell>
          <table:table-cell table:style-name="ce75" office:value-type="string">
            <text:p>Emotional Dialog</text:p>
          </table:table-cell>
          <table:table-cell table:style-name="ce85" office:value-type="string">
            <text:p>If the game has recorded dialog, it has one or more moments that evoke real emotion in the player.</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5">
          <table:table-cell table:style-name="ce135" office:value-type="string" table:number-columns-spanned="2" table:number-rows-spanned="1">
            <text:p><text:s/>AUDIO FEEDBACK</text:p>
          </table:table-cell>
          <table:covered-table-cell table:style-name="ce82"/>
          <table:table-cell table:style-name="ce82" office:value-type="string">
            <text:p>Detail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number-columns-repeated="229"/>
          <table:table-cell table:style-name="ce99"/>
          <table:table-cell table:number-columns-repeated="788"/>
        </table:table-row>
        <table:table-row table:style-name="ro11">
          <table:table-cell table:style-name="ce136" office:value-type="string">
            <text:p>Required</text:p>
          </table:table-cell>
          <table:table-cell table:style-name="ce75" office:value-type="string">
            <text:p>Critical Audio Feedback</text:p>
          </table:table-cell>
          <table:table-cell table:style-name="ce83" office:value-type="string">
            <text:p>Game at least has some audio feedback for the most critical actions or events (moving, doing damage, and taking damage, at the very least). Requires at least three pieces of audio feedback.</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229"/>
          <table:table-cell table:style-name="ce99"/>
          <table:table-cell table:number-columns-repeated="788"/>
        </table:table-row>
        <table:table-row table:style-name="ro9">
          <table:table-cell table:style-name="ce136" office:value-type="string">
            <text:p>Basic</text:p>
          </table:table-cell>
          <table:table-cell table:style-name="ce75" office:value-type="string">
            <text:p>Basic Audio Feedback</text:p>
          </table:table-cell>
          <table:table-cell table:style-name="ce83" office:value-type="string">
            <text:p>All major game events and actions have appropriate audio feedback (at least one piece of audio feedback for every action the player can take and for every event that the player must react to). This does not include victory or defeat, which are handled separately.</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6">
          <table:table-cell table:style-name="ce136" office:value-type="string">
            <text:p>Basic</text:p>
          </table:table-cell>
          <table:table-cell table:style-name="ce75" office:value-type="string">
            <text:p>Defeat Audio Feedback</text:p>
          </table:table-cell>
          <table:table-cell table:style-name="ce83" office:value-type="string">
            <text:p>A player's defeat, death, failure, etc. has appropriate audio feedback, assuming the game has defeat, death, failure, etc.</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5" office:value-type="string">
            <text:p>sad noises for player death and also sad song for gameover</text:p>
          </table:table-cell>
          <table:table-cell table:number-columns-repeated="229"/>
          <table:table-cell table:style-name="ce99"/>
          <table:table-cell table:number-columns-repeated="788"/>
        </table:table-row>
        <table:table-row table:style-name="ro6">
          <table:table-cell table:style-name="ce136" office:value-type="string">
            <text:p>Basic</text:p>
          </table:table-cell>
          <table:table-cell table:style-name="ce75" office:value-type="string">
            <text:p>Victory Audio Feedback</text:p>
          </table:table-cell>
          <table:table-cell table:style-name="ce83" office:value-type="string">
            <text:p>A player's victory, success, etc. has appropriate audio feedback, assuming the game has victory, success, etc.</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5" office:value-type="string">
            <text:p>level recap plays music pitched according to cubes collected.</text:p>
          </table:table-cell>
          <table:table-cell table:number-columns-repeated="229"/>
          <table:table-cell table:style-name="ce99"/>
          <table:table-cell table:number-columns-repeated="788"/>
        </table:table-row>
        <table:table-row table:style-name="ro8">
          <table:table-cell table:style-name="ce136" office:value-type="string">
            <text:p>Advanced</text:p>
          </table:table-cell>
          <table:table-cell table:style-name="ce75" office:value-type="string">
            <text:p>Background Audio Feedback</text:p>
          </table:table-cell>
          <table:table-cell table:style-name="ce83" office:value-type="string">
            <text:p>Game has lots of bits of audio feedback for minor events and actions, or just in the background, that really make the game feel alive. You'll need dozens of pieces of background feedback to get this.</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5" office:value-type="string">
            <text:p>buttons make noises, bounce pads make noises, starting a level, dying, ending a level, this game has got noises, yeah!</text:p>
          </table:table-cell>
          <table:table-cell table:number-columns-repeated="229"/>
          <table:table-cell table:style-name="ce99"/>
          <table:table-cell table:number-columns-repeated="788"/>
        </table:table-row>
        <table:table-row table:style-name="ro5">
          <table:table-cell table:style-name="ce136" office:value-type="string">
            <text:p>Advanced</text:p>
          </table:table-cell>
          <table:table-cell table:style-name="ce75" office:value-type="string">
            <text:p>Extensive Audio Feedback</text:p>
          </table:table-cell>
          <table:table-cell table:style-name="ce83" office:value-type="string">
            <text:p>Overall audio feedback for major game events and actions is extensive and polished.</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11">
          <table:table-cell table:style-name="ce136" office:value-type="string">
            <text:p>Professional</text:p>
          </table:table-cell>
          <table:table-cell table:style-name="ce75" office:value-type="string">
            <text:p>Rewarding Audio Feedback</text:p>
          </table:table-cell>
          <table:table-cell table:style-name="ce83" office:value-type="string">
            <text:p>At one or more points, audio feedback alone (or with visuals) is used effectively as a reward for the player.</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5"/>
          <table:table-cell table:number-columns-repeated="230"/>
          <table:table-cell table:style-name="ce73"/>
          <table:table-cell table:number-columns-repeated="787"/>
        </table:table-row>
        <table:table-row table:style-name="ro5">
          <table:table-cell table:style-name="ce136" office:value-type="string">
            <text:p>Professional</text:p>
          </table:table-cell>
          <table:table-cell table:style-name="ce75" office:value-type="string">
            <text:p>Clever Audio Feedback</text:p>
          </table:table-cell>
          <table:table-cell table:style-name="ce83" office:value-type="string">
            <text:p>One or more pieces of important audio feedback are conveyed in a particularly clever way.</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11">
          <table:table-cell table:style-name="ce136" office:value-type="string">
            <text:p>Innovative</text:p>
          </table:table-cell>
          <table:table-cell table:style-name="ce75" office:value-type="string">
            <text:p>Epic Audio Feedback</text:p>
          </table:table-cell>
          <table:table-cell table:style-name="ce83" office:value-type="string">
            <text:p>At one or more points (usually when the player wins, but it doesn't have to be), audio feedback is over-the-top and epic (think Peggle).</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5">
          <table:table-cell table:style-name="ce135" office:value-type="string" table:number-columns-spanned="2" table:number-rows-spanned="1">
            <text:p><text:s/>AUDIO COHESION</text:p>
          </table:table-cell>
          <table:covered-table-cell table:style-name="ce82"/>
          <table:table-cell table:style-name="ce82" office:value-type="string">
            <text:p>Detail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number-columns-repeated="1018"/>
        </table:table-row>
        <table:table-row table:style-name="ro11">
          <table:table-cell table:style-name="ce136" office:value-type="string">
            <text:p>Required</text:p>
          </table:table-cell>
          <table:table-cell table:style-name="ce75" office:value-type="string">
            <text:p>Default Volume</text:p>
          </table:table-cell>
          <table:table-cell table:style-name="ce85" office:value-type="string">
            <text:p>Music and sound effects are audible at the default volume. Anything that is not audible will not be counted for any of the other requirements.</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1018"/>
        </table:table-row>
        <table:table-row table:style-name="ro9">
          <table:table-cell table:style-name="ce136" office:value-type="string">
            <text:p>Basic</text:p>
          </table:table-cell>
          <table:table-cell table:style-name="ce75" office:value-type="string">
            <text:p>Volume Mix</text:p>
          </table:table-cell>
          <table:table-cell table:style-name="ce142" office:value-type="string">
            <text:p>Volume mix between music and sound effects is decent. Remember that sound effects are more important than music in almost all games, so err on the side of making the sound effects louder than the music.</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table:table-cell table:number-columns-repeated="1018"/>
        </table:table-row>
        <table:table-row table:style-name="ro7">
          <table:table-cell table:style-name="ce136" office:value-type="string">
            <text:p>Basic</text:p>
          </table:table-cell>
          <table:table-cell table:style-name="ce75" office:value-type="string">
            <text:p>Audio Consistency</text:p>
          </table:table-cell>
          <table:table-cell table:style-name="ce85" office:value-type="string">
            <text:p>Music and sound effects are consistent with each other and do not clash.</text:p>
          </table:table-cell>
          <table:table-cell table:style-name="ce144" table:content-validation-name="val4" office:value-type="string">
            <text:p>Completed</text:p>
          </table:table-cell>
          <table:table-cell table:style-name="ce144" table:content-validation-name="val4" office:value-type="string">
            <text:p>Untested</text:p>
          </table:table-cell>
          <table:table-cell table:style-name="ce78" office:value-type="string">
            <text:p>you betcha!</text:p>
          </table:table-cell>
          <table:table-cell table:number-columns-repeated="1018"/>
        </table:table-row>
        <table:table-row table:style-name="ro5">
          <table:table-cell table:style-name="ce136" office:value-type="string">
            <text:p>Advanced</text:p>
          </table:table-cell>
          <table:table-cell table:style-name="ce75" office:value-type="string">
            <text:p>Perfect Cohesion</text:p>
          </table:table-cell>
          <table:table-cell table:style-name="ce85" office:value-type="string">
            <text:p>Music and sound effects blend together perfectly to significantly enhance the experience of the game.</text:p>
          </table:table-cell>
          <table:table-cell table:style-name="ce144" table:content-validation-name="val4" office:value-type="string">
            <text:p>Missing</text:p>
          </table:table-cell>
          <table:table-cell table:style-name="ce144" table:content-validation-name="val4" office:value-type="string">
            <text:p>Untested</text:p>
          </table:table-cell>
          <table:table-cell table:style-name="ce78"/>
          <table:table-cell table:number-columns-repeated="1018"/>
        </table:table-row>
        <table:table-row table:style-name="ro5" table:number-rows-repeated="2">
          <table:table-cell table:style-name="ce137"/>
          <table:table-cell table:style-name="ce94"/>
          <table:table-cell/>
          <table:table-cell table:style-name="ce145" table:content-validation-name="val11" table:number-columns-repeated="2"/>
          <table:table-cell table:number-columns-repeated="1019"/>
        </table:table-row>
        <table:table-row table:style-name="ro5">
          <table:table-cell table:style-name="ce138"/>
          <table:table-cell table:number-columns-repeated="2"/>
          <table:table-cell table:style-name="ce146" table:content-validation-name="val11" table:number-columns-repeated="2"/>
          <table:table-cell table:number-columns-repeated="1019"/>
        </table:table-row>
        <table:table-row table:style-name="ro5" table:number-rows-repeated="2">
          <table:table-cell table:style-name="ce137"/>
          <table:table-cell table:style-name="ce94"/>
          <table:table-cell/>
          <table:table-cell table:style-name="ce145" table:content-validation-name="val11" table:number-columns-repeated="2"/>
          <table:table-cell table:style-name="ce94"/>
          <table:table-cell table:number-columns-repeated="1018"/>
        </table:table-row>
        <table:table-row table:style-name="ro5">
          <table:table-cell table:style-name="ce137"/>
          <table:table-cell table:number-columns-repeated="2"/>
          <table:table-cell table:style-name="ce146" table:content-validation-name="val11" table:number-columns-repeated="2"/>
          <table:table-cell table:number-columns-repeated="1019"/>
        </table:table-row>
        <table:table-row table:style-name="ro5">
          <table:table-cell table:style-name="ce138"/>
          <table:table-cell table:number-columns-repeated="2"/>
          <table:table-cell table:style-name="ce146" table:content-validation-name="val11" table:number-columns-repeated="2"/>
          <table:table-cell table:number-columns-repeated="1019"/>
        </table:table-row>
        <table:table-row table:style-name="ro5">
          <table:table-cell table:style-name="ce137"/>
          <table:table-cell table:number-columns-repeated="2"/>
          <table:table-cell table:style-name="ce145" table:content-validation-name="val11" table:number-columns-repeated="2"/>
          <table:table-cell table:number-columns-repeated="1019"/>
        </table:table-row>
        <table:table-row table:style-name="ro5">
          <table:table-cell table:style-name="ce137"/>
          <table:table-cell table:style-name="ce94"/>
          <table:table-cell/>
          <table:table-cell table:style-name="ce146" table:content-validation-name="val11" table:number-columns-repeated="2"/>
          <table:table-cell table:number-columns-repeated="1019"/>
        </table:table-row>
        <table:table-row table:style-name="ro5">
          <table:table-cell table:style-name="ce137"/>
          <table:table-cell table:number-columns-repeated="2"/>
          <table:table-cell table:style-name="ce146" table:content-validation-name="val11" table:number-columns-repeated="2"/>
          <table:table-cell table:style-name="ce94"/>
          <table:table-cell table:number-columns-repeated="1018"/>
        </table:table-row>
        <table:table-row table:style-name="ro5">
          <table:table-cell table:style-name="ce137"/>
          <table:table-cell table:style-name="ce94"/>
          <table:table-cell/>
          <table:table-cell table:style-name="ce146" table:content-validation-name="val11" table:number-columns-repeated="2"/>
          <table:table-cell table:style-name="ce94"/>
          <table:table-cell table:number-columns-repeated="1018"/>
        </table:table-row>
        <table:table-row table:style-name="ro5">
          <table:table-cell table:style-name="ce138"/>
          <table:table-cell table:number-columns-repeated="2"/>
          <table:table-cell table:style-name="ce146" table:content-validation-name="val11" table:number-columns-repeated="2"/>
          <table:table-cell table:number-columns-repeated="1019"/>
        </table:table-row>
        <table:table-row table:style-name="ro5">
          <table:table-cell table:style-name="ce137"/>
          <table:table-cell table:number-columns-repeated="2"/>
          <table:table-cell table:style-name="ce146" table:content-validation-name="val11" table:number-columns-repeated="2"/>
          <table:table-cell table:number-columns-repeated="1019"/>
        </table:table-row>
        <table:table-row table:style-name="ro5"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5">
          <table:table-cell table:style-name="ce137"/>
          <table:table-cell table:number-columns-repeated="2"/>
          <table:table-cell table:style-name="ce146" table:content-validation-name="val11" table:number-columns-repeated="2"/>
          <table:table-cell table:number-columns-repeated="1019"/>
        </table:table-row>
        <table:table-row table:style-name="ro5">
          <table:table-cell table:style-name="ce137"/>
          <table:table-cell table:style-name="ce94"/>
          <table:table-cell/>
          <table:table-cell table:style-name="ce146" table:content-validation-name="val11" table:number-columns-repeated="2"/>
          <table:table-cell table:number-columns-repeated="1019"/>
        </table:table-row>
        <table:table-row table:style-name="ro5">
          <table:table-cell table:style-name="ce138"/>
          <table:table-cell table:style-name="ce94"/>
          <table:table-cell/>
          <table:table-cell table:style-name="ce146" table:content-validation-name="val11" table:number-columns-repeated="2"/>
          <table:table-cell table:number-columns-repeated="1019"/>
        </table:table-row>
        <table:table-row table:style-name="ro5" table:number-rows-repeated="4">
          <table:table-cell table:style-name="ce137"/>
          <table:table-cell table:style-name="ce94"/>
          <table:table-cell/>
          <table:table-cell table:style-name="ce145" table:content-validation-name="val11" table:number-columns-repeated="2"/>
          <table:table-cell table:number-columns-repeated="1019"/>
        </table:table-row>
        <table:table-row table:style-name="ro5">
          <table:table-cell table:style-name="ce138"/>
          <table:table-cell table:number-columns-repeated="2"/>
          <table:table-cell table:style-name="ce138" table:number-columns-repeated="2"/>
          <table:table-cell table:number-columns-repeated="1019"/>
        </table:table-row>
        <table:table-row table:style-name="ro5" table:number-rows-repeated="4">
          <table:table-cell table:style-name="ce137"/>
          <table:table-cell table:number-columns-repeated="2"/>
          <table:table-cell table:style-name="ce146" table:content-validation-name="val11" table:number-columns-repeated="2"/>
          <table:table-cell table:number-columns-repeated="1019"/>
        </table:table-row>
        <table:table-row table:style-name="ro5">
          <table:table-cell table:style-name="ce137"/>
          <table:table-cell table:style-name="ce94"/>
          <table:table-cell/>
          <table:table-cell table:style-name="ce146" table:content-validation-name="val11" table:number-columns-repeated="2"/>
          <table:table-cell table:number-columns-repeated="1019"/>
        </table:table-row>
        <table:table-row table:style-name="ro5">
          <table:table-cell table:style-name="ce137"/>
          <table:table-cell table:number-columns-repeated="2"/>
          <table:table-cell table:style-name="ce146" table:content-validation-name="val11" table:number-columns-repeated="2"/>
          <table:table-cell table:style-name="ce94"/>
          <table:table-cell table:number-columns-repeated="1018"/>
        </table:table-row>
        <table:table-row table:style-name="ro5">
          <table:table-cell table:style-name="ce138"/>
          <table:table-cell table:style-name="ce94"/>
          <table:table-cell/>
          <table:table-cell table:style-name="ce146" table:content-validation-name="val11" table:number-columns-repeated="2"/>
          <table:table-cell table:number-columns-repeated="1019"/>
        </table:table-row>
        <table:table-row table:style-name="ro5">
          <table:table-cell table:style-name="ce137"/>
          <table:table-cell table:number-columns-repeated="2"/>
          <table:table-cell table:style-name="ce145" table:content-validation-name="val11" table:number-columns-repeated="2"/>
          <table:table-cell table:number-columns-repeated="1019"/>
        </table:table-row>
        <table:table-row table:style-name="ro5">
          <table:table-cell table:style-name="ce137"/>
          <table:table-cell table:number-columns-repeated="2"/>
          <table:table-cell table:style-name="ce146" table:content-validation-name="val11" table:number-columns-repeated="2"/>
          <table:table-cell table:number-columns-repeated="1019"/>
        </table:table-row>
        <table:table-row table:style-name="ro5">
          <table:table-cell table:style-name="ce137"/>
          <table:table-cell table:style-name="ce94"/>
          <table:table-cell/>
          <table:table-cell table:style-name="ce145" table:content-validation-name="val11" table:number-columns-repeated="2"/>
          <table:table-cell table:number-columns-repeated="1019"/>
        </table:table-row>
        <table:table-row table:style-name="ro5">
          <table:table-cell table:style-name="ce138"/>
          <table:table-cell table:number-columns-repeated="2"/>
          <table:table-cell table:style-name="ce138" table:number-columns-repeated="2"/>
          <table:table-cell table:number-columns-repeated="1019"/>
        </table:table-row>
        <table:table-row table:style-name="ro5">
          <table:table-cell table:style-name="ce137"/>
          <table:table-cell table:number-columns-repeated="2"/>
          <table:table-cell table:style-name="ce145" table:content-validation-name="val11" table:number-columns-repeated="2"/>
          <table:table-cell table:style-name="ce94"/>
          <table:table-cell table:number-columns-repeated="1018"/>
        </table:table-row>
        <table:table-row table:style-name="ro5"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5">
          <table:table-cell table:style-name="ce138"/>
          <table:table-cell table:number-columns-repeated="2"/>
          <table:table-cell table:style-name="ce138" table:number-columns-repeated="2"/>
          <table:table-cell table:number-columns-repeated="1019"/>
        </table:table-row>
        <table:table-row table:style-name="ro5">
          <table:table-cell table:style-name="ce137"/>
          <table:table-cell table:style-name="ce94"/>
          <table:table-cell/>
          <table:table-cell table:style-name="ce146" table:content-validation-name="val11" table:number-columns-repeated="2"/>
          <table:table-cell table:number-columns-repeated="1019"/>
        </table:table-row>
        <table:table-row table:style-name="ro5" table:number-rows-repeated="2">
          <table:table-cell table:style-name="ce137"/>
          <table:table-cell table:number-columns-repeated="2"/>
          <table:table-cell table:style-name="ce146" table:content-validation-name="val11" table:number-columns-repeated="2"/>
          <table:table-cell table:number-columns-repeated="1019"/>
        </table:table-row>
        <table:table-row table:style-name="ro5">
          <table:table-cell table:style-name="ce138"/>
          <table:table-cell table:number-columns-repeated="2"/>
          <table:table-cell table:style-name="ce145" table:content-validation-name="val11" table:number-columns-repeated="2"/>
          <table:table-cell table:number-columns-repeated="1019"/>
        </table:table-row>
        <table:table-row table:style-name="ro5">
          <table:table-cell table:style-name="ce137"/>
          <table:table-cell table:number-columns-repeated="2"/>
          <table:table-cell table:style-name="ce146" table:content-validation-name="val11" table:number-columns-repeated="2"/>
          <table:table-cell table:number-columns-repeated="1019"/>
        </table:table-row>
        <table:table-row table:style-name="ro5">
          <table:table-cell table:style-name="ce137"/>
          <table:table-cell table:style-name="ce94"/>
          <table:table-cell/>
          <table:table-cell table:style-name="ce146" table:content-validation-name="val11" table:number-columns-repeated="2"/>
          <table:table-cell table:number-columns-repeated="1019"/>
        </table:table-row>
        <table:table-row table:style-name="ro5">
          <table:table-cell table:style-name="ce137"/>
          <table:table-cell table:number-columns-repeated="2"/>
          <table:table-cell table:style-name="ce146" table:content-validation-name="val11" table:number-columns-repeated="2"/>
          <table:table-cell table:number-columns-repeated="1019"/>
        </table:table-row>
        <table:table-row table:style-name="ro5">
          <table:table-cell table:style-name="ce137"/>
          <table:table-cell table:style-name="ce94"/>
          <table:table-cell/>
          <table:table-cell table:style-name="ce146" table:content-validation-name="val11" table:number-columns-repeated="2"/>
          <table:table-cell table:style-name="ce94"/>
          <table:table-cell table:number-columns-repeated="1018"/>
        </table:table-row>
        <table:table-row table:style-name="ro5">
          <table:table-cell table:style-name="ce137"/>
          <table:table-cell table:style-name="ce94"/>
          <table:table-cell/>
          <table:table-cell table:style-name="ce145" table:content-validation-name="val11" table:number-columns-repeated="2"/>
          <table:table-cell table:number-columns-repeated="1019"/>
        </table:table-row>
        <table:table-row table:style-name="ro5" table:number-rows-repeated="3">
          <table:table-cell table:style-name="ce137"/>
          <table:table-cell table:style-name="ce94"/>
          <table:table-cell/>
          <table:table-cell table:style-name="ce145" table:content-validation-name="val11" table:number-columns-repeated="2"/>
          <table:table-cell table:style-name="ce94"/>
          <table:table-cell table:number-columns-repeated="1018"/>
        </table:table-row>
        <table:table-row table:style-name="ro5">
          <table:table-cell table:style-name="ce137"/>
          <table:table-cell table:number-columns-repeated="2"/>
          <table:table-cell table:style-name="ce145" table:content-validation-name="val11" table:number-columns-repeated="2"/>
          <table:table-cell table:style-name="ce94"/>
          <table:table-cell table:number-columns-repeated="1018"/>
        </table:table-row>
        <table:table-row table:style-name="ro5" table:number-rows-repeated="3">
          <table:table-cell table:style-name="ce137"/>
          <table:table-cell table:style-name="ce94"/>
          <table:table-cell/>
          <table:table-cell table:style-name="ce145" table:content-validation-name="val11" table:number-columns-repeated="2"/>
          <table:table-cell table:number-columns-repeated="1019"/>
        </table:table-row>
        <table:table-row table:style-name="ro5" table:number-rows-repeated="8">
          <table:table-cell table:style-name="ce138"/>
          <table:table-cell table:style-name="ce94"/>
          <table:table-cell/>
          <table:table-cell table:style-name="ce146" table:content-validation-name="val11" table:number-columns-repeated="2"/>
          <table:table-cell table:number-columns-repeated="1019"/>
        </table:table-row>
        <table:table-row table:style-name="ro5">
          <table:table-cell table:style-name="ce138"/>
          <table:table-cell table:number-columns-repeated="2"/>
          <table:table-cell table:style-name="ce146" table:content-validation-name="val11" table:number-columns-repeated="2"/>
          <table:table-cell table:number-columns-repeated="1019"/>
        </table:table-row>
        <table:table-row table:style-name="ro5" table:number-rows-repeated="4">
          <table:table-cell table:style-name="ce138"/>
          <table:table-cell table:style-name="ce94"/>
          <table:table-cell/>
          <table:table-cell table:style-name="ce146" table:content-validation-name="val11" table:number-columns-repeated="2"/>
          <table:table-cell table:number-columns-repeated="1019"/>
        </table:table-row>
        <table:table-row table:style-name="ro5">
          <table:table-cell table:style-name="ce138"/>
          <table:table-cell table:number-columns-repeated="2"/>
          <table:table-cell table:style-name="ce146" table:content-validation-name="val11" table:number-columns-repeated="2"/>
          <table:table-cell table:number-columns-repeated="1019"/>
        </table:table-row>
        <table:table-row table:style-name="ro5"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5" table:number-rows-repeated="3">
          <table:table-cell table:style-name="ce138"/>
          <table:table-cell table:style-name="ce94"/>
          <table:table-cell/>
          <table:table-cell table:style-name="ce146" table:content-validation-name="val11" table:number-columns-repeated="2"/>
          <table:table-cell table:number-columns-repeated="1019"/>
        </table:table-row>
        <table:table-row table:style-name="ro5" table:number-rows-repeated="2">
          <table:table-cell table:style-name="ce138"/>
          <table:table-cell table:number-columns-repeated="2"/>
          <table:table-cell table:style-name="ce146" table:content-validation-name="val11" table:number-columns-repeated="2"/>
          <table:table-cell table:number-columns-repeated="1019"/>
        </table:table-row>
        <table:table-row table:style-name="ro5" table:number-rows-repeated="3">
          <table:table-cell table:style-name="ce137"/>
          <table:table-cell table:style-name="ce94"/>
          <table:table-cell/>
          <table:table-cell table:style-name="ce146" table:content-validation-name="val11" table:number-columns-repeated="2"/>
          <table:table-cell table:number-columns-repeated="1019"/>
        </table:table-row>
        <table:table-row table:style-name="ro5" table:number-rows-repeated="2">
          <table:table-cell table:style-name="ce138"/>
          <table:table-cell table:number-columns-repeated="2"/>
          <table:table-cell table:style-name="ce146" table:content-validation-name="val11" table:number-columns-repeated="2"/>
          <table:table-cell table:number-columns-repeated="1019"/>
        </table:table-row>
        <table:table-row table:style-name="ro5">
          <table:table-cell table:style-name="ce137"/>
          <table:table-cell table:style-name="ce94"/>
          <table:table-cell/>
          <table:table-cell table:style-name="ce146" table:content-validation-name="val11" table:number-columns-repeated="2"/>
          <table:table-cell table:number-columns-repeated="1019"/>
        </table:table-row>
        <table:table-row table:style-name="ro5" table:number-rows-repeated="3">
          <table:table-cell table:style-name="ce138"/>
          <table:table-cell table:number-columns-repeated="2"/>
          <table:table-cell table:style-name="ce146" table:content-validation-name="val11" table:number-columns-repeated="2"/>
          <table:table-cell table:number-columns-repeated="1019"/>
        </table:table-row>
        <table:table-row table:style-name="ro5">
          <table:table-cell table:style-name="ce138"/>
          <table:table-cell table:number-columns-repeated="2"/>
          <table:table-cell table:style-name="ce146" table:content-validation-name="val11" table:number-columns-repeated="2"/>
          <table:table-cell table:style-name="ce94"/>
          <table:table-cell table:number-columns-repeated="1018"/>
        </table:table-row>
        <table:table-row table:style-name="ro5" table:number-rows-repeated="3">
          <table:table-cell table:style-name="ce138"/>
          <table:table-cell table:number-columns-repeated="2"/>
          <table:table-cell table:style-name="ce146" table:content-validation-name="val11" table:number-columns-repeated="2"/>
          <table:table-cell table:number-columns-repeated="1019"/>
        </table:table-row>
        <table:table-row table:style-name="ro5">
          <table:table-cell table:style-name="ce138"/>
          <table:table-cell table:number-columns-repeated="2"/>
          <table:table-cell table:style-name="ce146" table:content-validation-name="val11" table:number-columns-repeated="2"/>
          <table:table-cell table:style-name="ce94"/>
          <table:table-cell table:number-columns-repeated="1018"/>
        </table:table-row>
        <table:table-row table:style-name="ro5" table:number-rows-repeated="107">
          <table:table-cell table:style-name="ce138"/>
          <table:table-cell table:number-columns-repeated="2"/>
          <table:table-cell table:style-name="ce146" table:content-validation-name="val11" table:number-columns-repeated="2"/>
          <table:table-cell table:number-columns-repeated="1019"/>
        </table:table-row>
        <table:table-row table:style-name="ro5" table:number-rows-repeated="65307">
          <table:table-cell table:number-columns-repeated="3"/>
          <table:table-cell table:content-validation-name="val11" table:number-columns-repeated="2"/>
          <table:table-cell table:number-columns-repeated="1019"/>
        </table:table-row>
        <table:table-row table:style-name="ro5" table:number-rows-repeated="983018">
          <table:table-cell table:number-columns-repeated="1024"/>
        </table:table-row>
        <table:table-row table:style-name="ro5">
          <table:table-cell table:number-columns-repeated="1024"/>
        </table:table-row>
      </table:table>
      <table:table table:name="TCRs" table:style-name="ta2">
        <office:forms form:automatic-focus="false" form:apply-design-mode="false"/>
        <table:table-column table:style-name="co20" table:default-cell-style-name="ce73"/>
        <table:table-column table:style-name="co16" table:default-cell-style-name="ce73"/>
        <table:table-column table:style-name="co10" table:default-cell-style-name="ce73"/>
        <table:table-column table:style-name="co11" table:number-columns-repeated="2" table:default-cell-style-name="ce158"/>
        <table:table-column table:style-name="co12" table:default-cell-style-name="ce73"/>
        <table:table-column table:style-name="co14" table:number-columns-repeated="241" table:default-cell-style-name="ce73"/>
        <table:table-column table:style-name="co7" table:number-columns-repeated="771" table:default-cell-style-name="ce99"/>
        <table:table-row table:style-name="ro1">
          <table:table-cell table:style-name="ce63" office:value-type="string">
            <text:p>STATUS LIST</text:p>
          </table:table-cell>
          <table:table-cell table:style-name="ce74" office:value-type="string">
            <text:p>STATUS DESCRIPTION</text:p>
          </table:table-cell>
          <table:table-cell table:style-name="ce63" office:value-type="string">
            <text:p>TECHNICAL REQUIREMENTS</text:p>
          </table:table-cell>
          <table:table-cell table:style-name="ce88" table:formula="of:=&quot;&quot;&amp;COUNTIF([.D$10:.D$150];[.$A$2])&amp;&quot; &quot;&amp;[.$A$2]" office:value-type="string" office:string-value="0 Untested">
            <text:p>0 Untested</text:p>
          </table:table-cell>
          <table:table-cell table:style-name="ce88" table:formula="of:=&quot;&quot;&amp;COUNTIF([.E$10:.E$150];[.$A$2])&amp;&quot; &quot;&amp;[.$A$2]" office:value-type="string" office:string-value="14 Untested">
            <text:p>14 Untested</text:p>
          </table:table-cell>
          <table:table-cell table:style-name="ce63" office:value-type="string">
            <text:p>TCR</text:p>
          </table:table-cell>
          <table:table-cell table:number-columns-repeated="1012"/>
        </table:table-row>
        <table:table-row table:style-name="ro1">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Make sure you read all of the details for each requirement. There are a lot of small details that must be met in order to pass these requirements.</text:p>
          </table:table-cell>
          <table:table-cell table:style-name="ce89" table:formula="of:=SUMPRODUCT(([.$A$10:.$A$150]=&quot;Required&quot;)*([.D$10:.D$150]=&quot;Missing&quot;))+0.5*SUMPRODUCT(([.$A$10:.$A$150]=&quot;Required&quot;)*([.D$10:.D$150]=&quot;Partial&quot;))" office:value-type="float" office:value="0">
            <text:p>0</text:p>
          </table:table-cell>
          <table:table-cell table:style-name="ce89" table:formula="of:=SUMPRODUCT(([.$A$10:.$A$150]=&quot;Required&quot;)*([.E$10:.E$150]=&quot;Missing&quot;))+0.5*SUMPRODUCT(([.$A$10:.$A$150]=&quot;Required&quot;)*([.E$10:.E$150]=&quot;Partial&quot;))" office:value-type="float" office:value="0">
            <text:p>0</text:p>
          </table:table-cell>
          <table:table-cell table:style-name="ce75" table:formula="of:=&quot;Required &quot;&amp;[.$F$1]&amp;&quot;s &quot;&amp;[.A3]" office:value-type="string" office:string-value="Required TCRs Missing">
            <text:p>Required TCRs Missing</text:p>
          </table:table-cell>
          <table:table-cell table:number-columns-repeated="1012"/>
        </table:table-row>
        <table:table-row table:style-name="ro1">
          <table:table-cell table:style-name="ce64" office:value-type="string">
            <text:p>Missing</text:p>
          </table:table-cell>
          <table:table-cell table:style-name="ce75" office:value-type="string">
            <text:p>Requirement not met</text:p>
          </table:table-cell>
          <table:covered-table-cell table:style-name="ce78"/>
          <table:table-cell table:style-name="ce89" table:formula="of:=SUMPRODUCT(([.$A$10:.$A$150]=&quot;Basic&quot;)*([.D$10:.D$150]=&quot;Missing&quot;))+0.5*SUMPRODUCT(([.$A$10:.$A$150]=&quot;Basic&quot;)*([.D$10:.D$150]=&quot;Partial&quot;))" office:value-type="float" office:value="0">
            <text:p>0</text:p>
          </table:table-cell>
          <table:table-cell table:style-name="ce89" table:formula="of:=SUMPRODUCT(([.$A$10:.$A$150]=&quot;Basic&quot;)*([.E$10:.E$150]=&quot;Missing&quot;))+0.5*SUMPRODUCT(([.$A$10:.$A$150]=&quot;Basic&quot;)*([.E$10:.E$150]=&quot;Partial&quot;))" office:value-type="float" office:value="0">
            <text:p>0</text:p>
          </table:table-cell>
          <table:table-cell table:style-name="ce75" table:formula="of:=&quot;Basic &quot;&amp;[.$F$1]&amp;&quot;s &quot;&amp;[.A3]" office:value-type="string" office:string-value="Basic TCRs Missing">
            <text:p>Basic TCRs Missing</text:p>
          </table:table-cell>
          <table:table-cell table:number-columns-repeated="1012"/>
        </table:table-row>
        <table:table-row table:style-name="ro1">
          <table:table-cell table:style-name="ce64" office:value-type="string">
            <text:p>Partial</text:p>
          </table:table-cell>
          <table:table-cell table:style-name="ce75" office:value-type="string">
            <text:p>Completed at least half-way</text:p>
          </table:table-cell>
          <table:covered-table-cell table:style-name="ce78"/>
          <table:table-cell table:style-name="ce89" table:formula="of:=SUMPRODUCT(([.$A$10:.$A$150]=&quot;Intermediate&quot;)*([.D$10:.D$150]=&quot;Missing&quot;))+0.5*SUMPRODUCT(([.$A$10:.$A$150]=&quot;Intermediate&quot;)*([.D$10:.D$150]=&quot;Partial&quot;))" office:value-type="float" office:value="0">
            <text:p>0</text:p>
          </table:table-cell>
          <table:table-cell table:style-name="ce89" table:formula="of:=SUMPRODUCT(([.$A$10:.$A$150]=&quot;Intermediate&quot;)*([.E$10:.E$150]=&quot;Missing&quot;))+0.5*SUMPRODUCT(([.$A$10:.$A$150]=&quot;Intermediate&quot;)*([.E$10:.E$150]=&quot;Partial&quot;))" office:value-type="float" office:value="0">
            <text:p>0</text:p>
          </table:table-cell>
          <table:table-cell table:style-name="ce75" table:formula="of:=&quot;Intermediate &quot;&amp;[.$F$1]&amp;&quot;s &quot;&amp;[.A3]" office:value-type="string" office:string-value="Intermediate TCRs Missing">
            <text:p>Intermediate TCRs Missing</text:p>
          </table:table-cell>
          <table:table-cell table:number-columns-repeated="1012"/>
        </table:table-row>
        <table:table-row table:style-name="ro1">
          <table:table-cell table:style-name="ce64" office:value-type="string">
            <text:p>Completed</text:p>
          </table:table-cell>
          <table:table-cell table:style-name="ce75" office:value-type="string">
            <text:p>Fully completed</text:p>
          </table:table-cell>
          <table:covered-table-cell table:style-name="ce78"/>
          <table:table-cell table:style-name="ce89" table:formula="of:=SUMPRODUCT(([.$A$10:.$A$150]=&quot;Intermediate&quot;)*([.D$10:.D$150]=&quot;Completed&quot;))+SUMPRODUCT(([.$A$10:.$A$150]=&quot;Intermediate&quot;)*([.D$10:.D$150]=&quot;Pre-Passed&quot;))+0.5*SUMPRODUCT(([.$A$10:.$A$150]=&quot;Intermediate&quot;)*([.D$10:.D$150]=&quot;Partial&quot;))" office:value-type="float" office:value="0">
            <text:p>0</text:p>
          </table:table-cell>
          <table:table-cell table:style-name="ce89" table:formula="of:=SUMPRODUCT(([.$A$10:.$A$150]=&quot;Intermediate&quot;)*([.E$10:.E$150]=&quot;Completed&quot;))+SUMPRODUCT(([.$A$10:.$A$150]=&quot;Intermediate&quot;)*([.E$10:.E$150]=&quot;Pre-Passed&quot;))+0.5*SUMPRODUCT(([.$A$10:.$A$150]=&quot;Intermediate&quot;)*([.E$10:.E$150]=&quot;Partial&quot;))" office:value-type="float" office:value="0">
            <text:p>0</text:p>
          </table:table-cell>
          <table:table-cell table:style-name="ce75" table:formula="of:=&quot;Intermediate &quot;&amp;[.$F$1]&amp;&quot;s &quot;&amp;[.A5]" office:value-type="string" office:string-value="Intermediate TCRs Completed">
            <text:p>Intermediate TCRs Completed</text:p>
          </table:table-cell>
          <table:table-cell table:number-columns-repeated="1012"/>
        </table:table-row>
        <table:table-row table:style-name="ro1">
          <table:table-cell table:style-name="ce64" office:value-type="string">
            <text:p>Pre-Passed</text:p>
          </table:table-cell>
          <table:table-cell table:style-name="ce75" office:value-type="string">
            <text:p>Marked as completed by instructor*</text:p>
          </table:table-cell>
          <table:covered-table-cell table:style-name="ce78"/>
          <table:table-cell table:style-name="ce89" table:formula="of:=SUMPRODUCT(([.$A$10:.$A$150]=&quot;Advanced&quot;)*([.D$10:.D$150]=&quot;Missing&quot;))+0.5*SUMPRODUCT(([.$A$10:.$A$150]=&quot;Advanced&quot;)*([.D$10:.D$150]=&quot;Partial&quot;))" office:value-type="float" office:value="0">
            <text:p>0</text:p>
          </table:table-cell>
          <table:table-cell table:style-name="ce89" table:formula="of:=SUMPRODUCT(([.$A$10:.$A$150]=&quot;Advanced&quot;)*([.E$10:.E$150]=&quot;Missing&quot;))+0.5*SUMPRODUCT(([.$A$10:.$A$150]=&quot;Advanced&quot;)*([.E$10:.E$150]=&quot;Partial&quot;))" office:value-type="float" office:value="0">
            <text:p>0</text:p>
          </table:table-cell>
          <table:table-cell table:style-name="ce75" table:formula="of:=&quot;Advanced &quot;&amp;[.$F$1]&amp;&quot;s &quot;&amp;[.A3]" office:value-type="string" office:string-value="Advanced TCRs Missing">
            <text:p>Advanced TCRs Missing</text:p>
          </table:table-cell>
          <table:table-cell table:number-columns-repeated="1012"/>
        </table:table-row>
        <table:table-row table:style-name="ro1">
          <table:table-cell table:style-name="ce64" office:value-type="string">
            <text:p>Waived</text:p>
          </table:table-cell>
          <table:table-cell table:style-name="ce75" office:value-type="string">
            <text:p>Requirement waived by instructor*</text:p>
          </table:table-cell>
          <table:covered-table-cell table:style-name="ce81"/>
          <table:table-cell table:style-name="ce89" table:formula="of:=SUMPRODUCT(([.$A$10:.$A$150]=&quot;Advanced&quot;)*([.D$10:.D$150]=&quot;Completed&quot;))+SUMPRODUCT(([.$A$10:.$A$150]=&quot;Advanced&quot;)*([.D$10:.D$150]=&quot;Pre-Passed&quot;))+0.5*SUMPRODUCT(([.$A$10:.$A$150]=&quot;Advanced&quot;)*([.D$10:.D$150]=&quot;Partial&quot;))" office:value-type="float" office:value="2">
            <text:p>2</text:p>
          </table:table-cell>
          <table:table-cell table:style-name="ce89" table:formula="of:=SUMPRODUCT(([.$A$10:.$A$150]=&quot;Advanced&quot;)*([.E$10:.E$150]=&quot;Completed&quot;))+SUMPRODUCT(([.$A$10:.$A$150]=&quot;Advanced&quot;)*([.E$10:.E$150]=&quot;Pre-Passed&quot;))+0.5*SUMPRODUCT(([.$A$10:.$A$150]=&quot;Advanced&quot;)*([.E$10:.E$150]=&quot;Partial&quot;))" office:value-type="float" office:value="0">
            <text:p>0</text:p>
          </table:table-cell>
          <table:table-cell table:style-name="ce75" table:formula="of:=&quot;Advanced &quot;&amp;[.$F$1]&amp;&quot;s &quot;&amp;[.A5]" office:value-type="string" office:string-value="Advanced TCRs Completed">
            <text:p>Advanced TCRs Completed</text:p>
          </table:table-cell>
          <table:table-cell table:style-name="ce96" table:number-columns-repeated="1009"/>
          <table:table-cell table:number-columns-repeated="3"/>
        </table:table-row>
        <table:table-row table:style-name="ro1">
          <table:table-cell table:style-name="ce65" office:value-type="string">
            <text:p>Not Applicable</text:p>
          </table:table-cell>
          <table:table-cell table:style-name="ce75" office:value-type="string">
            <text:p>Does not apply to this project</text:p>
          </table:table-cell>
          <table:covered-table-cell table:style-name="ce81"/>
          <table:table-cell table:style-name="ce89" table:formula="of:=SUMPRODUCT(([.$A$10:.$A$150]=&quot;Professional&quot;)*([.D$10:.D$150]=&quot;Completed&quot;))+SUMPRODUCT(([.$A$10:.$A$150]=&quot;Professional&quot;)*([.D$10:.D$150]=&quot;Pre-Passed&quot;))+0.5*SUMPRODUCT(([.$A$10:.$A$150]=&quot;Professional&quot;)*([.D$10:.D$150]=&quot;Partial&quot;))" office:value-type="float" office:value="0">
            <text:p>0</text:p>
          </table:table-cell>
          <table:table-cell table:style-name="ce89" table:formula="of:=SUMPRODUCT(([.$A$10:.$A$150]=&quot;Professional&quot;)*([.E$10:.E$150]=&quot;Completed&quot;))+SUMPRODUCT(([.$A$10:.$A$150]=&quot;Professional&quot;)*([.E$10:.E$150]=&quot;Pre-Passed&quot;))+0.5*SUMPRODUCT(([.$A$10:.$A$150]=&quot;Professional&quot;)*([.E$10:.E$150]=&quot;Partial&quot;))" office:value-type="float" office:value="0">
            <text:p>0</text:p>
          </table:table-cell>
          <table:table-cell table:style-name="ce75" table:formula="of:=&quot;Professional &quot;&amp;[.$F$1]&amp;&quot;s &quot;&amp;[.A5]" office:value-type="string" office:string-value="Professional TCRs Completed">
            <text:p>Professional TCRs Completed</text:p>
          </table:table-cell>
          <table:table-cell table:style-name="ce96" table:number-columns-repeated="1009"/>
          <table:table-cell table:number-columns-repeated="3"/>
        </table:table-row>
        <table:table-row table:style-name="ro1">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150]=&quot;Innovative&quot;)*([.D$10:.D$150]=&quot;Completed&quot;))+SUMPRODUCT(([.$A$10:.$A$150]=&quot;Innovative&quot;)*([.D$10:.D$150]=&quot;Pre-Passed&quot;))+0.5*SUMPRODUCT(([.$A$10:.$A$150]=&quot;Innovative&quot;)*([.D$10:.D$150]=&quot;Partial&quot;))" office:value-type="float" office:value="0">
            <text:p>0</text:p>
          </table:table-cell>
          <table:table-cell table:style-name="ce89" table:formula="of:=SUMPRODUCT(([.$A$10:.$A$150]=&quot;Innovative&quot;)*([.E$10:.E$150]=&quot;Completed&quot;))+SUMPRODUCT(([.$A$10:.$A$150]=&quot;Innovative&quot;)*([.E$10:.E$150]=&quot;Pre-Passed&quot;))+0.5*SUMPRODUCT(([.$A$10:.$A$150]=&quot;Innovative&quot;)*([.E$10:.E$150]=&quot;Partial&quot;))" office:value-type="float" office:value="0">
            <text:p>0</text:p>
          </table:table-cell>
          <table:table-cell table:style-name="ce75" table:formula="of:=&quot;Innovative &quot;&amp;[.$F$1]&amp;&quot;s &quot;&amp;[.A5]" office:value-type="string" office:string-value="Innovative TCRs Completed">
            <text:p>Innovative TCRs Completed</text:p>
          </table:table-cell>
          <table:table-cell table:style-name="ce96" table:number-columns-repeated="1009"/>
          <table:table-cell table:number-columns-repeated="3"/>
        </table:table-row>
        <table:table-row table:style-name="ro1">
          <table:table-cell table:style-name="ce147" office:value-type="string" table:number-columns-spanned="2" table:number-rows-spanned="1">
            <text:p><text:s/>SUBMISSION</text:p>
          </table:table-cell>
          <table:covered-table-cell table:style-name="ce77"/>
          <table:table-cell table:style-name="ce153" office:value-type="string">
            <text:p>Details</text:p>
          </table:table-cell>
          <table:table-cell table:style-name="ce155" office:value-type="string">
            <text:p>Student</text:p>
          </table:table-cell>
          <table:table-cell table:style-name="ce155" office:value-type="string">
            <text:p>Instructor</text:p>
          </table:table-cell>
          <table:table-cell table:style-name="ce93" office:value-type="string">
            <text:p>Comment</text:p>
          </table:table-cell>
          <table:table-cell table:style-name="ce98" table:number-columns-repeated="1009"/>
          <table:table-cell table:number-columns-repeated="3"/>
        </table:table-row>
        <table:table-row table:style-name="ro16">
          <table:table-cell table:style-name="ce148" office:value-type="string">
            <text:p>Required</text:p>
          </table:table-cell>
          <table:table-cell table:style-name="ce151" office:value-type="string">
            <text:p>Lab Machines</text:p>
          </table:table-cell>
          <table:table-cell table:style-name="ce154" office:value-type="string">
            <text:p>The game <text:s/>runs on the machines in Edison. The game only has to run on a single lab machine to pass this TCR, but you need to test your game on different machines and list specific machines the comments of this TCR that you know it runs on. If you do not list any, it will be assumed to work on any machine (and the machines do have subtle differences).</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8"/>
          <table:table-cell table:number-columns-repeated="1012"/>
        </table:table-row>
        <table:table-row table:style-name="ro3">
          <table:table-cell table:style-name="ce148" office:value-type="string">
            <text:p>Basic</text:p>
          </table:table-cell>
          <table:table-cell table:style-name="ce151" office:value-type="string">
            <text:p>Editor Not Required</text:p>
          </table:table-cell>
          <table:table-cell table:style-name="ce154" office:value-type="string">
            <text:p>The game does not require the user to run the project through the Zero Editor.</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5"/>
          <table:table-cell table:number-columns-repeated="1012"/>
        </table:table-row>
        <table:table-row table:style-name="ro17">
          <table:table-cell table:style-name="ce148" office:value-type="string">
            <text:p>Basic</text:p>
          </table:table-cell>
          <table:table-cell table:style-name="ce151" office:value-type="string">
            <text:p>Cheat Codes</text:p>
          </table:table-cell>
          <table:table-cell table:style-name="ce154" office:value-type="string">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comments to the left and can have a “secret” way to be activated if you don't want your normal players to stumble upon them. If you do have a secret activation method, it must be listed in the comment and it must be very simple (requiring no skill or arcane knowledge).</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8" office:value-type="string">
            <text:p>Gamepad “BACK” or Keyboard “R” - Restart Level <text:s text:c="13"/>Gamepad “Left Shoulder” or Keyboard “-” - Last Level Gamepad “Right Shoulder” or Keyboard “+” - Next Level</text:p>
          </table:table-cell>
          <table:table-cell table:number-columns-repeated="1012"/>
        </table:table-row>
        <table:table-row table:style-name="ro1">
          <table:table-cell table:style-name="ce149" office:value-type="string" table:number-columns-spanned="2" table:number-rows-spanned="1">
            <text:p><text:s/>UI and INPUT</text:p>
          </table:table-cell>
          <table:covered-table-cell table:style-name="ce152"/>
          <table:table-cell table:style-name="ce153" office:value-type="string">
            <text:p>Details</text:p>
          </table:table-cell>
          <table:table-cell table:style-name="ce155" office:value-type="string">
            <text:p>Student</text:p>
          </table:table-cell>
          <table:table-cell table:style-name="ce155" office:value-type="string">
            <text:p>Instructor</text:p>
          </table:table-cell>
          <table:table-cell table:style-name="ce93" office:value-type="string">
            <text:p>Comment</text:p>
          </table:table-cell>
          <table:table-cell table:number-columns-repeated="1012"/>
        </table:table-row>
        <table:table-row table:style-name="ro4">
          <table:table-cell table:style-name="ce148" office:value-type="string">
            <text:p>Required</text:p>
          </table:table-cell>
          <table:table-cell table:style-name="ce151" office:value-type="string">
            <text:p>Title Screen</text:p>
          </table:table-cell>
          <table:table-cell table:style-name="ce154" office:value-type="string">
            <text:p>Game must have a title screen, containing the game name and a method for starting the game. This can be either a key press, a menu option, or start button on the controller.</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8"/>
          <table:table-cell table:number-columns-repeated="1012"/>
        </table:table-row>
        <table:table-row table:style-name="ro3">
          <table:table-cell table:style-name="ce148" office:value-type="string">
            <text:p>Required</text:p>
          </table:table-cell>
          <table:table-cell table:style-name="ce151" office:value-type="string">
            <text:p>UI Works</text:p>
          </table:table-cell>
          <table:table-cell table:style-name="ce154" office:value-type="string">
            <text:p>All of the main UI actually works, even if it has other problems.</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8"/>
          <table:table-cell table:number-columns-repeated="1012"/>
        </table:table-row>
        <table:table-row table:style-name="ro4">
          <table:table-cell table:style-name="ce148" office:value-type="string">
            <text:p>Basic</text:p>
          </table:table-cell>
          <table:table-cell table:style-name="ce151" office:value-type="string">
            <text:p>DigiPen Copyright</text:p>
          </table:table-cell>
          <table:table-cell table:style-name="ce154" office:value-type="string">
            <text:p>Game must display the official DigiPen copyright on the game’s title screen. This notice <text:s/>is found on DigiPen Central at distance.digipen.edu.</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8"/>
          <table:table-cell table:number-columns-repeated="1012"/>
        </table:table-row>
        <table:table-row table:style-name="ro4">
          <table:table-cell table:style-name="ce148" office:value-type="string">
            <text:p>Basic</text:p>
          </table:table-cell>
          <table:table-cell table:style-name="ce151" office:value-type="string">
            <text:p>No Debug Info</text:p>
          </table:table-cell>
          <table:table-cell table:style-name="ce154" office:value-type="string">
            <text:p>Game must not display any debug text or other debug info by default. It’s okay to have something on an options screen that turns on debugging features.</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8"/>
          <table:table-cell table:number-columns-repeated="1012"/>
        </table:table-row>
        <table:table-row table:style-name="ro18">
          <table:table-cell table:style-name="ce148" office:value-type="string">
            <text:p>Basic</text:p>
          </table:table-cell>
          <table:table-cell table:style-name="ce151" office:value-type="string">
            <text:p>Gamepad/Peripheral Screen</text:p>
          </table:table-cell>
          <table:table-cell table:style-name="ce154" office:value-type="string">
            <text:p>If the game supports and is intended to be played using a gamepad, there must be a screen informing the player of this before the controller is used (which generally means before the title screen is displayed, or on it). Note that if you include this screen, we will assume we should play with a controller, otherwise we will assume mouse and/or keyboard. If your game refers to gamepads anywhere (How To Play, tutorial, hints, etc.) and does not have this screen, then this TCR will be failed.</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5"/>
          <table:table-cell table:number-columns-repeated="1012"/>
        </table:table-row>
        <table:table-row table:style-name="ro1">
          <table:table-cell table:style-name="ce149" office:value-type="string" table:number-columns-spanned="2" table:number-rows-spanned="1">
            <text:p><text:s/>STABILITY</text:p>
          </table:table-cell>
          <table:covered-table-cell table:style-name="ce152"/>
          <table:table-cell table:style-name="ce153" office:value-type="string">
            <text:p>Details</text:p>
          </table:table-cell>
          <table:table-cell table:style-name="ce155" office:value-type="string">
            <text:p>Student</text:p>
          </table:table-cell>
          <table:table-cell table:style-name="ce155" office:value-type="string">
            <text:p>Instructor</text:p>
          </table:table-cell>
          <table:table-cell table:style-name="ce93" office:value-type="string">
            <text:p>Comment</text:p>
          </table:table-cell>
          <table:table-cell table:number-columns-repeated="1012"/>
        </table:table-row>
        <table:table-row table:style-name="ro2">
          <table:table-cell table:style-name="ce148" office:value-type="string">
            <text:p>Required</text:p>
          </table:table-cell>
          <table:table-cell table:style-name="ce151" office:value-type="string">
            <text:p>Low Stability</text:p>
          </table:table-cell>
          <table:table-cell table:style-name="ce154" office:value-type="string">
            <text:p>Game must be able to run occasionally without crashing or destabilizing the operating system, and without soft locking in a way that continually prevents the game from being played.</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8"/>
          <table:table-cell table:number-columns-repeated="1012"/>
        </table:table-row>
        <table:table-row table:style-name="ro3">
          <table:table-cell table:style-name="ce148" office:value-type="string">
            <text:p>Basic</text:p>
          </table:table-cell>
          <table:table-cell table:style-name="ce151" office:value-type="string">
            <text:p>Medium Stability</text:p>
          </table:table-cell>
          <table:table-cell table:style-name="ce154" office:value-type="string">
            <text:p>The game crashed once at most and only soft-locks infrequently.</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8"/>
          <table:table-cell table:number-columns-repeated="1012"/>
        </table:table-row>
        <table:table-row table:style-name="ro3">
          <table:table-cell table:style-name="ce148" office:value-type="string">
            <text:p>Basic</text:p>
          </table:table-cell>
          <table:table-cell table:style-name="ce151" office:value-type="string">
            <text:p>Frame Rate</text:p>
          </table:table-cell>
          <table:table-cell table:style-name="ce154" office:value-type="string">
            <text:p>The frame rate is not too low, and does not interfere with game play.</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8"/>
          <table:table-cell table:number-columns-repeated="1012"/>
        </table:table-row>
        <table:table-row table:style-name="ro4">
          <table:table-cell table:style-name="ce148" office:value-type="string">
            <text:p>Basic</text:p>
          </table:table-cell>
          <table:table-cell table:style-name="ce151" office:value-type="string">
            <text:p>Transitions</text:p>
          </table:table-cell>
          <table:table-cell table:style-name="ce154" office:value-type="string">
            <text:p>Load times and transitions between menus or game episodes isn't overly long, and doesn't allow the user to question whether the game has crashed or stopped responding.</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8"/>
          <table:table-cell table:number-columns-repeated="1012"/>
        </table:table-row>
        <table:table-row table:style-name="ro3">
          <table:table-cell table:style-name="ce148" office:value-type="string">
            <text:p>Advanced</text:p>
          </table:table-cell>
          <table:table-cell table:style-name="ce151" office:value-type="string">
            <text:p>High Stability</text:p>
          </table:table-cell>
          <table:table-cell table:style-name="ce154" office:value-type="string">
            <text:p>Game must never crash or destabilize the operating system. </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8"/>
          <table:table-cell table:number-columns-repeated="1012"/>
        </table:table-row>
        <table:table-row table:style-name="ro4">
          <table:table-cell table:style-name="ce148" office:value-type="string">
            <text:p>Advanced</text:p>
          </table:table-cell>
          <table:table-cell table:style-name="ce151" office:value-type="string">
            <text:p>No Soft Locks</text:p>
          </table:table-cell>
          <table:table-cell table:style-name="ce154" office:value-type="string">
            <text:p>The game must not reach a "soft lock" state in which it must be shutdown, quit, or restarted <text:s/>to continue gameplay.</text:p>
          </table:table-cell>
          <table:table-cell table:style-name="ce156" table:content-validation-name="val4" office:value-type="string">
            <text:p>Completed</text:p>
          </table:table-cell>
          <table:table-cell table:style-name="ce156" table:content-validation-name="val4" office:value-type="string">
            <text:p>Untested</text:p>
          </table:table-cell>
          <table:table-cell table:style-name="ce78"/>
          <table:table-cell table:number-columns-repeated="1012"/>
        </table:table-row>
        <table:table-row table:style-name="ro1" table:number-rows-repeated="224">
          <table:table-cell table:style-name="ce150"/>
          <table:table-cell table:number-columns-repeated="2"/>
          <table:table-cell table:style-name="ce157" table:content-validation-name="val12" table:number-columns-repeated="2"/>
          <table:table-cell table:number-columns-repeated="1013"/>
        </table:table-row>
        <table:table-row table:style-name="ro1" table:number-rows-repeated="65136">
          <table:table-cell table:number-columns-repeated="3"/>
          <table:table-cell table:content-validation-name="val12" table:number-columns-repeated="2"/>
          <table:table-cell table:number-columns-repeated="1013"/>
        </table:table-row>
        <table:table-row table:style-name="ro1" table:number-rows-repeated="983189">
          <table:table-cell table:number-columns-repeated="1018"/>
        </table:table-row>
        <table:table-row table:style-name="ro1">
          <table:table-cell table:number-columns-repeated="1018"/>
        </table:table-row>
      </table:table>
      <table:table table:name="Project Grade" table:style-name="ta2">
        <office:forms form:automatic-focus="false" form:apply-design-mode="false"/>
        <table:table-column table:style-name="co22" table:default-cell-style-name="ce162"/>
        <table:table-column table:style-name="co23" table:default-cell-style-name="ce173"/>
        <table:table-column table:style-name="co24" table:default-cell-style-name="ce179"/>
        <table:table-column table:style-name="co25" table:default-cell-style-name="ce188"/>
        <table:table-column table:style-name="co25" table:default-cell-style-name="ce200"/>
        <table:table-column table:style-name="co26" table:default-cell-style-name="ce179"/>
        <table:table-column table:style-name="co24" table:default-cell-style-name="ce179"/>
        <table:table-column table:style-name="co25" table:default-cell-style-name="ce188"/>
        <table:table-column table:style-name="co25" table:default-cell-style-name="ce200"/>
        <table:table-column table:style-name="co27" table:default-cell-style-name="ce62"/>
        <table:table-column table:style-name="co28" table:default-cell-style-name="ce62"/>
        <table:table-column table:style-name="co6" table:number-columns-repeated="1013" table:default-cell-style-name="ce62"/>
        <table:table-row table:style-name="ro19">
          <table:table-cell table:style-name="ce159" office:value-type="string" table:number-columns-spanned="1" table:number-rows-spanned="3">
            <text:p>ACCOMPLISHMENT</text:p>
          </table:table-cell>
          <table:table-cell table:style-name="ce171"/>
          <table:table-cell table:style-name="ce177" office:value-type="string" table:number-columns-spanned="3" table:number-rows-spanned="1">
            <text:p>STUDENT</text:p>
          </table:table-cell>
          <table:covered-table-cell table:style-name="ce186"/>
          <table:covered-table-cell table:style-name="ce198"/>
          <table:table-cell table:style-name="ce206"/>
          <table:table-cell table:style-name="ce177" office:value-type="string" table:number-columns-spanned="3" table:number-rows-spanned="1">
            <text:p>INSTRUCTOR</text:p>
          </table:table-cell>
          <table:covered-table-cell table:style-name="ce186"/>
          <table:covered-table-cell table:style-name="ce198"/>
          <table:table-cell table:number-columns-repeated="1015"/>
        </table:table-row>
        <table:table-row table:style-name="ro19">
          <table:covered-table-cell table:style-name="ce160"/>
          <table:table-cell table:style-name="ce171"/>
          <table:table-cell table:style-name="ce177" office:value-type="string" table:number-columns-spanned="3" table:number-rows-spanned="1">
            <text:p>GRADE</text:p>
          </table:table-cell>
          <table:covered-table-cell table:style-name="ce186"/>
          <table:covered-table-cell table:style-name="ce198"/>
          <table:table-cell table:style-name="ce206"/>
          <table:table-cell table:style-name="ce177" office:value-type="string" table:number-columns-spanned="3" table:number-rows-spanned="1">
            <text:p>GRADE</text:p>
          </table:table-cell>
          <table:covered-table-cell table:style-name="ce186"/>
          <table:covered-table-cell table:style-name="ce198"/>
          <table:table-cell table:number-columns-repeated="1015"/>
        </table:table-row>
        <table:table-row table:style-name="ro20">
          <table:covered-table-cell table:style-name="ce161"/>
          <table:table-cell table:style-name="ce172"/>
          <table:table-cell table:style-name="ce178" table:formula="of:=[.A6]+[.C6]+[Submission.$E$33]" office:value-type="percentage" office:value="1.0375" table:number-columns-spanned="3" table:number-rows-spanned="1">
            <text:p>104%</text:p>
          </table:table-cell>
          <table:covered-table-cell table:style-name="ce187"/>
          <table:covered-table-cell table:style-name="ce199"/>
          <table:table-cell table:style-name="ce207"/>
          <table:table-cell table:style-name="ce178" table:formula="of:=[.A6]+[.G6]+[.K10]+[Submission.$E$33]" office:value-type="percentage" office:value="0.75" table:number-columns-spanned="3" table:number-rows-spanned="1">
            <text:p>75%</text:p>
          </table:table-cell>
          <table:covered-table-cell table:style-name="ce187"/>
          <table:covered-table-cell table:style-name="ce199"/>
          <table:table-cell table:number-columns-repeated="1015"/>
        </table:table-row>
        <table:table-row table:style-name="ro1">
          <table:table-cell table:number-columns-repeated="10"/>
          <table:table-cell table:style-name="ce210" office:value-type="string" table:number-columns-spanned="1" table:number-rows-spanned="2">
            <text:p>Student-Instructor Mods Difference</text:p>
          </table:table-cell>
          <table:table-cell table:number-columns-repeated="1013"/>
        </table:table-row>
        <table:table-row table:style-name="ro1">
          <table:table-cell table:style-name="ce163" office:value-type="string">
            <text:p>BASE GRADE</text:p>
          </table:table-cell>
          <table:table-cell table:style-name="ce174"/>
          <table:table-cell table:style-name="ce180" office:value-type="string" table:number-columns-spanned="3" table:number-rows-spanned="1">
            <text:p>STUDENT MODS</text:p>
          </table:table-cell>
          <table:covered-table-cell table:style-name="ce189"/>
          <table:covered-table-cell table:style-name="ce201"/>
          <table:table-cell table:style-name="ce32"/>
          <table:table-cell table:style-name="ce180" office:value-type="string" table:number-columns-spanned="3" table:number-rows-spanned="1">
            <text:p>INSTRUCTOR MODS</text:p>
          </table:table-cell>
          <table:covered-table-cell table:style-name="ce189"/>
          <table:covered-table-cell table:style-name="ce201"/>
          <table:table-cell/>
          <table:covered-table-cell table:style-name="ce211"/>
          <table:table-cell table:number-columns-repeated="1013"/>
        </table:table-row>
        <table:table-row table:style-name="ro1">
          <table:table-cell table:style-name="ce164" table:formula="of:=[$Submission.$E$36]+0.75" office:value-type="percentage" office:value="0.75">
            <text:p>75%</text:p>
          </table:table-cell>
          <table:table-cell table:style-name="ce174"/>
          <table:table-cell table:style-name="ce181" table:formula="of:=[.E14]+[.E22]+[.E30]+[.E38]+[.E46]" office:value-type="percentage" office:value="0.2875" table:number-columns-spanned="3" table:number-rows-spanned="1">
            <text:p>28.75%</text:p>
          </table:table-cell>
          <table:covered-table-cell table:style-name="ce181"/>
          <table:covered-table-cell table:style-name="ce201"/>
          <table:table-cell table:style-name="ce32"/>
          <table:table-cell table:style-name="ce181" table:formula="of:=[.I14]+[.I22]+[.I30]+[.I38]+[.I46]" office:value-type="percentage" office:value="0" table:number-columns-spanned="3" table:number-rows-spanned="1">
            <text:p>0.00%</text:p>
          </table:table-cell>
          <table:covered-table-cell table:style-name="ce181"/>
          <table:covered-table-cell table:style-name="ce201"/>
          <table:table-cell/>
          <table:table-cell table:style-name="ce212" table:formula="of:=ABS([.$C$6]-[.$G$6])" office:value-type="percentage" office:value="0.2875">
            <text:p>28.75%</text:p>
          </table:table-cell>
          <table:table-cell table:number-columns-repeated="1013"/>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table-cell table:style-name="ce213"/>
          <table:table-cell table:number-columns-repeated="1013"/>
        </table:table-row>
        <table:table-row table:style-name="ro1">
          <table:table-cell table:style-name="ce166" office:value-type="string">
            <text:p>Design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0" office:value-type="string" table:number-columns-spanned="1" table:number-rows-spanned="2">
            <text:p>Student Grading Accuracy Bonus</text:p>
          </table:table-cell>
          <table:table-cell table:number-columns-repeated="1013"/>
        </table:table-row>
        <table:table-row table:style-name="ro1">
          <table:table-cell table:style-name="ce167" table:formula="of:=&quot;Missing Required DCRs (out of &quot;&amp;COUNTIF([$DCRs.$A$10:.$A$255];&quot;Required&quot;)&amp;&quot;)&quot;" office:value-type="string" office:string-value="Missing Required DCRs (out of 12)">
            <text:p>Missing Required DCRs (out of 12)</text:p>
          </table:table-cell>
          <table:table-cell table:style-name="ce174"/>
          <table:table-cell table:style-name="ce183" table:formula="of:=[$DCRs.$D$2]" office:value-type="float" office:value="0">
            <text:p>0</text:p>
          </table:table-cell>
          <table:table-cell table:style-name="ce191" office:value-type="percentage" office:value="-0.1">
            <text:p>-10%</text:p>
          </table:table-cell>
          <table:table-cell table:style-name="ce204" table:formula="of:=[.C9]*[.D9]" office:value-type="percentage" office:value="-0">
            <text:p>0.00%</text:p>
          </table:table-cell>
          <table:table-cell table:style-name="ce32"/>
          <table:table-cell table:style-name="ce183" table:formula="of:=[$DCRs.$E$2]" office:value-type="float" office:value="0">
            <text:p>0</text:p>
          </table:table-cell>
          <table:table-cell table:style-name="ce191" office:value-type="percentage" office:value="-0.1">
            <text:p>-10%</text:p>
          </table:table-cell>
          <table:table-cell table:style-name="ce204" table:formula="of:=[.G9]*[.H9]" office:value-type="percentage" office:value="-0">
            <text:p>0.00%</text:p>
          </table:table-cell>
          <table:table-cell/>
          <table:covered-table-cell table:style-name="ce211"/>
          <table:table-cell table:number-columns-repeated="1013"/>
        </table:table-row>
        <table:table-row table:style-name="ro1">
          <table:table-cell table:style-name="ce168" table:formula="of:=&quot;Missing Basic DCRs (out of &quot;&amp;COUNTIF([$DCRs.$A$10:.$A$255];&quot;Basic&quot;)&amp;&quot;)&quot;" office:value-type="string" office:string-value="Missing Basic DCRs (out of 26)">
            <text:p>Missing Basic DCRs (out of 26)</text:p>
          </table:table-cell>
          <table:table-cell table:style-name="ce174"/>
          <table:table-cell table:style-name="ce184" table:formula="of:=[$DCRs.$D$3]" office:value-type="float" office:value="0">
            <text:p>0</text:p>
          </table:table-cell>
          <table:table-cell table:style-name="ce192" office:value-type="percentage" office:value="-0.02">
            <text:p>-2%</text:p>
          </table:table-cell>
          <table:table-cell table:style-name="ce196" table:formula="of:=[.C10]*[.D10]" office:value-type="percentage" office:value="-0">
            <text:p>0.00%</text:p>
          </table:table-cell>
          <table:table-cell table:style-name="ce32"/>
          <table:table-cell table:style-name="ce184" table:formula="of:=[$DCRs.$E$3]" office:value-type="float" office:value="0">
            <text:p>0</text:p>
          </table:table-cell>
          <table:table-cell table:style-name="ce192" office:value-type="percentage" office:value="-0.02">
            <text:p>-2%</text:p>
          </table:table-cell>
          <table:table-cell table:style-name="ce196" table:formula="of:=[.G10]*[.H10]" office:value-type="percentage" office:value="-0">
            <text:p>0.00%</text:p>
          </table:table-cell>
          <table:table-cell/>
          <table:table-cell table:style-name="ce214" table:formula="of:=IF([.K6] &gt; 0.05; 0; IF( [.K6] &gt; 0.02; 0.01; (IF([.K6] &gt; 0.01; 0.02; 0.03))))" office:value-type="percentage" office:value="0">
            <text:p>0%</text:p>
          </table:table-cell>
          <table:table-cell table:number-columns-repeated="1013"/>
        </table:table-row>
        <table:table-row table:style-name="ro1">
          <table:table-cell table:style-name="ce168" table:formula="of:=&quot;Completed Advanced DCRs (out of &quot;&amp;COUNTIF([$DCRs.$A$10:.$A$255];&quot;Advanced&quot;)&amp;&quot;)&quot;" office:value-type="string" office:string-value="Completed Advanced DCRs (out of 22)">
            <text:p>Completed Advanced DCRs (out of 22)</text:p>
          </table:table-cell>
          <table:table-cell table:style-name="ce174"/>
          <table:table-cell table:style-name="ce184" table:formula="of:=[$DCRs.$D$7]" office:value-type="float" office:value="20">
            <text:p>20</text:p>
          </table:table-cell>
          <table:table-cell table:style-name="ce192" office:value-type="percentage" office:value="0.01">
            <text:p>1%</text:p>
          </table:table-cell>
          <table:table-cell table:style-name="ce196" table:formula="of:=[.C11]*[.D11]" office:value-type="percentage" office:value="0.2">
            <text:p>20.00%</text:p>
          </table:table-cell>
          <table:table-cell table:style-name="ce32"/>
          <table:table-cell table:style-name="ce184" table:formula="of:=[$DCRs.$E$7]" office:value-type="float" office:value="0">
            <text:p>0</text:p>
          </table:table-cell>
          <table:table-cell table:style-name="ce192" office:value-type="percentage" office:value="0.01">
            <text:p>1%</text:p>
          </table:table-cell>
          <table:table-cell table:style-name="ce196" table:formula="of:=[.G11]*[.H11]" office:value-type="percentage" office:value="0">
            <text:p>0.00%</text:p>
          </table:table-cell>
          <table:table-cell/>
          <table:table-cell table:style-name="ce213"/>
          <table:table-cell table:number-columns-repeated="1013"/>
        </table:table-row>
        <table:table-row table:style-name="ro1">
          <table:table-cell table:style-name="ce168" table:formula="of:=&quot;Completed Professional DCRs (out of &quot;&amp;COUNTIF([$DCRs.$A$10:.$A$255];&quot;Professional&quot;)&amp;&quot;)&quot;" office:value-type="string" office:string-value="Completed Professional DCRs (out of 15)">
            <text:p>Completed Professional DCRs (out of 15)</text:p>
          </table:table-cell>
          <table:table-cell table:style-name="ce174"/>
          <table:table-cell table:style-name="ce184" table:formula="of:=[$DCRs.$D$8]" office:value-type="float" office:value="1">
            <text:p>1</text:p>
          </table:table-cell>
          <table:table-cell table:style-name="ce192" office:value-type="percentage" office:value="0.01">
            <text:p>1%</text:p>
          </table:table-cell>
          <table:table-cell table:style-name="ce196" table:formula="of:=[.C12]*[.D12]" office:value-type="percentage" office:value="0.01">
            <text:p>1.00%</text:p>
          </table:table-cell>
          <table:table-cell table:style-name="ce32"/>
          <table:table-cell table:style-name="ce184" table:formula="of:=[$DCRs.$E$8]" office:value-type="float" office:value="0">
            <text:p>0</text:p>
          </table:table-cell>
          <table:table-cell table:style-name="ce192" office:value-type="percentage" office:value="0.01">
            <text:p>1%</text:p>
          </table:table-cell>
          <table:table-cell table:style-name="ce196" table:formula="of:=[.G12]*[.H12]" office:value-type="percentage" office:value="0">
            <text:p>0.00%</text:p>
          </table:table-cell>
          <table:table-cell/>
          <table:table-cell table:style-name="ce215" office:value-type="string" table:number-columns-spanned="1" table:number-rows-spanned="3">
            <text:p>+1% for 5% or less</text:p>
            <text:p>+2% for 2% or less</text:p>
            <text:p>+3% for 1% or less</text:p>
          </table:table-cell>
          <table:table-cell table:number-columns-repeated="1013"/>
        </table:table-row>
        <table:table-row table:style-name="ro1">
          <table:table-cell table:style-name="ce169" table:formula="of:=&quot;Completed Innovative DCRs (out of &quot;&amp;COUNTIF([$DCRs.$A$10:.$A$255];&quot;Innovative&quot;)&amp;&quot;)&quot;" office:value-type="string" office:string-value="Completed Innovative DCRs (out of 16)">
            <text:p>Completed Innovative DCRs (out of 16)</text:p>
          </table:table-cell>
          <table:table-cell table:style-name="ce174"/>
          <table:table-cell table:style-name="ce185" table:formula="of:=[$DCRs.$D$9]" office:value-type="float" office:value="0">
            <text:p>0</text:p>
          </table:table-cell>
          <table:table-cell table:style-name="ce193" office:value-type="percentage" office:value="0.02">
            <text:p>2%</text:p>
          </table:table-cell>
          <table:table-cell table:style-name="ce205" table:formula="of:=[.C13]*[.D13]" office:value-type="percentage" office:value="0">
            <text:p>0.00%</text:p>
          </table:table-cell>
          <table:table-cell table:style-name="ce32"/>
          <table:table-cell table:style-name="ce185" table:formula="of:=[$DCRs.$E$9]" office:value-type="float" office:value="0">
            <text:p>0</text:p>
          </table:table-cell>
          <table:table-cell table:style-name="ce193" office:value-type="percentage" office:value="0.02">
            <text:p>2%</text:p>
          </table:table-cell>
          <table:table-cell table:style-name="ce205" table:formula="of:=[.G13]*[.H13]" office:value-type="percentage" office:value="0">
            <text:p>0.00%</text:p>
          </table:table-cell>
          <table:table-cell/>
          <table:covered-table-cell table:style-name="ce216"/>
          <table:table-cell table:number-columns-repeated="1013"/>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9:.E13])" office:value-type="percentage" office:value="0.21">
            <text:p>21.00%</text:p>
          </table:table-cell>
          <table:table-cell table:style-name="ce32" table:number-columns-repeated="2"/>
          <table:table-cell table:style-name="ce194" office:value-type="string">
            <text:p>Total:</text:p>
          </table:table-cell>
          <table:table-cell table:style-name="ce202" table:formula="of:=SUM([.I9:.I13])" office:value-type="percentage" office:value="0">
            <text:p>0.00%</text:p>
          </table:table-cell>
          <table:table-cell/>
          <table:covered-table-cell table:style-name="ce216"/>
          <table:table-cell table:number-columns-repeated="1013"/>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number-columns-repeated="1015"/>
        </table:table-row>
        <table:table-row table:style-name="ro1">
          <table:table-cell table:style-name="ce166" office:value-type="string">
            <text:p>Narrative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7" office:value-type="string" table:number-columns-spanned="1" table:number-rows-spanned="6">
            <text:p>If you can accurately predict your CR modifiers, your entire project gets a small bonus.</text:p>
          </table:table-cell>
          <table:table-cell table:number-columns-repeated="1013"/>
        </table:table-row>
        <table:table-row table:style-name="ro1">
          <table:table-cell table:style-name="ce167" table:formula="of:=&quot;Missing Required NCRs (out of &quot;&amp;COUNTIF([$NCRs.$A$10:.$A$251];&quot;Required&quot;)&amp;&quot;)&quot;" office:value-type="string" office:string-value="Missing Required NCRs (out of 6)">
            <text:p>Missing Required NCRs (out of 6)</text:p>
          </table:table-cell>
          <table:table-cell table:style-name="ce174"/>
          <table:table-cell table:style-name="ce183" table:formula="of:=[$NCRs.$D$2]" office:value-type="float" office:value="0">
            <text:p>0</text:p>
          </table:table-cell>
          <table:table-cell table:style-name="ce191" office:value-type="percentage" office:value="-0.05">
            <text:p>-5%</text:p>
          </table:table-cell>
          <table:table-cell table:style-name="ce204" table:formula="of:=[.C17]*[.D17]" office:value-type="percentage" office:value="-0">
            <text:p>0.00%</text:p>
          </table:table-cell>
          <table:table-cell table:style-name="ce32"/>
          <table:table-cell table:style-name="ce183" table:formula="of:=[$NCRs.$E$2]" office:value-type="float" office:value="0">
            <text:p>0</text:p>
          </table:table-cell>
          <table:table-cell table:style-name="ce191" office:value-type="percentage" office:value="-0.05">
            <text:p>-5%</text:p>
          </table:table-cell>
          <table:table-cell table:style-name="ce204" table:formula="of:=[.G17]*[.H17]" office:value-type="percentage" office:value="-0">
            <text:p>0.00%</text:p>
          </table:table-cell>
          <table:table-cell/>
          <table:covered-table-cell/>
          <table:table-cell table:number-columns-repeated="1013"/>
        </table:table-row>
        <table:table-row table:style-name="ro1">
          <table:table-cell table:style-name="ce168" table:formula="of:=&quot;Missing Basic NCRs (out of &quot;&amp;COUNTIF([$NCRs.$A$10:.$A$251];&quot;Basic&quot;)&amp;&quot;)&quot;" office:value-type="string" office:string-value="Missing Basic NCRs (out of 6)">
            <text:p>Missing Basic NCRs (out of 6)</text:p>
          </table:table-cell>
          <table:table-cell table:style-name="ce174"/>
          <table:table-cell table:style-name="ce184" table:formula="of:=[$NCRs.$D$3]" office:value-type="float" office:value="0">
            <text:p>0</text:p>
          </table:table-cell>
          <table:table-cell table:style-name="ce192" office:value-type="percentage" office:value="-0.01">
            <text:p>-1%</text:p>
          </table:table-cell>
          <table:table-cell table:style-name="ce196" table:formula="of:=[.C18]*[.D18]" office:value-type="percentage" office:value="-0">
            <text:p>0.00%</text:p>
          </table:table-cell>
          <table:table-cell table:style-name="ce32"/>
          <table:table-cell table:style-name="ce184" table:formula="of:=[$NCRs.$E$3]" office:value-type="float" office:value="0">
            <text:p>0</text:p>
          </table:table-cell>
          <table:table-cell table:style-name="ce192" office:value-type="percentage" office:value="-0.01">
            <text:p>-1%</text:p>
          </table:table-cell>
          <table:table-cell table:style-name="ce196" table:formula="of:=[.G18]*[.H18]" office:value-type="percentage" office:value="-0">
            <text:p>0.00%</text:p>
          </table:table-cell>
          <table:table-cell/>
          <table:covered-table-cell/>
          <table:table-cell table:number-columns-repeated="1013"/>
        </table:table-row>
        <table:table-row table:style-name="ro1">
          <table:table-cell table:style-name="ce168" table:formula="of:=&quot;Completed Advanced NCRs (out of &quot;&amp;COUNTIF([$NCRs.$A$10:.$A$251];&quot;Advanced&quot;)&amp;&quot;)&quot;" office:value-type="string" office:string-value="Completed Advanced NCRs (out of 8)">
            <text:p>Completed Advanced NCRs (out of 8)</text:p>
          </table:table-cell>
          <table:table-cell table:style-name="ce174"/>
          <table:table-cell table:style-name="ce184" table:formula="of:=[$NCRs.$D$7]" office:value-type="float" office:value="3">
            <text:p>3</text:p>
          </table:table-cell>
          <table:table-cell table:style-name="ce195" office:value-type="percentage" office:value="0.005">
            <text:p>0.5%</text:p>
          </table:table-cell>
          <table:table-cell table:style-name="ce196" table:formula="of:=[.C19]*[.D19]" office:value-type="percentage" office:value="0.015">
            <text:p>1.50%</text:p>
          </table:table-cell>
          <table:table-cell table:style-name="ce32"/>
          <table:table-cell table:style-name="ce184" table:formula="of:=[$NCRs.$E$7]" office:value-type="float" office:value="0">
            <text:p>0</text:p>
          </table:table-cell>
          <table:table-cell table:style-name="ce195" office:value-type="percentage" office:value="0.005">
            <text:p>0.5%</text:p>
          </table:table-cell>
          <table:table-cell table:style-name="ce196" table:formula="of:=[.G19]*[.H19]" office:value-type="percentage" office:value="0">
            <text:p>0.00%</text:p>
          </table:table-cell>
          <table:table-cell/>
          <table:covered-table-cell/>
          <table:table-cell table:number-columns-repeated="1013"/>
        </table:table-row>
        <table:table-row table:style-name="ro1">
          <table:table-cell table:style-name="ce168" table:formula="of:=&quot;Completed Professional NCRs (out of &quot;&amp;COUNTIF([$NCRs.$A$10:.$A$251];&quot;Professional&quot;)&amp;&quot;)&quot;" office:value-type="string" office:string-value="Completed Professional NCRs (out of 9)">
            <text:p>Completed Professional NCRs (out of 9)</text:p>
          </table:table-cell>
          <table:table-cell table:style-name="ce174"/>
          <table:table-cell table:style-name="ce184" table:formula="of:=[$NCRs.$D$8]" office:value-type="float" office:value="0">
            <text:p>0</text:p>
          </table:table-cell>
          <table:table-cell table:style-name="ce195" office:value-type="percentage" office:value="0.005">
            <text:p>0.5%</text:p>
          </table:table-cell>
          <table:table-cell table:style-name="ce196" table:formula="of:=[.C20]*[.D20]" office:value-type="percentage" office:value="0">
            <text:p>0.00%</text:p>
          </table:table-cell>
          <table:table-cell table:style-name="ce32"/>
          <table:table-cell table:style-name="ce184" table:formula="of:=[$NCRs.$E$8]" office:value-type="float" office:value="0">
            <text:p>0</text:p>
          </table:table-cell>
          <table:table-cell table:style-name="ce195" office:value-type="percentage" office:value="0.005">
            <text:p>0.5%</text:p>
          </table:table-cell>
          <table:table-cell table:style-name="ce196" table:formula="of:=[.G20]*[.H20]" office:value-type="percentage" office:value="0">
            <text:p>0.00%</text:p>
          </table:table-cell>
          <table:table-cell/>
          <table:covered-table-cell/>
          <table:table-cell table:number-columns-repeated="1013"/>
        </table:table-row>
        <table:table-row table:style-name="ro1">
          <table:table-cell table:style-name="ce169" table:formula="of:=&quot;Completed Innovative NCRs (out of &quot;&amp;COUNTIF([$NCRs.$A$10:.$A$251];&quot;Innovative&quot;)&amp;&quot;)&quot;" office:value-type="string" office:string-value="Completed Innovative NCRs (out of 11)">
            <text:p>Completed Innovative NCRs (out of 11)</text:p>
          </table:table-cell>
          <table:table-cell table:style-name="ce174"/>
          <table:table-cell table:style-name="ce185" table:formula="of:=[$NCRs.$D$9]" office:value-type="float" office:value="0">
            <text:p>0</text:p>
          </table:table-cell>
          <table:table-cell table:style-name="ce193" office:value-type="percentage" office:value="0.01">
            <text:p>1%</text:p>
          </table:table-cell>
          <table:table-cell table:style-name="ce205" table:formula="of:=[.C21]*[.D21]" office:value-type="percentage" office:value="0">
            <text:p>0.00%</text:p>
          </table:table-cell>
          <table:table-cell table:style-name="ce32"/>
          <table:table-cell table:style-name="ce185" table:formula="of:=[$NCRs.$E$9]" office:value-type="float" office:value="0">
            <text:p>0</text:p>
          </table:table-cell>
          <table:table-cell table:style-name="ce193" office:value-type="percentage" office:value="0.01">
            <text:p>1%</text:p>
          </table:table-cell>
          <table:table-cell table:style-name="ce205" table:formula="of:=[.G21]*[.H21]" office:value-type="percentage" office:value="0">
            <text:p>0.00%</text:p>
          </table:table-cell>
          <table:table-cell/>
          <table:covered-table-cell/>
          <table:table-cell table:number-columns-repeated="1013"/>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17:.E21])" office:value-type="percentage" office:value="0.015">
            <text:p>1.50%</text:p>
          </table:table-cell>
          <table:table-cell table:style-name="ce32" table:number-columns-repeated="2"/>
          <table:table-cell table:style-name="ce194" office:value-type="string">
            <text:p>Total:</text:p>
          </table:table-cell>
          <table:table-cell table:style-name="ce202" table:formula="of:=SUM([.I17:.I21])" office:value-type="percentage" office:value="0">
            <text:p>0.00%</text:p>
          </table:table-cell>
          <table:table-cell table:number-columns-repeated="1015"/>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number-columns-repeated="1015"/>
        </table:table-row>
        <table:table-row table:style-name="ro1">
          <table:table-cell table:style-name="ce166" office:value-type="string">
            <text:p>Visual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8" office:value-type="string" table:number-columns-spanned="3" table:number-rows-spanned="1">
            <text:p>GRADING NOTES</text:p>
          </table:table-cell>
          <table:covered-table-cell table:number-columns-repeated="2" table:style-name="ce52"/>
          <table:table-cell table:number-columns-repeated="1011"/>
        </table:table-row>
        <table:table-row table:style-name="ro1">
          <table:table-cell table:style-name="ce167" table:formula="of:=&quot;Missing Required VCRs (out of &quot;&amp;COUNTIF([$VCRs.$A$10:.$A$250];&quot;Required&quot;)&amp;&quot;)&quot;" office:value-type="string" office:string-value="Missing Required VCRs (out of 6)">
            <text:p>Missing Required VCRs (out of 6)</text:p>
          </table:table-cell>
          <table:table-cell table:style-name="ce174"/>
          <table:table-cell table:style-name="ce183" table:formula="of:=[$VCRs.$D$2]" office:value-type="float" office:value="0">
            <text:p>0</text:p>
          </table:table-cell>
          <table:table-cell table:style-name="ce191" office:value-type="percentage" office:value="-0.05">
            <text:p>-5%</text:p>
          </table:table-cell>
          <table:table-cell table:style-name="ce204" table:formula="of:=[.C25]*[.D25]" office:value-type="percentage" office:value="-0">
            <text:p>0.00%</text:p>
          </table:table-cell>
          <table:table-cell table:style-name="ce32"/>
          <table:table-cell table:style-name="ce183" table:formula="of:=[$VCRs.$E$2]" office:value-type="float" office:value="0">
            <text:p>0</text:p>
          </table:table-cell>
          <table:table-cell table:style-name="ce191" office:value-type="percentage" office:value="-0.05">
            <text:p>-5%</text:p>
          </table:table-cell>
          <table:table-cell table:style-name="ce204" table:formula="of:=[.G25]*[.H25]" office:value-type="percentage" office:value="-0">
            <text:p>0.00%</text:p>
          </table:table-cell>
          <table:table-cell/>
          <table:table-cell table:style-name="ce219" table:number-columns-spanned="3" table:number-rows-spanned="21"/>
          <table:covered-table-cell table:number-columns-repeated="2" table:style-name="ce52"/>
          <table:table-cell table:number-columns-repeated="1011"/>
        </table:table-row>
        <table:table-row table:style-name="ro1">
          <table:table-cell table:style-name="ce168" table:formula="of:=&quot;Missing Basic VCRs (out of &quot;&amp;COUNTIF([$VCRs.$A$10:.$A$250];&quot;Basic&quot;)&amp;&quot;)&quot;" office:value-type="string" office:string-value="Missing Basic VCRs (out of 23)">
            <text:p>Missing Basic VCRs (out of 23)</text:p>
          </table:table-cell>
          <table:table-cell table:style-name="ce174"/>
          <table:table-cell table:style-name="ce184" table:formula="of:=[$VCRs.$D$3]" office:value-type="float" office:value="0">
            <text:p>0</text:p>
          </table:table-cell>
          <table:table-cell table:style-name="ce192" office:value-type="percentage" office:value="-0.02">
            <text:p>-2%</text:p>
          </table:table-cell>
          <table:table-cell table:style-name="ce196" table:formula="of:=[.C26]*[.D26]" office:value-type="percentage" office:value="-0">
            <text:p>0.00%</text:p>
          </table:table-cell>
          <table:table-cell table:style-name="ce32"/>
          <table:table-cell table:style-name="ce184" table:formula="of:=[$VCRs.$E$3]" office:value-type="float" office:value="0">
            <text:p>0</text:p>
          </table:table-cell>
          <table:table-cell table:style-name="ce192" office:value-type="percentage" office:value="-0.02">
            <text:p>-2%</text:p>
          </table:table-cell>
          <table:table-cell table:style-name="ce196" table:formula="of:=[.G26]*[.H26]"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Advanced VCRs (out of &quot;&amp;COUNTIF([$VCRs.$A$10:.$A$250];&quot;Advanced&quot;)&amp;&quot;)&quot;" office:value-type="string" office:string-value="Completed Advanced VCRs (out of 16)">
            <text:p>Completed Advanced VCRs (out of 16)</text:p>
          </table:table-cell>
          <table:table-cell table:style-name="ce174"/>
          <table:table-cell table:style-name="ce184" table:formula="of:=[$VCRs.$D$7]" office:value-type="float" office:value="14">
            <text:p>14</text:p>
          </table:table-cell>
          <table:table-cell table:style-name="ce196" office:value-type="percentage" office:value="0.0025">
            <text:p>0.25%</text:p>
          </table:table-cell>
          <table:table-cell table:style-name="ce196" table:formula="of:=[.C27]*[.D27]" office:value-type="percentage" office:value="0.035">
            <text:p>3.50%</text:p>
          </table:table-cell>
          <table:table-cell table:style-name="ce32"/>
          <table:table-cell table:style-name="ce184" table:formula="of:=[$VCRs.$E$7]" office:value-type="float" office:value="0">
            <text:p>0</text:p>
          </table:table-cell>
          <table:table-cell table:style-name="ce196" office:value-type="percentage" office:value="0.0025">
            <text:p>0.25%</text:p>
          </table:table-cell>
          <table:table-cell table:style-name="ce196" table:formula="of:=[.G27]*[.H27]"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Professional VCRs (out of &quot;&amp;COUNTIF([$VCRs.$A$10:.$A$250];&quot;Professional&quot;)&amp;&quot;)&quot;" office:value-type="string" office:string-value="Completed Professional VCRs (out of 14)">
            <text:p>Completed Professional VCRs (out of 14)</text:p>
          </table:table-cell>
          <table:table-cell table:style-name="ce174"/>
          <table:table-cell table:style-name="ce184" table:formula="of:=[$VCRs.$D$8]" office:value-type="float" office:value="1">
            <text:p>1</text:p>
          </table:table-cell>
          <table:table-cell table:style-name="ce195" office:value-type="percentage" office:value="0.005">
            <text:p>0.5%</text:p>
          </table:table-cell>
          <table:table-cell table:style-name="ce196" table:formula="of:=[.C28]*[.D28]" office:value-type="percentage" office:value="0.005">
            <text:p>0.50%</text:p>
          </table:table-cell>
          <table:table-cell table:style-name="ce32"/>
          <table:table-cell table:style-name="ce184" table:formula="of:=[$VCRs.$E$8]" office:value-type="float" office:value="0">
            <text:p>0</text:p>
          </table:table-cell>
          <table:table-cell table:style-name="ce195" office:value-type="percentage" office:value="0.005">
            <text:p>0.5%</text:p>
          </table:table-cell>
          <table:table-cell table:style-name="ce196" table:formula="of:=[.G28]*[.H28]" office:value-type="percentage" office:value="0">
            <text:p>0.00%</text:p>
          </table:table-cell>
          <table:table-cell/>
          <table:covered-table-cell table:number-columns-repeated="3" table:style-name="ce52"/>
          <table:table-cell table:number-columns-repeated="1011"/>
        </table:table-row>
        <table:table-row table:style-name="ro1">
          <table:table-cell table:style-name="ce169" table:formula="of:=&quot;Completed Innovative VCRs (out of &quot;&amp;COUNTIF([$VCRs.$A$10:.$A$250];&quot;Innovative&quot;)&amp;&quot;)&quot;" office:value-type="string" office:string-value="Completed Innovative VCRs (out of 6)">
            <text:p>Completed Innovative VCRs (out of 6)</text:p>
          </table:table-cell>
          <table:table-cell table:style-name="ce174"/>
          <table:table-cell table:style-name="ce185" table:formula="of:=[$VCRs.$D$9]" office:value-type="float" office:value="0">
            <text:p>0</text:p>
          </table:table-cell>
          <table:table-cell table:style-name="ce193" office:value-type="percentage" office:value="0.01">
            <text:p>1%</text:p>
          </table:table-cell>
          <table:table-cell table:style-name="ce205" table:formula="of:=[.C29]*[.D29]" office:value-type="percentage" office:value="0">
            <text:p>0.00%</text:p>
          </table:table-cell>
          <table:table-cell table:style-name="ce32"/>
          <table:table-cell table:style-name="ce185" table:formula="of:=[$VCRs.$E$9]" office:value-type="float" office:value="0">
            <text:p>0</text:p>
          </table:table-cell>
          <table:table-cell table:style-name="ce193" office:value-type="percentage" office:value="0.01">
            <text:p>1%</text:p>
          </table:table-cell>
          <table:table-cell table:style-name="ce205" table:formula="of:=[.G29]*[.H29]"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25:.E29])" office:value-type="percentage" office:value="0.04">
            <text:p>4.00%</text:p>
          </table:table-cell>
          <table:table-cell table:style-name="ce32" table:number-columns-repeated="2"/>
          <table:table-cell table:style-name="ce194" office:value-type="string">
            <text:p>Total:</text:p>
          </table:table-cell>
          <table:table-cell table:style-name="ce202" table:formula="of:=SUM([.I25:.I29])"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covered-table-cell table:number-columns-repeated="3" table:style-name="ce52"/>
          <table:table-cell table:number-columns-repeated="1011"/>
        </table:table-row>
        <table:table-row table:style-name="ro1">
          <table:table-cell table:style-name="ce166" office:value-type="string">
            <text:p>Audio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covered-table-cell table:number-columns-repeated="3" table:style-name="ce52"/>
          <table:table-cell table:number-columns-repeated="1011"/>
        </table:table-row>
        <table:table-row table:style-name="ro1">
          <table:table-cell table:style-name="ce167" table:formula="of:=&quot;Missing Required ACRs (out of &quot;&amp;COUNTIF([$ACRs.$A$10:.$A$250];&quot;Required&quot;)&amp;&quot;)&quot;" office:value-type="string" office:string-value="Missing Required ACRs (out of 6)">
            <text:p>Missing Required ACRs (out of 6)</text:p>
          </table:table-cell>
          <table:table-cell table:style-name="ce174"/>
          <table:table-cell table:style-name="ce183" table:formula="of:=[$ACRs.$D$2]" office:value-type="float" office:value="0">
            <text:p>0</text:p>
          </table:table-cell>
          <table:table-cell table:style-name="ce191" office:value-type="percentage" office:value="-0.05">
            <text:p>-5%</text:p>
          </table:table-cell>
          <table:table-cell table:style-name="ce204" table:formula="of:=[.C33]*[.D33]" office:value-type="percentage" office:value="-0">
            <text:p>0.00%</text:p>
          </table:table-cell>
          <table:table-cell table:style-name="ce32"/>
          <table:table-cell table:style-name="ce183" table:formula="of:=[$ACRs.$E$2]" office:value-type="float" office:value="0">
            <text:p>0</text:p>
          </table:table-cell>
          <table:table-cell table:style-name="ce191" office:value-type="percentage" office:value="-0.05">
            <text:p>-5%</text:p>
          </table:table-cell>
          <table:table-cell table:style-name="ce204" table:formula="of:=[.G33]*[.H33]"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Missing Basic ACRs (out of &quot;&amp;COUNTIF([$ACRs.$A$10:.$A$250];&quot;Basic&quot;)&amp;&quot;)&quot;" office:value-type="string" office:string-value="Missing Basic ACRs (out of 12)">
            <text:p>Missing Basic ACRs (out of 12)</text:p>
          </table:table-cell>
          <table:table-cell table:style-name="ce174"/>
          <table:table-cell table:style-name="ce184" table:formula="of:=[$ACRs.$D$3]" office:value-type="float" office:value="0">
            <text:p>0</text:p>
          </table:table-cell>
          <table:table-cell table:style-name="ce192" office:value-type="percentage" office:value="-0.02">
            <text:p>-2%</text:p>
          </table:table-cell>
          <table:table-cell table:style-name="ce196" table:formula="of:=[.C34]*[.D34]" office:value-type="percentage" office:value="-0">
            <text:p>0.00%</text:p>
          </table:table-cell>
          <table:table-cell table:style-name="ce32"/>
          <table:table-cell table:style-name="ce184" table:formula="of:=[$ACRs.$E$3]" office:value-type="float" office:value="0">
            <text:p>0</text:p>
          </table:table-cell>
          <table:table-cell table:style-name="ce192" office:value-type="percentage" office:value="-0.02">
            <text:p>-2%</text:p>
          </table:table-cell>
          <table:table-cell table:style-name="ce196" table:formula="of:=[.G34]*[.H34]"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Advanced ACRs (out of &quot;&amp;COUNTIF([$ACRs.$A$10:.$A$250];&quot;Advanced&quot;)&amp;&quot;)&quot;" office:value-type="string" office:string-value="Completed Advanced ACRs (out of 10)">
            <text:p>Completed Advanced ACRs (out of 10)</text:p>
          </table:table-cell>
          <table:table-cell table:style-name="ce174"/>
          <table:table-cell table:style-name="ce184" table:formula="of:=[$ACRs.$D$7]" office:value-type="float" office:value="5">
            <text:p>5</text:p>
          </table:table-cell>
          <table:table-cell table:style-name="ce196" office:value-type="percentage" office:value="0.0025">
            <text:p>0.25%</text:p>
          </table:table-cell>
          <table:table-cell table:style-name="ce196" table:formula="of:=[.C35]*[.D35]" office:value-type="percentage" office:value="0.0125">
            <text:p>1.25%</text:p>
          </table:table-cell>
          <table:table-cell table:style-name="ce32"/>
          <table:table-cell table:style-name="ce184" table:formula="of:=[$ACRs.$E$7]" office:value-type="float" office:value="0">
            <text:p>0</text:p>
          </table:table-cell>
          <table:table-cell table:style-name="ce196" office:value-type="percentage" office:value="0.0025">
            <text:p>0.25%</text:p>
          </table:table-cell>
          <table:table-cell table:style-name="ce196" table:formula="of:=[.G35]*[.H35]"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Professional ACRs (out of &quot;&amp;COUNTIF([$ACRs.$A$10:.$A$250];&quot;Professional&quot;)&amp;&quot;)&quot;" office:value-type="string" office:string-value="Completed Professional ACRs (out of 8)">
            <text:p>Completed Professional ACRs (out of 8)</text:p>
          </table:table-cell>
          <table:table-cell table:style-name="ce174"/>
          <table:table-cell table:style-name="ce184" table:formula="of:=[$ACRs.$D$8]" office:value-type="float" office:value="0">
            <text:p>0</text:p>
          </table:table-cell>
          <table:table-cell table:style-name="ce195" office:value-type="percentage" office:value="0.005">
            <text:p>0.5%</text:p>
          </table:table-cell>
          <table:table-cell table:style-name="ce196" table:formula="of:=[.C36]*[.D36]" office:value-type="percentage" office:value="0">
            <text:p>0.00%</text:p>
          </table:table-cell>
          <table:table-cell table:style-name="ce32"/>
          <table:table-cell table:style-name="ce184" table:formula="of:=[$ACRs.$E$8]" office:value-type="float" office:value="0">
            <text:p>0</text:p>
          </table:table-cell>
          <table:table-cell table:style-name="ce195" office:value-type="percentage" office:value="0.005">
            <text:p>0.5%</text:p>
          </table:table-cell>
          <table:table-cell table:style-name="ce196" table:formula="of:=[.G36]*[.H36]" office:value-type="percentage" office:value="0">
            <text:p>0.00%</text:p>
          </table:table-cell>
          <table:table-cell/>
          <table:covered-table-cell table:number-columns-repeated="3" table:style-name="ce52"/>
          <table:table-cell table:number-columns-repeated="1011"/>
        </table:table-row>
        <table:table-row table:style-name="ro1">
          <table:table-cell table:style-name="ce169" table:formula="of:=&quot;Completed Innovative ACRs (out of &quot;&amp;COUNTIF([$ACRs.$A$10:.$A$250];&quot;Innovative&quot;)&amp;&quot;)&quot;" office:value-type="string" office:string-value="Completed Innovative ACRs (out of 5)">
            <text:p>Completed Innovative ACRs (out of 5)</text:p>
          </table:table-cell>
          <table:table-cell table:style-name="ce174"/>
          <table:table-cell table:style-name="ce185" table:formula="of:=[$ACRs.$D$9]" office:value-type="float" office:value="0">
            <text:p>0</text:p>
          </table:table-cell>
          <table:table-cell table:style-name="ce193" office:value-type="percentage" office:value="0.01">
            <text:p>1%</text:p>
          </table:table-cell>
          <table:table-cell table:style-name="ce205" table:formula="of:=[.C37]*[.D37]" office:value-type="percentage" office:value="0">
            <text:p>0.00%</text:p>
          </table:table-cell>
          <table:table-cell table:style-name="ce32"/>
          <table:table-cell table:style-name="ce185" table:formula="of:=[$ACRs.$E$9]" office:value-type="float" office:value="0">
            <text:p>0</text:p>
          </table:table-cell>
          <table:table-cell table:style-name="ce193" office:value-type="percentage" office:value="0.01">
            <text:p>1%</text:p>
          </table:table-cell>
          <table:table-cell table:style-name="ce205" table:formula="of:=[.G37]*[.H37]"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33:.E37])" office:value-type="percentage" office:value="0.0125">
            <text:p>1.25%</text:p>
          </table:table-cell>
          <table:table-cell table:style-name="ce32" table:number-columns-repeated="2"/>
          <table:table-cell table:style-name="ce194" office:value-type="string">
            <text:p>Total:</text:p>
          </table:table-cell>
          <table:table-cell table:style-name="ce202" table:formula="of:=SUM([.I33:.I37])"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covered-table-cell table:number-columns-repeated="3" table:style-name="ce52"/>
          <table:table-cell table:number-columns-repeated="1011"/>
        </table:table-row>
        <table:table-row table:style-name="ro1">
          <table:table-cell table:style-name="ce166" office:value-type="string">
            <text:p>Technical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9"/>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covered-table-cell table:number-columns-repeated="3" table:style-name="ce52"/>
          <table:table-cell table:number-columns-repeated="1011"/>
        </table:table-row>
        <table:table-row table:style-name="ro1">
          <table:table-cell table:style-name="ce167" table:formula="of:=&quot;Missing Required TCRs (out of &quot;&amp;COUNTIF([$TCRs.$A$10:.$A$248];&quot;Required&quot;)&amp;&quot;)&quot;" office:value-type="string" office:string-value="Missing Required TCRs (out of 4)">
            <text:p>Missing Required TCRs (out of 4)</text:p>
          </table:table-cell>
          <table:table-cell table:style-name="ce174"/>
          <table:table-cell table:style-name="ce183" table:formula="of:=[$TCRs.$D$2]" office:value-type="float" office:value="0">
            <text:p>0</text:p>
          </table:table-cell>
          <table:table-cell table:style-name="ce191" office:value-type="percentage" office:value="-0.05">
            <text:p>-5%</text:p>
          </table:table-cell>
          <table:table-cell table:style-name="ce204" table:formula="of:=[.C41]*[.D41]" office:value-type="percentage" office:value="-0">
            <text:p>0.00%</text:p>
          </table:table-cell>
          <table:table-cell table:style-name="ce184"/>
          <table:table-cell table:style-name="ce183" table:formula="of:=[$TCRs.$E$2]" office:value-type="float" office:value="0">
            <text:p>0</text:p>
          </table:table-cell>
          <table:table-cell table:style-name="ce191" office:value-type="percentage" office:value="-0.05">
            <text:p>-5%</text:p>
          </table:table-cell>
          <table:table-cell table:style-name="ce204" table:formula="of:=[.G41]*[.H41]"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Missing Basic TCRs (out of &quot;&amp;COUNTIF([$TCRs.$A$10:.$A$248];&quot;Basic&quot;)&amp;&quot;)&quot;" office:value-type="string" office:string-value="Missing Basic TCRs (out of 8)">
            <text:p>Missing Basic TCRs (out of 8)</text:p>
          </table:table-cell>
          <table:table-cell table:style-name="ce174"/>
          <table:table-cell table:style-name="ce184" table:formula="of:=[$TCRs.$D$3]" office:value-type="float" office:value="0">
            <text:p>0</text:p>
          </table:table-cell>
          <table:table-cell table:style-name="ce192" office:value-type="percentage" office:value="-0.02">
            <text:p>-2%</text:p>
          </table:table-cell>
          <table:table-cell table:style-name="ce196" table:formula="of:=[.C42]*[.D42]" office:value-type="percentage" office:value="-0">
            <text:p>0.00%</text:p>
          </table:table-cell>
          <table:table-cell table:style-name="ce184"/>
          <table:table-cell table:style-name="ce184" table:formula="of:=[$TCRs.$E$3]" office:value-type="float" office:value="0">
            <text:p>0</text:p>
          </table:table-cell>
          <table:table-cell table:style-name="ce192" office:value-type="percentage" office:value="-0.02">
            <text:p>-2%</text:p>
          </table:table-cell>
          <table:table-cell table:style-name="ce196" table:formula="of:=[.G42]*[.H42]"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Advanced TCRs (out of &quot;&amp;COUNTIF([$TCRs.$A$10:.$A$248];&quot;Advanced&quot;)&amp;&quot;)&quot;" office:value-type="string" office:string-value="Completed Advanced TCRs (out of 2)">
            <text:p>Completed Advanced TCRs (out of 2)</text:p>
          </table:table-cell>
          <table:table-cell table:style-name="ce174"/>
          <table:table-cell table:style-name="ce184" table:formula="of:=[$TCRs.$D$7]" office:value-type="float" office:value="2">
            <text:p>2</text:p>
          </table:table-cell>
          <table:table-cell table:style-name="ce195" office:value-type="percentage" office:value="0.005">
            <text:p>0.5%</text:p>
          </table:table-cell>
          <table:table-cell table:style-name="ce196" table:formula="of:=[.C43]*[.D43]" office:value-type="percentage" office:value="0.01">
            <text:p>1.00%</text:p>
          </table:table-cell>
          <table:table-cell table:style-name="ce184"/>
          <table:table-cell table:style-name="ce184" table:formula="of:=[$TCRs.$E$7]" office:value-type="float" office:value="0">
            <text:p>0</text:p>
          </table:table-cell>
          <table:table-cell table:style-name="ce195" office:value-type="percentage" office:value="0.005">
            <text:p>0.5%</text:p>
          </table:table-cell>
          <table:table-cell table:style-name="ce196" table:formula="of:=[.G43]*[.H43]"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Professional TCRs (out of &quot;&amp;COUNTIF([$TCRs.$A$10:.$A$248];&quot;Professional&quot;)&amp;&quot;)&quot;" office:value-type="string" office:string-value="Completed Professional TCRs (out of 0)">
            <text:p>Completed Professional TCRs (out of 0)</text:p>
          </table:table-cell>
          <table:table-cell table:style-name="ce174"/>
          <table:table-cell table:style-name="ce184" table:formula="of:=[$TCRs.$D$8]" office:value-type="float" office:value="0">
            <text:p>0</text:p>
          </table:table-cell>
          <table:table-cell table:style-name="ce195" office:value-type="percentage" office:value="0.005">
            <text:p>0.5%</text:p>
          </table:table-cell>
          <table:table-cell table:style-name="ce196" table:formula="of:=[.C44]*[.D44]" office:value-type="percentage" office:value="0">
            <text:p>0.00%</text:p>
          </table:table-cell>
          <table:table-cell table:style-name="ce184"/>
          <table:table-cell table:style-name="ce184" table:formula="of:=[$TCRs.$E$8]" office:value-type="float" office:value="0">
            <text:p>0</text:p>
          </table:table-cell>
          <table:table-cell table:style-name="ce195" office:value-type="percentage" office:value="0.005">
            <text:p>0.5%</text:p>
          </table:table-cell>
          <table:table-cell table:style-name="ce196" table:formula="of:=[.G44]*[.H44]" office:value-type="percentage" office:value="0">
            <text:p>0.00%</text:p>
          </table:table-cell>
          <table:table-cell/>
          <table:covered-table-cell table:number-columns-repeated="3" table:style-name="ce52"/>
          <table:table-cell table:number-columns-repeated="1011"/>
        </table:table-row>
        <table:table-row table:style-name="ro1">
          <table:table-cell table:style-name="ce169" table:formula="of:=&quot;Completed Innovative TCRs (out of &quot;&amp;COUNTIF([$TCRs.$A$10:.$A$248];&quot;Innovative&quot;)&amp;&quot;)&quot;" office:value-type="string" office:string-value="Completed Innovative TCRs (out of 0)">
            <text:p>Completed Innovative TCRs (out of 0)</text:p>
          </table:table-cell>
          <table:table-cell table:style-name="ce174"/>
          <table:table-cell table:style-name="ce185" table:formula="of:=[$TCRs.$D$9]" office:value-type="float" office:value="0">
            <text:p>0</text:p>
          </table:table-cell>
          <table:table-cell table:style-name="ce193" office:value-type="percentage" office:value="0.01">
            <text:p>1%</text:p>
          </table:table-cell>
          <table:table-cell table:style-name="ce205" table:formula="of:=[.C45]*[.D45]" office:value-type="percentage" office:value="0">
            <text:p>0.00%</text:p>
          </table:table-cell>
          <table:table-cell table:style-name="ce184"/>
          <table:table-cell table:style-name="ce185" table:formula="of:=[$TCRs.$E$9]" office:value-type="float" office:value="0">
            <text:p>0</text:p>
          </table:table-cell>
          <table:table-cell table:style-name="ce193" office:value-type="percentage" office:value="0.01">
            <text:p>1%</text:p>
          </table:table-cell>
          <table:table-cell table:style-name="ce205" table:formula="of:=[.G45]*[.H45]"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41:.E45])" office:value-type="percentage" office:value="0.01">
            <text:p>1.00%</text:p>
          </table:table-cell>
          <table:table-cell table:style-name="ce32" table:number-columns-repeated="2"/>
          <table:table-cell table:style-name="ce194" office:value-type="string">
            <text:p>Total:</text:p>
          </table:table-cell>
          <table:table-cell table:style-name="ce202" table:formula="of:=SUM([.I41:.I45])" office:value-type="percentage" office:value="0">
            <text:p>0.00%</text:p>
          </table:table-cell>
          <table:table-cell table:number-columns-repeated="1015"/>
        </table:table-row>
        <table:table-row table:style-name="ro1">
          <table:table-cell table:number-columns-repeated="1024"/>
        </table:table-row>
        <table:table-row table:style-name="ro1">
          <table:table-cell table:style-name="ce170"/>
          <table:table-cell table:style-name="ce176"/>
          <table:table-cell table:style-name="ce170"/>
          <table:table-cell table:style-name="ce197"/>
          <table:table-cell/>
          <table:table-cell table:style-name="ce170" table:number-columns-repeated="2"/>
          <table:table-cell table:style-name="ce197"/>
          <table:table-cell table:number-columns-repeated="1016"/>
        </table:table-row>
        <table:table-row table:style-name="ro1" table:number-rows-repeated="8">
          <table:table-cell table:style-name="ce170"/>
          <table:table-cell table:style-name="ce176"/>
          <table:table-cell table:style-name="ce170"/>
          <table:table-cell table:number-columns-repeated="2"/>
          <table:table-cell table:style-name="ce170" table:number-columns-repeated="2"/>
          <table:table-cell table:number-columns-repeated="1017"/>
        </table:table-row>
        <table:table-row table:style-name="ro1" table:number-rows-repeated="104851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time-style style:name="N143">
      <number:hours/>
      <number:text>:</number:text>
      <number:minutes number:style="long"/>
      <number:text>:</number:text>
      <number:seconds number:style="long"/>
      <number:text> </number:text>
      <number:am-pm/>
    </number:time-style>
    <number:date-style style:name="N145P0" style:volatile="true">
      <number:month/>
      <number:text>/</number:text>
      <number:day/>
    </number:date-style>
    <number:text-style style:name="N145">
      <number:text-content/>
      <style:map style:condition="value()&gt;=0" style:apply-style-name="N145P0"/>
    </number:text-style>
    <number:date-style style:name="N146">
      <number:month number:textual="true"/>
      <number:text>-</number:text>
      <number:year number:style="long"/>
    </number:date-style>
    <number:date-style style:name="N148P0" style:volatile="true">
      <number:day/>
      <number:text>-</number:text>
      <number:month number:textual="true"/>
    </number:date-style>
    <number:text-style style:name="N148">
      <number:text-content/>
      <style:map style:condition="value()&gt;=0" style:apply-style-name="N148P0"/>
    </number:text-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percentage-style style:name="N157">
      <number:number number:decimal-places="1" number:min-integer-digits="1"/>
      <number:text>%</number:text>
    </number:percentage-style>
    <number:percentage-style style:name="N158">
      <number:number number:decimal-places="3" number:min-integer-digits="1"/>
      <number:text>%</number:text>
    </number:percentage-style>
    <number:number-style style:name="N159">
      <number:number number:decimal-places="1" number:min-integer-digits="1"/>
    </number:number-style>
    <number:percentage-style style:name="N160P0" style:volatile="true">
      <number:number number:decimal-places="2" number:min-integer-digits="1"/>
      <number:text>%</number:text>
    </number:percentage-style>
    <number:percentage-style style:name="N160">
      <style:text-properties fo:color="#ff0000"/>
      <number:text>-</number:text>
      <number:number number:decimal-places="2" number:min-integer-digits="1"/>
      <number:text>%</number:text>
      <style:map style:condition="value()&gt;=0" style:apply-style-name="N160P0"/>
    </number:percentage-style>
    <number:number-style style:name="N161P0" style:volatile="true">
      <number:number number:decimal-places="0" number:min-integer-digits="1"/>
    </number:number-style>
    <number:number-style style:name="N161">
      <style:text-properties fo:color="#ff0000"/>
      <number:text>-</number:text>
      <number:number number:decimal-places="0" number:min-integer-digits="1"/>
      <style:map style:condition="value()&gt;=0" style:apply-style-name="N161P0"/>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style style:name="Excel_5f_CondFormat_5f_4_5f_1_5f_1" style:display-name="Excel_CondFormat_4_1_1" style:family="table-cell" style:parent-style-name="Default">
      <style:table-cell-properties fo:background-color="#ff6600"/>
    </style:style>
    <style:style style:name="Excel_5f_CondFormat_5f_4_5f_1_5f_2" style:display-name="Excel_CondFormat_4_1_2" style:family="table-cell" style:parent-style-name="Default">
      <style:table-cell-properties fo:background-color="#ff0000"/>
    </style:style>
    <style:style style:name="Excel_5f_CondFormat_5f_4_5f_1_5f_3" style:display-name="Excel_CondFormat_4_1_3" style:family="table-cell" style:parent-style-name="Default">
      <style:table-cell-properties fo:background-color="#99cc00"/>
    </style:style>
    <style:style style:name="Excel_5f_CondFormat_5f_5_5f_1_5f_1" style:display-name="Excel_CondFormat_5_1_1" style:family="table-cell" style:parent-style-name="Default">
      <style:table-cell-properties fo:background-color="#ff6600"/>
    </style:style>
    <style:style style:name="Excel_5f_CondFormat_5f_5_5f_1_5f_2" style:display-name="Excel_CondFormat_5_1_2" style:family="table-cell" style:parent-style-name="Default">
      <style:table-cell-properties fo:background-color="#ff0000"/>
    </style:style>
    <style:style style:name="Excel_5f_CondFormat_5f_5_5f_1_5f_3" style:display-name="Excel_CondFormat_5_1_3" style:family="table-cell" style:parent-style-name="Default">
      <style:table-cell-properties fo:background-color="#99cc00"/>
    </style:style>
    <style:style style:name="Excel_5f_CondFormat_5f_5_5f_2_5f_1" style:display-name="Excel_CondFormat_5_2_1" style:family="table-cell" style:parent-style-name="Default">
      <style:table-cell-properties fo:background-color="#ff6600"/>
    </style:style>
    <style:style style:name="Excel_5f_CondFormat_5f_5_5f_2_5f_2" style:display-name="Excel_CondFormat_5_2_2" style:family="table-cell" style:parent-style-name="Default">
      <style:table-cell-properties fo:background-color="#ff0000"/>
    </style:style>
    <style:style style:name="Excel_5f_CondFormat_5f_5_5f_2_5f_3" style:display-name="Excel_CondFormat_5_2_3" style:family="table-cell" style:parent-style-name="Default">
      <style:table-cell-properties fo:background-color="#99cc00"/>
    </style:style>
    <style:style style:name="Excel_5f_CondFormat_5f_5_5f_3_5f_1" style:display-name="Excel_CondFormat_5_3_1" style:family="table-cell" style:parent-style-name="Default">
      <style:table-cell-properties fo:background-color="#ff6600"/>
    </style:style>
    <style:style style:name="Excel_5f_CondFormat_5f_5_5f_3_5f_2" style:display-name="Excel_CondFormat_5_3_2" style:family="table-cell" style:parent-style-name="Default">
      <style:table-cell-properties fo:background-color="#ff0000"/>
    </style:style>
    <style:style style:name="Excel_5f_CondFormat_5f_5_5f_3_5f_3" style:display-name="Excel_CondFormat_5_3_3" style:family="table-cell" style:parent-style-name="Default">
      <style:table-cell-properties fo:background-color="#99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0000"/>
    </style:style>
    <style:style style:name="Excel_5f_CondFormat_5f_5_5f_4_5f_3" style:display-name="Excel_CondFormat_5_4_3" style:family="table-cell" style:parent-style-name="Default">
      <style:table-cell-properties fo:background-color="#99cc00"/>
    </style:style>
    <style:style style:name="Excel_5f_CondFormat_5f_5_5f_5_5f_1" style:display-name="Excel_CondFormat_5_5_1" style:family="table-cell" style:parent-style-name="Default">
      <style:table-cell-properties fo:background-color="#ff6600"/>
    </style:style>
    <style:style style:name="Excel_5f_CondFormat_5f_5_5f_5_5f_2" style:display-name="Excel_CondFormat_5_5_2" style:family="table-cell" style:parent-style-name="Default">
      <style:table-cell-properties fo:background-color="#ff0000"/>
    </style:style>
    <style:style style:name="Excel_5f_CondFormat_5f_5_5f_5_5f_3" style:display-name="Excel_CondFormat_5_5_3" style:family="table-cell" style:parent-style-name="Default">
      <style:table-cell-properties fo:background-color="#99cc00"/>
    </style:style>
    <style:style style:name="Excel_5f_CondFormat_5f_5_5f_6_5f_1" style:display-name="Excel_CondFormat_5_6_1" style:family="table-cell" style:parent-style-name="Default">
      <style:table-cell-properties fo:background-color="#ff6600"/>
    </style:style>
    <style:style style:name="Excel_5f_CondFormat_5f_5_5f_6_5f_2" style:display-name="Excel_CondFormat_5_6_2" style:family="table-cell" style:parent-style-name="Default">
      <style:table-cell-properties fo:background-color="#ff0000"/>
    </style:style>
    <style:style style:name="Excel_5f_CondFormat_5f_5_5f_6_5f_3" style:display-name="Excel_CondFormat_5_6_3" style:family="table-cell" style:parent-style-name="Default">
      <style:table-cell-properties fo:background-color="#99cc00"/>
    </style:style>
    <style:style style:name="Excel_5f_CondFormat_5f_5_5f_7_5f_1" style:display-name="Excel_CondFormat_5_7_1" style:family="table-cell" style:parent-style-name="Default">
      <style:table-cell-properties fo:background-color="#ff6600"/>
    </style:style>
    <style:style style:name="Excel_5f_CondFormat_5f_5_5f_7_5f_2" style:display-name="Excel_CondFormat_5_7_2" style:family="table-cell" style:parent-style-name="Default">
      <style:table-cell-properties fo:background-color="#ff0000"/>
    </style:style>
    <style:style style:name="Excel_5f_CondFormat_5f_5_5f_7_5f_3" style:display-name="Excel_CondFormat_5_7_3" style:family="table-cell" style:parent-style-name="Default">
      <style:table-cell-properties fo:background-color="#99cc00"/>
    </style:style>
    <style:style style:name="Excel_5f_CondFormat_5f_5_5f_8_5f_1" style:display-name="Excel_CondFormat_5_8_1" style:family="table-cell" style:parent-style-name="Default">
      <style:table-cell-properties fo:background-color="#ff6600"/>
    </style:style>
    <style:style style:name="Excel_5f_CondFormat_5f_5_5f_8_5f_2" style:display-name="Excel_CondFormat_5_8_2" style:family="table-cell" style:parent-style-name="Default">
      <style:table-cell-properties fo:background-color="#ff0000"/>
    </style:style>
    <style:style style:name="Excel_5f_CondFormat_5f_5_5f_8_5f_3" style:display-name="Excel_CondFormat_5_8_3" style:family="table-cell" style:parent-style-name="Default">
      <style:table-cell-properties fo:background-color="#99cc00"/>
    </style:style>
    <style:style style:name="Excel_5f_CondFormat_5f_5_5f_9_5f_1" style:display-name="Excel_CondFormat_5_9_1" style:family="table-cell" style:parent-style-name="Default">
      <style:table-cell-properties fo:background-color="#ff6600"/>
    </style:style>
    <style:style style:name="Excel_5f_CondFormat_5f_5_5f_9_5f_2" style:display-name="Excel_CondFormat_5_9_2" style:family="table-cell" style:parent-style-name="Default">
      <style:table-cell-properties fo:background-color="#ff0000"/>
    </style:style>
    <style:style style:name="Excel_5f_CondFormat_5f_5_5f_9_5f_3" style:display-name="Excel_CondFormat_5_9_3" style:family="table-cell" style:parent-style-name="Default">
      <style:table-cell-properties fo:background-color="#99cc00"/>
    </style:style>
    <style:style style:name="Excel_5f_CondFormat_5f_5_5f_10_5f_1" style:display-name="Excel_CondFormat_5_10_1" style:family="table-cell" style:parent-style-name="Default">
      <style:table-cell-properties fo:background-color="#ff6600"/>
    </style:style>
    <style:style style:name="Excel_5f_CondFormat_5f_5_5f_10_5f_2" style:display-name="Excel_CondFormat_5_10_2" style:family="table-cell" style:parent-style-name="Default">
      <style:table-cell-properties fo:background-color="#ff0000"/>
    </style:style>
    <style:style style:name="Excel_5f_CondFormat_5f_5_5f_10_5f_3" style:display-name="Excel_CondFormat_5_10_3" style:family="table-cell" style:parent-style-name="Default">
      <style:table-cell-properties fo:background-color="#99cc00"/>
    </style:style>
    <style:style style:name="Excel_5f_CondFormat_5f_5_5f_11_5f_1" style:display-name="Excel_CondFormat_5_11_1" style:family="table-cell" style:parent-style-name="Default">
      <style:table-cell-properties fo:background-color="#ff6600"/>
    </style:style>
    <style:style style:name="Excel_5f_CondFormat_5f_5_5f_11_5f_2" style:display-name="Excel_CondFormat_5_11_2" style:family="table-cell" style:parent-style-name="Default">
      <style:table-cell-properties fo:background-color="#ff0000"/>
    </style:style>
    <style:style style:name="Excel_5f_CondFormat_5f_5_5f_11_5f_3" style:display-name="Excel_CondFormat_5_11_3" style:family="table-cell" style:parent-style-name="Default">
      <style:table-cell-properties fo:background-color="#99cc00"/>
    </style:style>
    <style:style style:name="Excel_5f_CondFormat_5f_5_5f_12_5f_1" style:display-name="Excel_CondFormat_5_12_1" style:family="table-cell" style:parent-style-name="Default">
      <style:table-cell-properties fo:background-color="#ff6600"/>
    </style:style>
    <style:style style:name="Excel_5f_CondFormat_5f_5_5f_12_5f_2" style:display-name="Excel_CondFormat_5_12_2" style:family="table-cell" style:parent-style-name="Default">
      <style:table-cell-properties fo:background-color="#ff0000"/>
    </style:style>
    <style:style style:name="Excel_5f_CondFormat_5f_5_5f_12_5f_3" style:display-name="Excel_CondFormat_5_12_3" style:family="table-cell" style:parent-style-name="Default">
      <style:table-cell-properties fo:background-color="#99cc00"/>
    </style:style>
    <style:style style:name="Excel_5f_CondFormat_5f_5_5f_13_5f_1" style:display-name="Excel_CondFormat_5_13_1" style:family="table-cell" style:parent-style-name="Default">
      <style:table-cell-properties fo:background-color="#ff6600"/>
    </style:style>
    <style:style style:name="Excel_5f_CondFormat_5f_5_5f_13_5f_2" style:display-name="Excel_CondFormat_5_13_2" style:family="table-cell" style:parent-style-name="Default">
      <style:table-cell-properties fo:background-color="#ff0000"/>
    </style:style>
    <style:style style:name="Excel_5f_CondFormat_5f_5_5f_13_5f_3" style:display-name="Excel_CondFormat_5_13_3" style:family="table-cell" style:parent-style-name="Default">
      <style:table-cell-properties fo:background-color="#99cc00"/>
    </style:style>
    <style:style style:name="Excel_5f_CondFormat_5f_6_5f_1_5f_1" style:display-name="Excel_CondFormat_6_1_1" style:family="table-cell" style:parent-style-name="Default">
      <style:table-cell-properties fo:background-color="#ff6600"/>
    </style:style>
    <style:style style:name="Excel_5f_CondFormat_5f_6_5f_1_5f_2" style:display-name="Excel_CondFormat_6_1_2" style:family="table-cell" style:parent-style-name="Default">
      <style:table-cell-properties fo:background-color="#ff0000"/>
    </style:style>
    <style:style style:name="Excel_5f_CondFormat_5f_6_5f_1_5f_3" style:display-name="Excel_CondFormat_6_1_3" style:family="table-cell" style:parent-style-name="Default">
      <style:table-cell-properties fo:background-color="#99cc00"/>
    </style:style>
    <style:style style:name="Excel_5f_CondFormat_5f_6_5f_2_5f_1" style:display-name="Excel_CondFormat_6_2_1" style:family="table-cell" style:parent-style-name="Default">
      <style:table-cell-properties fo:background-color="#ff6600"/>
    </style:style>
    <style:style style:name="Excel_5f_CondFormat_5f_6_5f_2_5f_2" style:display-name="Excel_CondFormat_6_2_2" style:family="table-cell" style:parent-style-name="Default">
      <style:table-cell-properties fo:background-color="#ff0000"/>
    </style:style>
    <style:style style:name="Excel_5f_CondFormat_5f_6_5f_2_5f_3" style:display-name="Excel_CondFormat_6_2_3" style:family="table-cell" style:parent-style-name="Default">
      <style:table-cell-properties fo:background-color="#99cc00"/>
    </style:style>
    <style:style style:name="Excel_5f_CondFormat_5f_6_5f_3_5f_1" style:display-name="Excel_CondFormat_6_3_1" style:family="table-cell" style:parent-style-name="Default">
      <style:table-cell-properties fo:background-color="#ff6600"/>
    </style:style>
    <style:style style:name="Excel_5f_CondFormat_5f_6_5f_3_5f_2" style:display-name="Excel_CondFormat_6_3_2" style:family="table-cell" style:parent-style-name="Default">
      <style:table-cell-properties fo:background-color="#ff0000"/>
    </style:style>
    <style:style style:name="Excel_5f_CondFormat_5f_6_5f_3_5f_3" style:display-name="Excel_CondFormat_6_3_3" style:family="table-cell" style:parent-style-name="Default">
      <style:table-cell-properties fo:background-color="#99cc00"/>
    </style:style>
    <style:style style:name="Excel_5f_CondFormat_5f_7_5f_1_5f_1" style:display-name="Excel_CondFormat_7_1_1" style:family="table-cell" style:parent-style-name="Default">
      <style:table-cell-properties fo:background-color="#ff6600"/>
    </style:style>
    <style:style style:name="Excel_5f_CondFormat_5f_7_5f_1_5f_2" style:display-name="Excel_CondFormat_7_1_2" style:family="table-cell" style:parent-style-name="Default">
      <style:table-cell-properties fo:background-color="#ff0000"/>
    </style:style>
    <style:style style:name="Excel_5f_CondFormat_5f_7_5f_1_5f_3" style:display-name="Excel_CondFormat_7_1_3" style:family="table-cell" style:parent-style-name="Default">
      <style:table-cell-properties fo:background-color="#99cc00"/>
    </style:style>
    <style:style style:name="Excel_5f_CondFormat_5f_7_5f_2_5f_1" style:display-name="Excel_CondFormat_7_2_1" style:family="table-cell" style:parent-style-name="Default">
      <style:table-cell-properties fo:background-color="#ff6600"/>
    </style:style>
    <style:style style:name="Excel_5f_CondFormat_5f_7_5f_2_5f_2" style:display-name="Excel_CondFormat_7_2_2" style:family="table-cell" style:parent-style-name="Default">
      <style:table-cell-properties fo:background-color="#ff0000"/>
    </style:style>
    <style:style style:name="Excel_5f_CondFormat_5f_7_5f_2_5f_3" style:display-name="Excel_CondFormat_7_2_3" style:family="table-cell" style:parent-style-name="Default">
      <style:table-cell-properties fo:background-color="#99cc00"/>
    </style:style>
    <style:style style:name="Excel_5f_CondFormat_5f_7_5f_3_5f_1" style:display-name="Excel_CondFormat_7_3_1" style:family="table-cell" style:parent-style-name="Default">
      <style:table-cell-properties fo:background-color="#ff6600"/>
    </style:style>
    <style:style style:name="Excel_5f_CondFormat_5f_7_5f_3_5f_2" style:display-name="Excel_CondFormat_7_3_2" style:family="table-cell" style:parent-style-name="Default">
      <style:table-cell-properties fo:background-color="#ff0000"/>
    </style:style>
    <style:style style:name="Excel_5f_CondFormat_5f_7_5f_3_5f_3" style:display-name="Excel_CondFormat_7_3_3" style:family="table-cell" style:parent-style-name="Default">
      <style:table-cell-properties fo:background-color="#99cc00"/>
    </style:style>
    <style:style style:name="Untitled1" style:family="table-cell" style:parent-style-name="Default">
      <style:table-cell-properties fo:background-color="#99ccff"/>
    </style:style>
    <style:style style:name="Untitled2" style:family="table-cell" style:parent-style-name="Default">
      <style:table-cell-properties fo:background-color="#c5000b"/>
    </style:style>
    <style:style style:name="Untitled3" style:family="table-cell" style:parent-style-name="Default">
      <style:table-cell-properties fo:background-color="#00ae00"/>
    </style:style>
    <style:style style:name="Untitled4" style:family="table-cell" style:parent-style-name="Default">
      <style:table-cell-properties fo:background-color="#800000"/>
    </style:style>
    <style:style style:name="Untitled5" style:family="table-cell" style:parent-style-name="Default">
      <style:table-cell-properties fo:background-color="#b80047"/>
    </style:style>
    <style:style style:name="Untitled6" style:family="table-cell" style:parent-style-name="Default">
      <style:table-cell-properties fo:background-color="#00ae00"/>
    </style:style>
    <style:style style:name="Untitled7" style:family="table-cell" style:parent-style-name="Default">
      <style:table-cell-properties fo:background-color="#c5000b"/>
      <style:text-properties fo:color="#ffffff"/>
    </style:style>
    <style:style style:name="Untitled8" style:family="table-cell" style:parent-style-name="Default">
      <style:table-cell-properties fo:background-color="#008080"/>
    </style:style>
    <style:style style:name="Untitled9" style:family="table-cell" style:parent-style-name="Default">
      <style:table-cell-properties fo:background-color="#33a3a3"/>
    </style:style>
    <style:style style:name="Untitled10" style:family="table-cell" style:parent-style-name="Default">
      <style:table-cell-properties fo:background-color="#c5000b"/>
    </style:style>
    <style:style style:name="Untitled11" style:family="table-cell" style:parent-style-name="Default">
      <style:table-cell-properties fo:background-color="#ffff66"/>
    </style:style>
    <style:style style:name="Untitled12" style:family="table-cell" style:parent-style-name="Default">
      <style:table-cell-properties fo:background-color="#008000"/>
    </style:style>
    <style:style style:name="CategoryHeader" style:family="table-cell" style:parent-style-name="Default">
      <style:table-cell-properties fo:background-color="#000000"/>
      <style:text-properties fo:color="#ffffff" style:font-name="Calibri1" fo:font-size="10pt" fo:font-weight="bold"/>
    </style:style>
    <style:style style:name="bgRED" style:family="table-cell" style:parent-style-name="Default">
      <style:table-cell-properties fo:background-color="#cc0000" fo:border="0.0008in solid #000000"/>
      <style:text-properties fo:font-size="10pt"/>
    </style:style>
    <style:style style:name="bgYELLOW" style:family="table-cell" style:parent-style-name="Default">
      <style:table-cell-properties fo:background-color="#ffff66" fo:border="0.0008in solid #000000"/>
      <style:text-properties fo:font-size="10pt"/>
    </style:style>
    <style:style style:name="bgGREY" style:family="table-cell" style:parent-style-name="Default">
      <style:table-cell-properties fo:background-color="#808080" fo:border="0.0008in solid #000000"/>
      <style:text-properties fo:font-size="10pt"/>
    </style:style>
    <style:style style:name="bgGREEN" style:family="table-cell" style:parent-style-name="Default">
      <style:table-cell-properties fo:background-color="#007826" fo:border="0.0008in solid #000000"/>
      <style:text-properties fo:font-size="10pt"/>
    </style:style>
    <style:style style:name="bgBLUE" style:family="table-cell" style:parent-style-name="Default">
      <style:table-cell-properties fo:background-color="#006699" fo:border="0.0008in solid #000000"/>
      <style:text-properties fo:font-size="10pt"/>
    </style:style>
    <style:style style:name="bgPURPLE" style:family="table-cell" style:parent-style-name="Default">
      <style:table-cell-properties fo:background-color="#663399" fo:border="0.0008in solid #000000"/>
      <style:text-properties fo:font-size="10pt"/>
    </style:style>
    <style:style style:name="bgCYAN" style:family="table-cell" style:parent-style-name="Default">
      <style:table-cell-properties fo:background-color="#336666" fo:border="0.0008in solid #000000"/>
      <style:text-properties fo:font-size="10pt"/>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9">04/19/2015</text:date>, <text:time>19:11:28</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m</meta:initial-creator>
    <meta:creation-date>2009-11-09T15:59:30</meta:creation-date>
    <dc:date>2015-04-19T19:11:28.09</dc:date>
    <meta:generator>OpenOffice/4.1.1$Win32 OpenOffice.org_project/411m6$Build-9775</meta:generator>
    <meta:editing-duration>P3DT1H10M42S</meta:editing-duration>
    <meta:editing-cycles>263</meta:editing-cycles>
    <meta:document-statistic meta:table-count="7" meta:cell-count="2040" meta:object-count="0"/>
  </office:meta>
</office:document-meta>
</file>